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lfaen" svg:font-family="Sylfaen" style:font-family-generic="roman" style:font-pitch="variable" svg:panose-1="1 10 5 2 5 3 6 3 3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701in"/>
    </style:style>
    <style:style style:name="TableColumn3" style:family="table-column">
      <style:table-column-properties style:column-width="0.6763in"/>
    </style:style>
    <style:style style:name="TableColumn4" style:family="table-column">
      <style:table-column-properties style:column-width="0.8902in"/>
    </style:style>
    <style:style style:name="TableColumn5" style:family="table-column">
      <style:table-column-properties style:column-width="0.5055in"/>
    </style:style>
    <style:style style:name="TableColumn6" style:family="table-column">
      <style:table-column-properties style:column-width="0.4701in"/>
    </style:style>
    <style:style style:name="TableColumn7" style:family="table-column">
      <style:table-column-properties style:column-width="0.6458in"/>
    </style:style>
    <style:style style:name="TableColumn8" style:family="table-column">
      <style:table-column-properties style:column-width="0.5625in"/>
    </style:style>
    <style:style style:name="TableColumn9" style:family="table-column">
      <style:table-column-properties style:column-width="0.4013in"/>
    </style:style>
    <style:style style:name="TableColumn10" style:family="table-column">
      <style:table-column-properties style:column-width="0.5597in"/>
    </style:style>
    <style:style style:name="TableColumn11" style:family="table-column">
      <style:table-column-properties style:column-width="0.5902in"/>
    </style:style>
    <style:style style:name="TableColumn12" style:family="table-column">
      <style:table-column-properties style:column-width="0.6152in"/>
    </style:style>
    <style:style style:name="TableColumn13" style:family="table-column">
      <style:table-column-properties style:column-width="0.5013in"/>
    </style:style>
    <style:style style:name="TableColumn14" style:family="table-column">
      <style:table-column-properties style:column-width="0.4513in"/>
    </style:style>
    <style:style style:name="TableColumn15" style:family="table-column">
      <style:table-column-properties style:column-width="0.5715in"/>
    </style:style>
    <style:style style:name="TableColumn16" style:family="table-column">
      <style:table-column-properties style:column-width="0.3763in"/>
    </style:style>
    <style:style style:name="TableColumn17" style:family="table-column">
      <style:table-column-properties style:column-width="0.484in"/>
    </style:style>
    <style:style style:name="TableColumn18" style:family="table-column">
      <style:table-column-properties style:column-width="0.2277in"/>
    </style:style>
    <style:style style:name="Table1" style:family="table" style:master-page-name="MP0">
      <style:table-properties style:width="9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1" style:parent-style-name="Normal" style:family="paragraph">
      <style:paragraph-properties fo:break-before="page"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2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2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2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2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3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3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3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3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3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3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3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3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3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4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4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4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4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4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4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5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5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5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5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6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6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6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6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6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6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6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7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7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7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7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7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7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7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7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7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7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8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8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8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8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8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8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8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8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8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9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9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9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9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9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9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9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9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9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0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0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0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0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0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0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0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0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0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1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1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1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1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1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1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1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1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1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2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2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2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2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3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3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3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3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3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4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4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4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4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4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4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4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4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4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5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5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5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5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5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5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5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5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6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6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6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6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6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6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6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6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6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7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7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7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7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7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7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7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7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7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7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8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8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8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8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84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8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86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8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88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8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90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9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92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9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9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1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19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0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0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0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0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0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1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1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1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1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1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1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1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1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19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2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21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23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25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ableCell227" style:family="table-cell">
      <style:table-cell-properties fo:border="none" style:writing-mode="lr-tb" style:vertical-align="middle" fo:padding-top="0.0416in" fo:padding-left="0.0833in" fo:padding-bottom="0.0416in" fo:padding-right="0.0833in"/>
    </style:style>
    <style:style style:name="P2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29" style:parent-style-name="Normal" style:family="paragraph">
      <style:paragraph-properties fo:break-before="page"/>
      <style:text-properties fo:hyphenate="true"/>
    </style:style>
    <style:style style:name="P23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5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7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0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2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7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15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66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8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18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9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76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84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20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4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22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7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48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60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0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77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8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97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89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19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03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0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17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37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2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01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4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3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1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63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5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3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6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5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91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6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7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0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8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9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0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09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31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07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31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79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31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1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1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03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32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33" style:parent-style-name="DefaultParagraphFont" style:family="text">
      <style:text-properties style:font-name="Sylfaen" style:font-name-asian="Times New Roman" style:font-name-complex="Sylfaen" fo:color="#CE9178" fo:font-size="10.5pt" style:font-size-asian="10.5pt" style:font-size-complex="10.5pt"/>
    </style:style>
    <style:style style:name="T32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3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3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>
              <text:p text:style-name="P21">ID</text:p>
            </table:table-cell>
            <table:table-cell table:style-name="TableCell22">
              <text:p text:style-name="P23">Levy</text:p>
            </table:table-cell>
            <table:table-cell table:style-name="TableCell24">
              <text:p text:style-name="P25">Manufacturer</text:p>
            </table:table-cell>
            <table:table-cell table:style-name="TableCell26">
              <text:p text:style-name="P27">Model</text:p>
            </table:table-cell>
            <table:table-cell table:style-name="TableCell28">
              <text:p text:style-name="P29">Prod. year</text:p>
            </table:table-cell>
            <table:table-cell table:style-name="TableCell30">
              <text:p text:style-name="P31">Category</text:p>
            </table:table-cell>
            <table:table-cell table:style-name="TableCell32">
              <text:p text:style-name="P33">Leather interior</text:p>
            </table:table-cell>
            <table:table-cell table:style-name="TableCell34">
              <text:p text:style-name="P35">Fuel type</text:p>
            </table:table-cell>
            <table:table-cell table:style-name="TableCell36">
              <text:p text:style-name="P37">Engine volume</text:p>
            </table:table-cell>
            <table:table-cell table:style-name="TableCell38">
              <text:p text:style-name="P39">Mileage</text:p>
            </table:table-cell>
            <table:table-cell table:style-name="TableCell40">
              <text:p text:style-name="P41">Gear box type</text:p>
            </table:table-cell>
            <table:table-cell table:style-name="TableCell42">
              <text:p text:style-name="P43">Wheel</text:p>
            </table:table-cell>
            <table:table-cell table:style-name="TableCell44">
              <text:p text:style-name="P45">Color</text:p>
            </table:table-cell>
            <table:table-cell table:style-name="TableCell46">
              <text:p text:style-name="P47">Airbags</text:p>
            </table:table-cell>
            <table:table-cell table:style-name="TableCell48">
              <text:p text:style-name="P49">Age</text:p>
            </table:table-cell>
            <table:table-cell table:style-name="TableCell50">
              <text:p text:style-name="P51">Turbo</text:p>
            </table:table-cell>
            <table:table-cell table:style-name="TableCell52">
              <text:p text:style-name="P53"/>
            </table:table-cell>
          </table:table-row>
        </table:table-header-rows>
        <table:table-row table:style-name="TableRow54">
          <table:table-cell table:style-name="TableCell55">
            <text:p text:style-name="P56">3246</text:p>
          </table:table-cell>
          <table:table-cell table:style-name="TableCell57">
            <text:p text:style-name="P58">-12.294766</text:p>
          </table:table-cell>
          <table:table-cell table:style-name="TableCell59">
            <text:p text:style-name="P60">1032</text:p>
          </table:table-cell>
          <table:table-cell table:style-name="TableCell61">
            <text:p text:style-name="P62">12446</text:p>
          </table:table-cell>
          <table:table-cell table:style-name="TableCell63">
            <text:p text:style-name="P64">8144</text:p>
          </table:table-cell>
          <table:table-cell table:style-name="TableCell65">
            <text:p text:style-name="P66">2012</text:p>
          </table:table-cell>
          <table:table-cell table:style-name="TableCell67">
            <text:p text:style-name="P68">14435</text:p>
          </table:table-cell>
          <table:table-cell table:style-name="TableCell69">
            <text:p text:style-name="P70">0</text:p>
          </table:table-cell>
          <table:table-cell table:style-name="TableCell71">
            <text:p text:style-name="P72">19650</text:p>
          </table:table-cell>
          <table:table-cell table:style-name="TableCell73">
            <text:p text:style-name="P74">1.2</text:p>
          </table:table-cell>
          <table:table-cell table:style-name="TableCell75">
            <text:p text:style-name="P76">69000.0</text:p>
          </table:table-cell>
          <table:table-cell table:style-name="TableCell77">
            <text:p text:style-name="P78">20953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22088</text:p>
          </table:table-cell>
          <table:table-cell table:style-name="TableCell83">
            <text:p text:style-name="P84">6</text:p>
          </table:table-cell>
          <table:table-cell table:style-name="TableCell85">
            <text:p text:style-name="P86">8</text:p>
          </table:table-cell>
          <table:table-cell table:style-name="TableCell87">
            <text:p text:style-name="P88">0</text:p>
          </table:table-cell>
        </table:table-row>
        <table:table-row table:style-name="TableRow89">
          <table:table-cell table:style-name="TableCell90">
            <text:p text:style-name="P91">17143</text:p>
          </table:table-cell>
          <table:table-cell table:style-name="TableCell92">
            <text:p text:style-name="P93">0.383298</text:p>
          </table:table-cell>
          <table:table-cell table:style-name="TableCell94">
            <text:p text:style-name="P95">765</text:p>
          </table:table-cell>
          <table:table-cell table:style-name="TableCell96">
            <text:p text:style-name="P97">17678</text:p>
          </table:table-cell>
          <table:table-cell table:style-name="TableCell98">
            <text:p text:style-name="P99">22873</text:p>
          </table:table-cell>
          <table:table-cell table:style-name="TableCell100">
            <text:p text:style-name="P101">2015</text:p>
          </table:table-cell>
          <table:table-cell table:style-name="TableCell102">
            <text:p text:style-name="P103">18028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26513</text:p>
          </table:table-cell>
          <table:table-cell table:style-name="TableCell108">
            <text:p text:style-name="P109">2.0</text:p>
          </table:table-cell>
          <table:table-cell table:style-name="TableCell110">
            <text:p text:style-name="P111">33300.0</text:p>
          </table:table-cell>
          <table:table-cell table:style-name="TableCell112">
            <text:p text:style-name="P113">20953</text:p>
          </table:table-cell>
          <table:table-cell table:style-name="TableCell114">
            <text:p text:style-name="P115">1</text:p>
          </table:table-cell>
          <table:table-cell table:style-name="TableCell116">
            <text:p text:style-name="P117">22088</text:p>
          </table:table-cell>
          <table:table-cell table:style-name="TableCell118">
            <text:p text:style-name="P119">4</text:p>
          </table:table-cell>
          <table:table-cell table:style-name="TableCell120">
            <text:p text:style-name="P121">5</text:p>
          </table:table-cell>
          <table:table-cell table:style-name="TableCell122">
            <text:p text:style-name="P123">0</text:p>
          </table:table-cell>
        </table:table-row>
        <table:table-row table:style-name="TableRow124">
          <table:table-cell table:style-name="TableCell125">
            <text:p text:style-name="P126">8823</text:p>
          </table:table-cell>
          <table:table-cell table:style-name="TableCell127">
            <text:p text:style-name="P128">-0.348127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19014</text:p>
          </table:table-cell>
          <table:table-cell table:style-name="TableCell133">
            <text:p text:style-name="P134">15601</text:p>
          </table:table-cell>
          <table:table-cell table:style-name="TableCell135">
            <text:p text:style-name="P136">2010</text:p>
          </table:table-cell>
          <table:table-cell table:style-name="TableCell137">
            <text:p text:style-name="P138">18028</text:p>
          </table:table-cell>
          <table:table-cell table:style-name="TableCell139">
            <text:p text:style-name="P140">0</text:p>
          </table:table-cell>
          <table:table-cell table:style-name="TableCell141">
            <text:p text:style-name="P142">19650</text:p>
          </table:table-cell>
          <table:table-cell table:style-name="TableCell143">
            <text:p text:style-name="P144">1.8</text:p>
          </table:table-cell>
          <table:table-cell table:style-name="TableCell145">
            <text:p text:style-name="P146">190000.0</text:p>
          </table:table-cell>
          <table:table-cell table:style-name="TableCell147">
            <text:p text:style-name="P148">20953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23684</text:p>
          </table:table-cell>
          <table:table-cell table:style-name="TableCell153">
            <text:p text:style-name="P154">12</text:p>
          </table:table-cell>
          <table:table-cell table:style-name="TableCell155">
            <text:p text:style-name="P156">10</text:p>
          </table:table-cell>
          <table:table-cell table:style-name="TableCell157">
            <text:p text:style-name="P158">0</text:p>
          </table:table-cell>
        </table:table-row>
        <table:table-row table:style-name="TableRow159">
          <table:table-cell table:style-name="TableCell160">
            <text:p text:style-name="P161">19180</text:p>
          </table:table-cell>
          <table:table-cell table:style-name="TableCell162">
            <text:p text:style-name="P163">0.290441</text:p>
          </table:table-cell>
          <table:table-cell table:style-name="TableCell164">
            <text:p text:style-name="P165">1076</text:p>
          </table:table-cell>
          <table:table-cell table:style-name="TableCell166">
            <text:p text:style-name="P167">25206</text:p>
          </table:table-cell>
          <table:table-cell table:style-name="TableCell168">
            <text:p text:style-name="P169">18647</text:p>
          </table:table-cell>
          <table:table-cell table:style-name="TableCell170">
            <text:p text:style-name="P171">2020</text:p>
          </table:table-cell>
          <table:table-cell table:style-name="TableCell172">
            <text:p text:style-name="P173">18028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14078</text:p>
          </table:table-cell>
          <table:table-cell table:style-name="TableCell178">
            <text:p text:style-name="P179">2.0</text:p>
          </table:table-cell>
          <table:table-cell table:style-name="TableCell180">
            <text:p text:style-name="P181">5305.0</text:p>
          </table:table-cell>
          <table:table-cell table:style-name="TableCell182">
            <text:p text:style-name="P183">20953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17467</text:p>
          </table:table-cell>
          <table:table-cell table:style-name="TableCell188">
            <text:p text:style-name="P189">4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16042</text:p>
          </table:table-cell>
          <table:table-cell table:style-name="TableCell197">
            <text:p text:style-name="P198">-1.539538</text:p>
          </table:table-cell>
          <table:table-cell table:style-name="TableCell199">
            <text:p text:style-name="P200">1058</text:p>
          </table:table-cell>
          <table:table-cell table:style-name="TableCell201">
            <text:p text:style-name="P202">21889</text:p>
          </table:table-cell>
          <table:table-cell table:style-name="TableCell203">
            <text:p text:style-name="P204">28855</text:p>
          </table:table-cell>
          <table:table-cell table:style-name="TableCell205">
            <text:p text:style-name="P206">2012</text:p>
          </table:table-cell>
          <table:table-cell table:style-name="TableCell207">
            <text:p text:style-name="P208">27678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26513</text:p>
          </table:table-cell>
          <table:table-cell table:style-name="TableCell213">
            <text:p text:style-name="P214">3.5</text:p>
          </table:table-cell>
          <table:table-cell table:style-name="TableCell215">
            <text:p text:style-name="P216">193267.0</text:p>
          </table:table-cell>
          <table:table-cell table:style-name="TableCell217">
            <text:p text:style-name="P218">20953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>23684</text:p>
          </table:table-cell>
          <table:table-cell table:style-name="TableCell223">
            <text:p text:style-name="P224">12</text:p>
          </table:table-cell>
          <table:table-cell table:style-name="TableCell225">
            <text:p text:style-name="P226">8</text:p>
          </table:table-cell>
          <table:table-cell table:style-name="TableCell227">
            <text:p text:style-name="P228">0</text:p>
          </table:table-cell>
        </table:table-row>
      </table:table>
      <text:p text:style-name="Normal"><text:s/>'RX 450’ , ‘Equinox’ , ‘FIT’ , ‘Santa FE’ , ‘RX 350’ , ‘Transit’ , ‘Elantra’ , ‘Prius’ , ‘Camry’ , ‘Vectra’ , ‘E 220’ , ‘Highlander’ , ‘Vito’ , ‘Cayenne’ , ‘X5’ , ‘Grand Cherokee’ , ‘CHR Limited’ , ‘H1’ , ‘Jetta’ , ‘Sonata’ , ‘Prius C’ , ‘Aqua’ , ‘Escape Hybrid’ , ‘Civic’ , ‘Megane 1.5CDI’ , ‘Q5’ , ‘C 180’ , ‘GLA 250’ , ‘Cruze LT’ , ‘Fusion’ , ‘VOXY’ , ‘Juke’ , ‘A 160’ , ‘Tucson’ , ‘Vitz’ , ‘Captiva’ , ‘Mustang’ , ‘Yaris’ , ‘Cr-v’ , ‘Cruze’ , ‘Orlando’ , ‘GL 63 AMG’ , ‘Lacetti’ , ‘428 Sport Line’ , ‘Patrol’ , ‘E 320’ , ‘Genesis’ , ‘GX 460’ , ‘Sprinter’ , ‘Focus SE’ , ‘Picanto’ , ‘328’ , ‘Explorer’ , ‘Airtrek’ , ‘E 500 AMG’ , ‘Korando’ , ‘C 220’ , ‘Serena’ , ‘RAV 4’ , ‘Pajero’ , ‘E 300’ , ‘TERRAIN’ , ‘208’ , ‘Hr-v EX’ , ‘500’ , ‘Elantra sport limited’ , ‘Sienna’ , ‘A 170’ , ‘NX 300’ , ‘REXTON’ , ‘Tacoma’ , ‘Carnival grand’ , ‘QX60’ , ‘Passat’ , ‘E 240 E 240’ , ‘C 250’ , ‘Vitz funkargo’ , ‘325’ , ‘Pathfinder’ , ‘Delica’ , ‘Vaneo’ , ‘Camry Se’ , ‘Patrol Y60’ , ‘A7’ , ‘E 350’ , ‘I30’ , ‘Altima’ , ‘Grand Vitara’ , ‘CT 200h’ , ‘Panamera’ , ‘Veloster’ , ‘RAV 4 XLE Sport’ , ‘CLS 550’ , ‘Avalanche’ , ‘Avalon LIMITED’ , ‘Cerato K3’ , ‘GX 470’ , ‘Astra G’ , ‘Ist’ , ‘Corolla’ , ‘Rogue’ , ‘MPV’ , ‘530’ , ‘GS 350’ , ‘Sharan’ , ‘Tiida’ , ‘C 300’ , ‘Actyon’ , ‘Elgrand’ , ‘CLS 500’ , ‘S 350’ , ‘RAV 4 Le’ , ‘Zafira’ , ‘Vectra b’ , ‘C 200’ , ‘CHR’ , ‘E 350 ამგ’ , ‘CLK 320’ , ‘Forester’ , ‘Avalon’ , ‘ML 250’ , ‘318’ , ‘Outlander’ , ‘Camry SE’ , ‘E 200’ , ‘Insight’ , ‘Stream’ , ‘Malibu’ , ‘I’ , ‘GTI’ , ‘Colt’ , ‘Pajero Mini’ , ‘C-MAX’ , ‘750’ , ‘RAV 4 s p o r t’ , ‘RX 400’ , ‘E 250’ , ‘GLC 300’ , ‘Navigator’ , ‘Fusion Titanium’ , ‘Jimny’ , ‘Aveo’ , ‘X6’ , ‘Aqua S’ , ‘1111’ , ‘Escape’ , ‘NX 200’ , ‘Astra’ , ‘32214’ , ‘GLE 350’ , ‘Shuttle’ , ‘C 240’ , ‘Legacy’ , ‘328 Xdrive’ , ‘E 240’ , ‘Taurus’ , ‘535 M PAKET’ , ‘S 500 long’ , ‘525’ , ‘ML 350’ , ‘A4 premium’ , ‘Kizashi’ , ‘Element’ , ‘C1’ , ‘X-Trail’ , ‘RIO’ , ‘Discovery’ , ‘Vento’ , ‘C 200 2.0’ , ‘ML 550 4.7’ , ‘Corolla IM’ , ‘CLK 240’ , ‘Fiesta’ , ‘Cooper’ , ‘Combo’ , ‘520’ , ‘Challenger’ , ‘RX 300’ , ‘Optima’ ,<text:s/><text:soft-page-break/>‘320’ , ‘RX 400 HYBRID’ , ‘Pajero IO’ , ‘528 i’ , ‘A4’ , ‘Odyssey’ , ‘L 200’ , ‘Insight EX’ , ‘Fiesta 1.6’ , ‘Focus’ , ‘Teana’ , ‘Scenic’ , ‘Spark’ , ‘March’ , ‘Wrangler’ , ‘HS 250h Hybrid’ , ‘Sonata SPORT’ , ‘Elantra SE’ , ‘Rogue Sport’ , ‘Auris’ , ‘FJ Cruiser’ , ‘Volt’ , ‘M3’ , ‘SOUL’ , ‘500C Lounge’ , ‘Montero’ , ‘Cruze ltz’ , ‘X5 x5’ , ‘Ipsum’ , ‘Countryman’ , ‘Corolla 04’ , ‘SLK 230’ , ‘Rogue SL’ , ‘A6’ , ‘Q3’ , ‘Accent’ , ‘Frontier’ , ‘Grandeur’ , ‘Stella’ , ‘Hr-v’ , ‘Prius 2014’ , ‘Dart Limited’ , ‘Golf’ , ‘XF’ , ‘IS 200’ , ‘330’ , ‘Fusion TITANIUM’ , ‘Freelander’ , ‘Compass’ , ‘Transit Connect’ , ‘XV’ , ‘Aqua g soft leather sele’ , ‘Meriva’ , ‘Prius V’ , ‘Sorento’ , ‘114’ , ‘535’ , ‘Passo’ , ‘ES 300’ , ‘Sportage’ , ‘320 DIESEL’ , ‘318 სასწრაფოდ’ , ‘Rodeo’ , ‘A5’ , ‘FIT Sport’ , ‘Carnival’ , ‘Step Wagon Pada’ , ‘Tundra’ , ‘Dart GT 2.4’ , ‘Vectra B’ , ‘A3 PREMIUM’ , ‘Tourneo Connect’ , ‘kona’ , ‘IS 250’ , ‘Cruze LTZ’ , ‘CLK 320 AMG’ , ‘730 3.0’ , ‘ISIS’ , ‘Matiz’ , ‘S 550’ , ‘E 230’ , ‘X-Terra’ , ‘Sprinter 411’ , ‘E 500’ , ‘X5 M’ , ‘Camaro’ , ‘S 550 ჰიბრიდი’ , ‘CLS 350’ , ‘Transit 350T’ , ‘435’ , ‘Polo’ , ‘911’ , ‘CLA 250’ , ‘Ist 1.5’ , ‘2107’ , ‘Note’ , ‘Harrier’ , ‘Ceed’ , ‘X6 M’ , ‘Camry se’ , ‘Kyron’ , ‘Octavia’ , ‘Sequoia’ , ‘Mazda 3 SPORT’ , ‘Range Rover’ , ‘IX35’ , ‘Tiida 2008’ , ‘Minica’ , ‘Sentra’ , ‘GL 550’ , ‘Yukon’ , ‘325 CI’ , ‘335’ , ‘A 190’ , ‘Jetta სპორტ’ , ‘Corolla LE’ , ‘428’ , ‘Transit Connect ბენზინი’ , ‘Elantra limited’ , ‘Camry S’ , ‘FIT SPORT’ , ‘X5 3.5’ , ‘Ipsum S’ , ‘TLX’ , ‘Cooper S Cabrio R56’ , ‘Crafter’ , ‘Prius plugin’ , ‘Terios’ , ‘Cadenza’ , ‘Sonata 2.0t’ , ‘Defender 90 Cabrio’ , ‘E 280’ , ‘Sonata S’ , ‘GL 450’ , ‘B 170’ , ‘Cerato’ , ‘PT Cruiser’ , ‘Astra 1600’ , ‘Sonata blue edition’ , ‘320 M’ , ‘Sprinter VAN’ , ‘CLK 430’ , ‘IS 350’ , ‘Civic EX’ , ‘Fuga’ , ‘MKZ’ , ‘528’ , ‘Cruze strocna’ , ‘Countryman S’ , ‘Tiida AXIS’ , ‘CLK 200’ , ‘Swift’ , ‘Volt premier’ , ‘Viano’ , ‘HS 250h’ , ‘CT 200h F-sport’ , ‘316 i’ , ‘Century’ , ‘Mazda 3’ , ‘Outback’ , ‘E 550’ , ‘Legacy B4 twin turbo’ , ‘Avenger’ , ‘740’ , ‘A8’ , ‘Atenza’ , ‘Tiguan’ , ‘Astra BERTONE’ , ‘FIT Hbrid’ , ‘Cherokee’ , ‘Verso’ , ‘Golf 6’ , ‘230’ , ‘Bluebird’ , ‘Land Cruiser Prado’ , ‘120’ , ‘CLK 230 .’ , ‘Liana’ , ‘C 280’ , ‘Alphard’ , ‘Passport’ , ‘ColtPlus’ , ‘A4 S line’ , ‘Camry XLE’ , ‘Sonata hybrid’ , ‘Liberty’ , ‘Corsa’ , ‘Fit Aria’ , ‘1000’ , ‘Versa’ , ‘Grandis’ , ‘E 430’ , ‘FIT S’ , ‘Inspire’ , ‘Town Car’ , ‘Venza’ , ‘RVR’ , ‘Town and Country’ , ‘XV LIMITED’ , ‘Model X’ , ‘R 350’ , ‘Corolla S’ , ‘Traverse’ , ‘Demio’ , ‘Jetta GLI’ , ‘ML 350 4 MATIC’ , ‘CLK 55 AMG’ , ‘CX-5’ , ‘A 140’ , ‘YRV’ , ‘Allante’ , ‘C 230’ , ‘Combo 2001’ , ‘S 500’ , ‘540 I’ , ‘Fusion phev’ , ‘500 Abarth’ , ‘206’ , ‘Mazda 6’ , ‘Fred’ , ‘Altezza’ , ‘Mirage’ , ‘C 320 CDI’ , ‘2106’ , ‘LS 460’ , ‘550’ , ‘Escape Titanium’ , ‘C30 2010’ , ‘Micra’ , ‘X5 XDRIVE’ , ‘535 i’ , ‘C 200 7G-TRONIC’ , ‘Astra g’ , ‘IVECO DAYLY’ , ‘ML 280 სასწრაფოდ’ , ‘Camry SPORT’ , ‘Impala’ , ‘Impreza’ , ‘Acadia’ , ‘Cruze Premier’ , ‘UP’ , ‘Clio’ , ‘Outlander SPORT’ , ‘500L LONG’ , ‘CX-9’ , ‘XL7’ , ‘Passat sel’ , ‘FIT HIBRID’ , ‘H6’ , ‘CC R line’ , ‘Mazda 6 TOURING’ , ‘CLA 45 AMG’ , ‘Caliber’ , ‘Murano’ , ‘Transit CL’ , ‘523’ , ‘320 i’ , ‘Escape 3.0’ , ‘C 36 AMG’ , ‘Transit Fff’ , ‘Gentra’ , ‘316’ , ‘Pilot’ , ‘5.30E+62’ , ‘CC 2.0 T’ , ‘BRZ’ , ‘Touareg’ , ‘1500’ , ‘GLE 63 AMG’ , ‘Grand Cherokee Saiubileo’ , ‘Smart Fortwo’ , ‘Skyline’ , ‘500 Sport’ , ‘Golf TDI’ , ‘Camry sport’ , ‘Demio evropuli’ , ‘X3’ , ‘CLS 550 550’ , ‘Equinox LT’ , ‘Outlander SE’ , ‘E 270 AVANGARDI’ , ‘Wingroad’ , ‘Passat R-line’ , ‘X5 e53’ , ‘Pacifica’ , ‘Doblo’ , ‘Allroad’ , ‘E 350 212’ , ‘Panamera S’ , ‘XJ’ , ‘Forester SH’ , ‘Outlander Sport’ , ‘Caddy’ , ‘Transit S’ , ‘C-MAX HYBRID’ , ‘435 CUPE’ , ‘ML 500’ , ‘G 55 AMG’ , ‘ML 270’ , ‘LX 470’ , ‘CLK 200 Kompressor’ , ‘Elysion’ , ‘Transit 135’ , ‘Samurai’ , ‘M5 Japan’ , ‘Caldina’ , ‘Aqua s’ , ‘Elantra LIMITED’ , ‘607’ , ‘Astra H’ , ‘Megane GT Line’ , ‘CLS 350 AMG’ , ‘Q5 S-line’ , ‘X1’ , ‘CLK 270’ , ‘Elantra GT’ , ‘Cruze RS’ , ‘MKZ hybrid’ , ‘130’ , ‘X-Trail X-trail’ , ‘Hilux Surf’ , ‘200’ , ‘VehiCross’ , ‘CC’ , ‘Prius C Navigation’ , ‘E 350 w211’ , ‘Expedition’ , ‘Accord’ , ‘Sonata HYBRID’ , ‘ML 320’ , ‘Hilux’ , ‘Range Rover Evoque’ , ‘Prius V ALPINA’ , ‘Sprinter 315CDI’ , ‘Taurus interceptor’ , ‘RIO lx’ , ‘X5 XDRIVE 35D’ , ‘Jetta SEL’ , ‘ES 350’ , ‘G 300’ , ‘RX 450 H’ , ‘Highlander sport’ , ‘Focus TITANIUM’ , ‘Forte’ , ‘Accord CL9 type S’ , ‘500 turbo’ , ‘Aqua L paketi’ , ‘Santa FE Ultimate’ , ‘Sprinter 311’ , ‘320 Gran Turismo’ , ‘E 280 CDI’ , ‘Outlander sport’ , ‘311’ , ‘Vito 2.2’ , ‘535 Twinturbo’ , ‘416’ , ‘Avensis’ , ‘Sonata Hibrid’ , ‘Prius s’ , ‘RIO lX’ , ‘QX80’ , ‘Prius BLUG-IN’ , ‘Q7’ , ‘Presage RIDER’ , ‘Yaris IA’ , ‘E 300 AVANTGARDE-LTD’ , ‘Escalade’ , ‘H2’ , ‘550 GT’ , ‘290’ , ‘X5 X-Drive’ , ‘Getz’ , ‘500C’ , ‘R 320’ , ‘Land Rover Sport’ , ‘Edge’ , ‘MDX’ , ‘128 M tech’ , ‘Encore’ , ‘Megane’ , ‘FIT HYBRYD’ , ‘CL 550’ , ‘X3 3.5i’ , ‘E 350 AMG’ , ‘Estima’ ,<text:s/><text:soft-page-break/>‘C 220 CDI’ , ‘Elantra gt’ , ‘550 F10’ , ‘Focus ST’ , ‘Camry sporti’ , ‘G20’ , ‘Sonic’ , ‘545’ , ‘FX35’ , ‘X5 4,4i’ , ‘320 2.2’ , ‘Cruze LS’ , ‘Camry HYBRID’ , ‘E 350 4 Matic AMG Packag’ , ‘645 CI’ , ‘CTS’ , ‘Lancer’ , ‘Camry LE’ , ‘Fortuner’ , ‘CT 200h F SPORT’ , ‘Maverick’ , ‘Laguna’ , ‘Elantra Limited’ , ‘225’ , ‘S-max’ , ‘525 i’ , ‘F-type’ , ‘GL 320 bluetec’ , ‘100’ , ‘Quest 2016’ , ‘320 2.0’ , ‘2121 (Niva)’ , ‘Impreza G4’ , ‘FIT fit’ , ‘Passat SE’ , ‘Sienta’ , ‘iA isti’ , ‘Elantra GLS / LIMITED’ , ‘320 320’ , ‘Avalon limited’ , ‘Optima X’ , ‘3796’ , ‘Smart’ , ‘C 320’ , ‘Touran’ , ‘Omega B’ , ‘Corsa Corsa’ , ‘Vectra C’ , ‘E 220 cdi’ , ‘Countryman s’ , ‘GL 350’ , ‘Demio 12’ , ‘Tucson TURBO’ , ‘535 comfort-sport’ , ‘500 46 ml’ , ‘Vitz RS’ , ‘500 Lounge’ , ‘XC90’ , ‘Agila’ , ‘525 525’ , ‘Optima Hybrid’ , ‘G 320’ , ‘Crosstrek’ , ‘CLS 63 AMG’ , ‘R 350 BLUETEC’ , ‘Golf 4’ , ‘Cruze sonic’ , ‘Nubira’ , ‘Axela’ , ‘X5 3.0’ , ‘Scirocco’ , ‘745 i’ , ‘A3’ , ‘320 I’ , ‘Renegade’ , ‘GONOW’ , ‘S 350 Longia’ , ‘Fun Cargo’ , ‘Cruze L T’ , ‘C-MAX SEL’ , ‘Vitara’ , ‘Aqua G klas’ , ‘735’ , ‘Fusion SE’ , ‘NEW Beetle’ , ‘116’ , ‘328 sulev’ , ‘Sorento SX’ , ‘M5’ , ‘4Runner’ , ‘Corolla Im’ , ‘Kangoo’ , ‘Aerio SX’ , ‘C 230 2.5’ , ‘CLS 55 AMG’ , ‘Highlander 2.4 lit’ , ‘Camry Le’ , ‘Omega’ , ‘CERVO’ , ‘Sprinter Maxi-ს Max’ , ‘Sonata LPG’ , ‘Camry Hybrid’ , ‘Kizashi sporti’ , ‘Montero Sport’ , ‘X1 28Xdrive’ , ‘Malibu LT’ , ‘X5 restilling’ , ‘Focus Fokusi’ , ‘Premacy’ , ‘Fabia’ , ‘SX4’ , ‘IS 250 რესტაილინგი’ , ‘335 335i’ , ‘RX 400 RESTAILING’ , ‘tC’ , ‘EX37’ , ‘Prius ფლაგინი’ , ‘CX-5 Touring’ , ‘Edix’ , ‘ML 350 BLUETEC’ , ‘750 4.8’ , ‘Veloster R-spec’ , ‘Ramcharger’ , ‘Azera’ , ‘Transit Custom’ , ‘RDX’ , ‘960’ , ‘Elysion 3.0’ , ‘Zafira B’ , ‘Prius 1.5I’ , ‘ML 270 CDI’ , ‘Civic Ferio’ , ‘Jetta TDI’ , ‘S 63 AMG’ , ‘Caravan’ , ‘Optima ECO’ , ‘Patriot’ , ‘Sonata Hybrid’ , ‘C 200 KOMPRESSOR’ , ‘X5 rest’ , ‘Escudo’ , ‘Verisa’ , ‘Kicks’ , ‘ATS’ , ‘Mark X’ , ‘Vitara GL+’ , ‘X1 X-Drive’ , ‘Yaris iA’ , ‘Focus Flexfuel’ , ‘Aqua G’ , ‘Swift Sport’ , ‘Leon’ , ‘300’ , ‘Duster’ , ‘Q7 sport’ , ‘Transit Connect Prastoi’ , ‘Verisa 2007’ , ‘Camry sport se’ , ‘ML 280’ , ‘Highlander LIMITED’ , ‘Grand Cherokee LAREDO’ , ‘E 270 CDI’ , ‘Passat Se’ , ‘X5 3.0i’ , ‘Camry XV50’ , ‘G 350’ , ‘3.25E+48’ , ‘911 meqanika’ , ‘645’ , ‘GL 320’ , ‘LX 570’ , ‘24’ , ‘Transit T330’ , ‘Prius ჰიბრიდი’ , ‘Escape SE’ , ‘3.20E+38’ , ‘Combo TDI’ , ‘E 50’ , ‘Aqua HIBRID’ , ‘Celica’ , ‘S 320’ , ‘ML 350 3.7’ , ‘Escape მერკური მერინერი’ , ‘macan’ , ‘Niro’ , ‘X-Trail gt’ , ‘C 400’ , ‘535 Diesel’ , ‘RAV 4 SPORT’ , ‘Carisma’ , ‘Vectra c’ , ‘Malibu eco’ , ‘31514’ , ‘Forester stb’ , ‘EcoSport SE’ , ‘FIT Premiym’ , ‘Legacy Bl5’ , ‘Prius TSS LIMITED’ , ‘Cooper r50’ , ‘C8’ , ‘Cr-v Cr-v’ , ‘Elantra Gt’ , ‘Suburban’ , ‘A3 4X4’ , ‘100 NX’ , ‘Focus Titanium’ , ‘Prius S’ , ‘Land Cruiser’ , ‘Vitz i.ll’ , ‘RAV 4 XLE’ , ‘GLK 300’ , ‘Musa’ , ‘1500,1600 Schtufenheck’ , ‘E 420’ , ‘270’ , ‘C 250 luxury’ , ‘Passat sport’ , ‘E 320 4×4’ , ‘Jetta se’ , ‘500L’ , ‘C-MAX C-MAX’ , ‘X1 4X4’ , ‘530 GT’ , ‘Land Cruiser Prado RX’ , ‘GLK 350’ , ‘M6’ , ‘325 i’ , ‘190’ , ‘C 300 4matic’ , ‘Focus se’ , ‘i3’ , ‘535 I’ , ‘FIT RS MODELI’ , ‘C 250 1.8 ტურბო’ , ‘C4’ , ‘Kicks SR’ , ‘Caliber sxt’ , ‘X-type’ , ‘Cefiro’ , ‘CR-Z ჰიბრიდი’ , ‘RC F’ , ‘A6 С6’ , ‘C-MAX PREMIUM’ , ‘A 140 140’ , ‘328 DRIFT CAR’ , ‘Forester XT’ , ‘GX 470 470’ , ‘Cruze Cruze’ , ‘328 i’ , ‘ML 350 4matic’ , ‘Tucson Limited’ , ‘Ghibli’ , ‘3110’ , ‘GL 350 BLUETEC’ , ‘Ignis’ , ‘Camaro LS’ , ‘Corolla ECO’ , ‘Catera’ , ‘Cayman’ , ‘Tiida 15 M’ , ‘E 350 4 MATIC’ , ‘630’ , ‘H3’ , ‘Golf Gti’ , ‘Dart’ , ‘Elantra Se’ , ‘Demio mazda2’ , ‘745’ , ‘Neon’ , ‘A4 B6’ , ‘Astra GE’ , ‘Octavia Scout’ , ‘IS 300’ , ‘A6 UNIVERSAL’ , ‘Mariner’ , ‘Mustang cabrio’ , ‘500 sport’ , ‘Jetta SE’ , ‘CLK 280’ , ‘FIT RS’ , ‘500 s’ , ‘Eclipse’ , ‘Move’ , ‘C5’ , ‘3.18E+38’ , ‘C 230 kompresor’ , ‘Vanette’ , ‘Q5 Prestige’ , ‘09-Mar’ , ‘Jetta 2.0’ , ‘322173’ , ‘Hiace’ , ‘S 430’ , ‘Discovery LR3’ , ‘Citan’ , ‘ColtPlus Plus’ , ‘Passat RLAINI’ , ‘Alto Lapin’ , ‘Outlander სპორტ’ , ‘Countryman S turbo’ , ‘4Runner LIMITED’ , ‘Prius V HYBRID’ , ‘RAV 4 LIMITED’ , ‘Malibu Hybrid’ , ‘CLK 230’ , ‘B 220’ , ‘E 320 4matic’ , ‘GS 300’ , ‘650’ , ‘Camry sel’ , ‘Elantra 2014’ , ‘520 I’ , ‘Belta’ , ‘CLK 200 200’ , ‘Transit Tourneo’ , ‘Trax’ , ‘C-MAX SE’ , ‘Demio Sport’ , ‘IS 250 TURBO’ , ‘Silverado’ , ‘280’ , ‘F150’ , ‘CX-3’ , ‘525 ///M’ , ‘Volt Full Packet’ , ‘Fred HIBRIDI’ , ‘Forester 4x4’ , ‘Juke Nismo RS’ , ‘E 270 4’ , ‘Phaeton’ , ‘Quest’ , ‘Millenia’ , ‘Lancer GT’ , ‘250’ , ‘TSX’ , ‘Prius 9’ , ‘ML 320 cdi’ , ‘A6 QUATTRO’ , ‘730’ , ‘318 m’ , ‘CR-Z’ , ‘March Rafeet’ , ‘E 200 w210’ , ‘318 რესტაილინგი’ , ‘Juke Nismo’ , ‘Range Rover VOGUE’ , ‘Lantra’ , ‘X3 SDRIVE’ , ‘FIT RS MUGEN’ , ‘C70’ , ‘JX35’ , ‘Forester CrossSport’ , ‘GL 350 BLUTEC’ , ‘XL7 limited’ , ‘GL 450 3.0’ , ‘Outback Limited’ , ‘X5 Japan’ , ‘C 250 A.M.G’ , ‘Optima HYBRID’ , ‘XC90 3.2 AWD’ , ‘S 400’ , ‘Sintra’ , ‘Rx-8’ ,<text:s/><text:soft-page-break/>‘535 535’ , ‘550 M Packet’ , ‘Transit 100LD’ , ‘Forester cross sport’ , ‘Maxima’ , ‘Chariot’ , ‘Passat pasat’ , ‘C 250 AMG’ , ‘Gloria’ , ‘Wish’ , ‘Legacy bl5’ , ‘C 180 komp’ , ‘Yaris RS’ , ‘F50’ , ‘CL 500’ , ‘240’ , ‘118’ , ‘Sportage SX’ , ‘X-Trail NISSAN X TRAIL R’ , ‘Wrangler ARB’ , ‘Astra suzuki mr wagon’ , ‘Pajero MONTERO’ , ‘Range Rover Evoque 2.0’ , ‘Sonata Limited’ , ‘S80’ , ‘Tucson Se’ , ‘Sprinter 313CDI’ , ‘Camry XLEi’ , ‘Captur QM3 Samsung’ , ‘300 LIMITED’ , ‘Passat 2.0 tfsi’ , ‘RS6’ , ‘Jetta SPORT’ , ‘Sonata 2.4L’ , ‘RAM’ , ‘LATIO’ , ‘CC sport’ , ‘Pajero 2.5diezel’ , ‘ML 350 370’ , ‘Prius 11’ , ‘370Z’ , ‘Explorer Turbo japan’ , ‘Fusion Bybrid’ , ‘Vesta’ , ‘Lupo iaponuri’ , ‘118 2,0’ , ‘C 180 2.0’ , ‘Golf 1.8’ , ‘X-Trail NISMO’ , ‘Step Wagon’ , ‘Lantra LIMITED’ , ‘Land Cruiser 100’ , ‘Veloster Turbo’ , ‘E 320 bluetec’ , ‘Volt PREMIER’ , ‘SJ 413 Samurai’ , ‘Vito 115 CDI’ , ‘Routan SEL’ , ‘21 3.0’ , ‘Grand Cherokee special e’ , ‘335 D’ , ‘Sonata Sport’ , ‘220’ , ‘1300’ , ‘Pathfinder SE’ , ‘500 Abarth ტურბო’ , ‘Matrix XR’ , ‘Presage’ , ‘FX45’ , ‘RAV 4 se’ , ‘S60’ , ‘Mazda 2’ , ‘Edix FR-v’ , ‘159’ , ‘535 XI’ , ‘Prius plug-in’ , ‘RAV 4 Dizel’ , ‘IS-F’ , ‘Astra j’ , ‘EX35’ , ‘A 200’ , ‘Prius personna’ , ‘S3’ , ‘Fusion 2015’ , ‘Golf 3’ , ‘Sportage EX’ , ‘640’ , ‘Omega c’ , ‘Optima EX’ , ‘GL 350 Bluetec’ , ‘Navara’ , ‘G 63 AMG’ , ‘Legacy Outback’ , ‘FIT Modulo’ , ‘Giulietta’ , ‘GS 450’ , ‘Avella’ , ‘RX 450 HYBRID’ , ‘Astra CNG’ , ‘X5 4.8is’ , ‘Prius C ჰიბრიდი’ , ‘ML 350 sport’ , ‘Noah’ , ‘Mazda 6 Grand touring’ , ‘X4’ , ‘Land Cruiser 11’ , ‘Sorento EX’ , ‘Camry SPORT PAKET’ , ‘Range Rover Evoque რესტა’ , ‘C 32 AMG’ , ‘31514 UAZ’ , ‘Berlingo’ , ‘Fusion HIBRID’ , ‘GX 470 SUV 4D (4.7L V8 S’ , ‘Sprinter 316’ , ‘525 TDI’ , ‘RC F F SPORT’ , ‘Mondeo’ , ‘FIT GP-5’ , ‘X5 M packet’ , ‘Golf GTI’ , ‘Kangoo Waggon’ , ‘Legacy B4’ , ‘Sprinter 314’ , ‘CLS 350 JAPAN’ , ‘307’ , ‘320 Diesel’ , ‘500X’ , ‘Santa FE long’ , ‘Sonic LT’ , ‘Tucson SE’ , ‘H1 grandstarex’ , ‘Sportage PRESTIGE’ , ‘QX56’ , ‘Skyline 4WD’ , ‘Will Chypa’ , ‘C 320 AMG’ , ‘RAM 1500’ , ‘Superb’ , ‘F-pace’ , ‘Megane 1.9CDI’ , ‘E 220 W210...CDI’ , ‘S 600’ , ‘Jetta სასწაფოდ’ , ‘Corvette’ , ‘GLK 250’ , ‘Sprinter 316 CDI’ , ‘420’ , ‘Cruze PREMIER’ , ‘E 36 AMG’ , ‘Outlander xl’ , ‘FIT "S"- PAKETI.’ , ‘REXTON SUPER’ , ‘H1 GRAND STAREX’ , ‘ML 63 AMG’ , ‘Cayenne S’ , ‘Tiida Latio’ , ‘Cr-v LX’ , ‘Wrangler sport’ , ‘ML 55 AMG’ , ‘500X Lounge’ , ‘M550’ , ‘Explorer XLT’ , ‘Accent SE’ , ‘21’ , ‘535 i xDrive’ , ‘Countryman sport’ , ‘Sprinter 313’ , ‘323’ , ‘ES 300 hybrid’ , ‘Tribute’ , ‘Optima SXL’ , ‘Caravan tradesman’ , ‘FIT ex’ , ‘Jetta sel’ , ‘C 43 AMG’ , ‘128’ , ‘G6’ , ‘Mariner Hybrid’ , ‘Vito long115’ , ‘GL 350 დიზელი’ , ‘VOXY 2003’ , ‘Z4’ , ‘Vito 113’ , ‘A 170 CDI’ , ‘Passat se’ , ‘Ractis’ , ‘Vue’ , ‘530 M’ , ‘Pajero Mini 2008 წლიანი’ , ‘E 280 3.0’ , ‘Eclipse ES’ , ‘Fusion 1.6’ , ‘Transit ford’ , ‘Passat B7’ , ‘Lupo’ , ‘M37’ , ‘Carens’ , ‘G 550’ , ‘Quattroporte’ , ‘Elantra 2016’ , ‘Crossroad’ , ‘Veloster TURBO’ , ‘A4 S4’ , ‘Aqua სასწრაფოდ’ , ‘M4’ , ‘Veloster remix’ , ‘Rasheen’ , ‘A4 B7’ , ‘C 350’ , ‘Seicento fiat 600’ , ‘Juke nismo’ , ‘Prius C 2013’ , ‘E 350 4 matic’ , ‘C 270’ , ‘Escape HYBRID’ , ‘508’ , ‘Vito 111 CDI’ , ‘xD’ , ‘G37’ , ‘EcoSport’ , ‘Passat B5’ , ‘Polo GTI 16V’ , ‘XV HYBRID’ , ‘X6 GERMANY’ , ‘323 F’ , ‘Elantra LIMITEDI’ , ‘Mustang ecoboost’ , ‘Sienta LE’ , ‘One’ , ‘TT’ , ‘Avalon Limited’ , ‘ML 500 AMG’ , ‘Q50 S Red’ , ‘Qashqai SPORT’ , ‘S 350 CDI 320’ , ‘Astra GTC 1.9 turbo dies’ , ‘Virage’ , ‘ML 300’ , ‘400X’ , ‘C1 C’ , ‘Moco’ , ‘Monterey’ , ‘3008’ , ‘B 200’ , ‘Frontera A B’ , ‘C 240 w203’ , ‘Vectra H’ , ‘CLA 250 AMG’ , ‘Highlander 2,4’ , ‘Sprinter 516’ , ‘166’ , ‘PT Cruiser pt cruiser’ , ‘807’ , ‘Prius C 80 original’ , ‘G35 x’ , ‘Insight LX’ , ‘Patriot 70th anniversary’ , ‘CLK 320 avangarde’ , ‘Airtrek turbo’ , ‘E 220 CDI’ , ‘A6 premium plus’ , ‘Tribute სასწრაფოდ’ , ‘318 318’ , ‘Q45’ , ‘Silvia’ , ‘Astra gi’ , ‘Sprinter 315CDI-XL’ , ‘Highlander limited’ , ‘GL 500’ , ‘FIT GP-6’ , ‘Octavia SCOUT’ , ‘530 525i’ , ‘Jetta sport’ , ‘GLA 200’ , ‘IS 350 C’ , ‘B 200 Turbo’ , ‘CLK 200 kompresor’ , ‘C 300 sport’ , ‘Enclave’ , ‘Elantra i30’ , ‘Prius Plug IN’ , ‘G 230 2.2cdi’ , ‘X5 DIESEL’ , ‘DS 4’ , ‘E-pace’ , ‘520 d xDrive Luxury’ , ‘Mazda 6 Grand Touring’ , ‘Vectra 1.6’ , ‘Hr-v EXL’ , ‘Allroad Allroad’ , ‘Aqua sport’ , ‘Almera dci’ , ‘Impreza Sport’ , ‘Bora’ , ‘Fusion hybrid’ , ‘Vito 111’ , ‘2105’ , ‘Jetta sei’ , ‘Sprinter 308 CDI’ , ‘Courier’ , ‘Sprinter EURO4’ , ‘MPV LX’ , ‘Yaris SE’ , ‘Viano Ambiente’ , ‘118 M-sport LCI’ , ‘Crafter 2.5 TDI’ , ‘CT 200h 1.8’ , ‘616’ , ‘Galaxy’ , ‘Envoy’ , ‘Combo 1700’ , ‘Passat tdi sel’ , ‘B 180’ , ‘Santa FE sport’ , ‘Optima hybrid’ , ‘969 luaz’ , ‘C 250 1,8 turbo’ , ‘C 200 Kompressor’ , ‘Highlander XLE’ , ‘C 63 AMG’ , ‘Sonata sport’ , ‘Vito 115’ , ‘Wizard’ , ‘Sonata SE LIMITED’ , ‘Prius 1.8’ , ‘H1 starixs’ , ‘Skyline GT250’ ,<text:s/><text:soft-page-break/>‘Sambar’ , ‘Accent GS’ , ‘Corolla se’ , ‘A5 Sportback’ , ‘Mazda 5’ , ‘X5 35d’ , ‘Charger RT’ , ‘3008 2.0’ , ‘C 250 AMG-PAKET-1,8’ , ‘Transit 2.4’ , ‘525 Vanos’ , ‘635’ , ‘Primera’ , ‘Niva’ , ‘7.30E+34’ , ‘335 M paket’ , ‘B 170 B Class’ , ‘Jimny GLX’ , ‘B9 Tribeca’ , ‘S 430 4.3’ , ‘E 220 211’ , ‘SL 55 AMG’ , ‘Sonata LIMITED’ , ‘C 250 1.8’ , ‘Megane 1.9 CDI’ , ‘X5 E70’ , ‘LAFESTA’ , ‘E 220 ELEGANCE’ , ‘S 420’ , ‘Rogue SPORT’ , ‘ML 350 SPECIAL EDITION’ , ‘Prius C hybrid’ , ‘Juke juke’ , ‘Crossfire’ , ‘Cooper F-56’ , ‘X6 Limited’ , ‘Juke Juke’ , ‘Galant’ , ‘V50’ , ‘Caliber journey’ , ‘CLK 200 208’ , ‘Terrano’ , ‘V 230’ , ‘Cayenne s’ , ‘407’ , ‘S6’ , ‘Prius prius’ , ‘CLK 350’ , ‘Camry XSE’ , ‘500 sport panorama’ , ‘B 170 Edition One’ , ‘Fusion HYBRID’ , ‘Crafter 2,5TDI’ , ‘Volt Premier’ , ‘740 i’ , ‘Galant GTS’ , ‘FIT PREMIUMI’ , ‘Elantra GS’ , ‘DTS’ , ‘Optima hybid’ , ‘Passat SEL’ , ‘RX 400 hybrid’ , ‘Sierra DIZEL’ , ‘Fusion Hybrid’ , ‘Passat tsi-se’ , ‘Caddy cadi’ , ‘Land Cruiser 80’ , ‘Paceman’ , ‘Taurus X’ , ‘Camaro RS’ , ‘E 290’ , ‘C 230 2.0 kompresor’ , ‘Micra &lt;DIESEL&gt;‘ , ‘i20’ , ‘Prius plagin’ , ‘Punto’ , ‘Prius 3’ , ‘RAV 4 L’ , ‘335 ტურბო’ , ‘BB’ , ‘Vito Extra Long’ , ‘Camry ჰიბრიდი’ , ‘Crosstour’ , ‘Camry SE HIBRYD’ , ‘428 i’ , ‘Juke Turbo’ , ‘400’ , ‘i40’ , ‘Versa s’ , ‘Legend FULL’ , ‘650 450 HP’ , ‘Prius Plug in’ , ‘FIT PREMIUM PAKETI’ , ‘C 300 6.3 AMG Package’ , ‘Lancer GTS’ , ‘Vito 110d’ , ‘Ranger Wildtrak’ , ‘530 I’ , ‘Juke NISMO’ , ‘Jetta s’ , ‘Cooper CLUBMAN’ , ‘Grand HIACE’ , ‘Colorado’ , ‘E 200 CGI’ , ‘Jetta 2’ , ‘Golf GOLF 5’ , ‘E 200 2000’ , ‘Integra’ , ‘Impreza WRX/STI LIMITED’ , ‘CL 55 AMG KOMPRESSOR’ , ‘Tacoma TRD Off Road’ , ‘Delica 5’ , ‘Land Cruiser PRADO’ , ‘Daimler’ , ‘Cooper S’ , ‘RAV 4 SUPER!!!’ , ‘Pajero Mini 2010 წლიანი’ , ‘Cruze LT RS’ , ‘316 1995’ , ‘A6 C7’ , ‘Astra A.H’ , ‘HUSTLER’ , ‘Step Wagon RG2 SPADA’ , ‘Legacy b4’ , ‘Jetta Hybrid’ , ‘FIT NAVI PREMIUM’ , ‘Civic Hybrid’ , ‘Escape სასწრაფოდ’ , ‘Z4 3,0 SI’ , ‘Jetta 1.4 TURBO’ , ‘Forester L.L.BEAN’ , ‘Sonata SE’ , ‘CX-7’ , ‘INSIGNIA’ , ‘ML 320 AMG’ , ‘Escape escape’ , ‘Veracruz’ , ‘31105’ , ‘Galloper’ , ‘Prius C Hybrid’ , ‘325 XI’ , ‘Sonata სასწრაფოდ’ , ‘Cami’ , ‘T5’ , ‘Tiguan SE’ , ‘A6 evropuli’ , ‘500 SPORT’ , ‘Prius C YARIS IA’ , ‘CL550 AMG’ , ‘Outback 3.0’ , ‘A 170 Avangard’ , ‘CT 200h F sport’ , ‘Panda’ , ‘Prius C 1.5I’ , ‘Optima ex’ , ‘Patriot Latitude’ , ‘Kalos’ , ‘A4 Sline’ , ‘ML 550’ , ‘Ridgeline’ , ‘Prius V HIBRID’ , ‘XC90 2.5turbo’ , ‘Focus SEL’ , ‘Cruze S’ , ‘SLK 350 300’ , ‘RX 400 H’ , ‘Optima k5’ , ‘X5 Sport’ , ‘X6 40D’ , ‘XE’ , ‘528 3.0’ , ‘C30’ , ‘Outback 2007’ , ‘Elantra se’ , ‘Fusion HYBRID SE’ , ‘Versa SE’ , ‘Mira’ , ‘Vito Exstralong’ , ‘C 240 W 203’ , ‘S70’ , ‘S-type’ , ‘Vito Extralong’ , ‘E 500 AVG’ , ‘530 i’ , ‘FIT LX’ , ‘Every Landy NISSAN SEREN’ , ‘CL 600’ , ‘RX 450 F SPORT’ , ‘Prius C aqua'<text:s/></text:p>
      <text:p text:style-name="P229"/>
      <text:soft-page-break/>
      <text:p text:style-name="P230"><text:span text:style-name="T231">   <text:s/></text:span><text:span text:style-name="T232">manuf</text:span><text:span text:style-name="T233"><text:s/>=<text:s/></text:span><text:span text:style-name="T234">st</text:span><text:span text:style-name="T235">.</text:span><text:span text:style-name="T236">selectbox</text:span><text:span text:style-name="T237">(</text:span><text:span text:style-name="T238">"What is the manufacturer?"</text:span><text:span text:style-name="T239">,[</text:span><text:span text:style-name="T240">'LEXUS'</text:span><text:span text:style-name="T241">,<text:s/></text:span><text:span text:style-name="T242">'CHEVROLET'</text:span><text:span text:style-name="T243">,<text:s/></text:span><text:span text:style-name="T244">'HONDA'</text:span><text:span text:style-name="T245">,<text:s/></text:span><text:span text:style-name="T246">'HYUNDAI'</text:span><text:span text:style-name="T247">,<text:s/></text:span><text:span text:style-name="T248">'FORD'</text:span><text:span text:style-name="T249">,<text:s/></text:span><text:span text:style-name="T250">'TOYOTA'</text:span><text:span text:style-name="T251">, \</text:span></text:p>
      <text:p text:style-name="P252"><text:span text:style-name="T253">       <text:s/></text:span><text:span text:style-name="T254">'OPEL'</text:span><text:span text:style-name="T255">,</text:span><text:span text:style-name="T256">'MERCEDES-BENZ'</text:span><text:span text:style-name="T257">,<text:s/></text:span><text:span text:style-name="T258">'PORSCHE'</text:span><text:span text:style-name="T259">,<text:s/></text:span><text:span text:style-name="T260">'BMW'</text:span><text:span text:style-name="T261">,<text:s/></text:span><text:span text:style-name="T262">'JEEP'</text:span><text:span text:style-name="T263">,<text:s/></text:span><text:span text:style-name="T264">'VOLKSWAGEN'</text:span><text:span text:style-name="T265">,<text:s/></text:span><text:span text:style-name="T266">'RENAULT'</text:span><text:span text:style-name="T267">,</text:span><text:span text:style-name="T268">'AUDI'</text:span><text:span text:style-name="T269">,<text:s/></text:span><text:span text:style-name="T270">'NISSAN'</text:span><text:span text:style-name="T271">,<text:s/></text:span><text:span text:style-name="T272">'DAEWOO'</text:span><text:span text:style-name="T273">,<text:s/></text:span><text:span text:style-name="T274">'KIA'</text:span><text:span text:style-name="T275">\</text:span></text:p>
      <text:p text:style-name="P276"><text:span text:style-name="T277">            ,<text:s/></text:span><text:span text:style-name="T278">'MITSUBISHI'</text:span><text:span text:style-name="T279">,<text:s/></text:span><text:span text:style-name="T280">'SSANGYONG'</text:span><text:span text:style-name="T281">,</text:span><text:span text:style-name="T282">'GMC'</text:span><text:span text:style-name="T283">,<text:s/></text:span><text:span text:style-name="T284">'FIAT'</text:span><text:span text:style-name="T285">,<text:s/></text:span><text:span text:style-name="T286">'INFINITI'</text:span><text:span text:style-name="T287">,<text:s/></text:span><text:span text:style-name="T288">'SUZUKI'</text:span><text:span text:style-name="T289">,<text:s/></text:span><text:span text:style-name="T290">'MAZDA'</text:span><text:span text:style-name="T291">,<text:s/></text:span><text:span text:style-name="T292">'SUBARU'</text:span><text:span text:style-name="T293">,<text:s/></text:span><text:span text:style-name="T294">'LINCOLN'</text:span><text:span text:style-name="T295">,</text:span><text:span text:style-name="T296">'VAZ'</text:span><text:span text:style-name="T297">,<text:s/></text:span><text:span text:style-name="T298">'GAZ'</text:span><text:span text:style-name="T299">\</text:span></text:p>
      <text:p text:style-name="P300"><text:span text:style-name="T301">                ,<text:s/></text:span><text:span text:style-name="T302">'CITROEN'</text:span><text:span text:style-name="T303">,<text:s/></text:span><text:span text:style-name="T304">'LAND ROVER'</text:span><text:span text:style-name="T305">,<text:s/></text:span><text:span text:style-name="T306">'MINI'</text:span><text:span text:style-name="T307">,<text:s/></text:span><text:span text:style-name="T308">'DODGE'</text:span><text:span text:style-name="T309">,<text:s/></text:span><text:span text:style-name="T310">'JAGUAR'</text:span><text:span text:style-name="T311">,</text:span><text:span text:style-name="T312">'ISUZU'</text:span><text:span text:style-name="T313">,<text:s/></text:span><text:span text:style-name="T314">'SKODA'</text:span><text:span text:style-name="T315">,<text:s/></text:span><text:span text:style-name="T316">'ACURA'</text:span><text:span text:style-name="T317">,<text:s/></text:span><text:span text:style-name="T318">'DAIHATSU'</text:span><text:span text:style-name="T319">,<text:s/></text:span><text:span text:style-name="T320">'CHRYSLER'</text:span><text:span text:style-name="T321">\</text:span></text:p>
      <text:p text:style-name="P322"><text:span text:style-name="T323">                    ,<text:s/></text:span><text:span text:style-name="T324">'BUICK'</text:span><text:span text:style-name="T325">,</text:span><text:span text:style-name="T326">'TESLA'</text:span><text:span text:style-name="T327">,<text:s/></text:span><text:span text:style-name="T328">'CADILLAC'</text:span><text:span text:style-name="T329">,<text:s/></text:span><text:span text:style-name="T330">'PEUGEOT'</text:span><text:span text:style-name="T331">,<text:s/></text:span><text:span text:style-name="T332">'VOLVO'</text:span><text:span text:style-name="T333">,<text:s/></text:span><text:span text:style-name="T334">'OTHER'</text:span><text:span text:style-name="T335">,<text:s/></text:span><text:span text:style-name="T336">'HAVAL'</text:span><text:span text:style-name="T337">,<text:s/></text:span><text:span text:style-name="T338">'HUMMER'</text:span><text:span text:style-name="T339">,</text:span><text:span text:style-name="T340">'SCION'</text:span><text:span text:style-name="T341">,<text:s/></text:span><text:span text:style-name="T342">'UAZ'</text:span><text:span text:style-name="T343">,<text:s/></text:span><text:span text:style-name="T344">'SEAT'</text:span><text:span text:style-name="T345">\</text:span></text:p>
      <text:p text:style-name="P346"><text:span text:style-name="T347">                        ,<text:s/></text:span><text:span text:style-name="T348">'LANCIA'</text:span><text:span text:style-name="T349">,<text:s/></text:span><text:span text:style-name="T350">'MASERATI'</text:span><text:span text:style-name="T351">,<text:s/></text:span><text:span text:style-name="T352">'MERCURY'</text:span><text:span text:style-name="T353">,<text:s/></text:span><text:span text:style-name="T354">'SAAB'</text:span><text:span text:style-name="T355">,</text:span><text:span text:style-name="T356">'FERRARI'</text:span><text:span text:style-name="T357">,<text:s/></text:span><text:span text:style-name="T358">'ALFA ROMEO'</text:span><text:span text:style-name="T359">,<text:s/></text:span><text:span text:style-name="T360">'PONTIAC'</text:span><text:span text:style-name="T361">,<text:s/></text:span><text:span text:style-name="T362">'SATURN'</text:span><text:span text:style-name="T363">,<text:s/></text:span><text:span text:style-name="T364">'ASTON MARTIN'</text:span><text:span text:style-name="T365">,</text:span><text:span text:style-name="T366">'ZAZ'</text:span><text:span text:style-name="T367">,<text:s/></text:span><text:span text:style-name="T368">'MOSKVICH'</text:span><text:span text:style-name="T369">,<text:s/></text:span><text:span text:style-name="T370">'GREATWALL'</text:span><text:span text:style-name="T371">])</text:span></text:p>
      <text:p text:style-name="P372"><text:span text:style-name="T373">   <text:s/></text:span><text:span text:style-name="T374">model</text:span><text:span text:style-name="T375"><text:s/>=<text:s/></text:span><text:span text:style-name="T376">st</text:span><text:span text:style-name="T377">.</text:span><text:span text:style-name="T378">multiselect</text:span><text:span text:style-name="T379">(</text:span><text:span text:style-name="T380">"What is the model?"</text:span><text:span text:style-name="T381">, [</text:span><text:span text:style-name="T382">'RX 450'</text:span><text:span text:style-name="T383"><text:s/>,<text:s/></text:span><text:span text:style-name="T384">'Equinox'</text:span><text:span text:style-name="T385"><text:s/>,<text:s/></text:span><text:span text:style-name="T386">'FIT'</text:span><text:span text:style-name="T387"><text:s/>,<text:s/></text:span><text:span text:style-name="T388">'Santa FE'</text:span><text:span text:style-name="T389"><text:s/>,<text:s/></text:span><text:span text:style-name="T390">'RX 350'</text:span><text:span text:style-name="T391"><text:s/>,<text:s/></text:span><text:span text:style-name="T392">'Transit'</text:span><text:span text:style-name="T393"><text:s/>,<text:s/></text:span><text:span text:style-name="T394">'Elantra'</text:span><text:span text:style-name="T395"><text:s/>,<text:s/></text:span><text:span text:style-name="T396">'Prius'</text:span><text:span text:style-name="T397"><text:s/>,<text:s/></text:span><text:span text:style-name="T398">'Camry'</text:span><text:span text:style-name="T399"><text:s/>,<text:s/></text:span><text:span text:style-name="T400">'Vectra'</text:span><text:span text:style-name="T401"><text:s/>,<text:s/></text:span><text:span text:style-name="T402">'E 220'</text:span><text:span text:style-name="T403"><text:s/>,<text:s/></text:span><text:span text:style-name="T404">'Highlander'</text:span><text:span text:style-name="T405"><text:s/>,<text:s/></text:span><text:span text:style-name="T406">'Vito'</text:span><text:span text:style-name="T407"><text:s/>,<text:s/></text:span><text:span text:style-name="T408">'Cayenne'</text:span><text:span text:style-name="T409"><text:s/>,<text:s/></text:span><text:span text:style-name="T410">'X5'</text:span><text:span text:style-name="T411"><text:s/>,<text:s/></text:span><text:span text:style-name="T412">'Grand Cherokee'</text:span><text:span text:style-name="T413"><text:s/>,<text:s/></text:span><text:span text:style-name="T414">'CHR Limited'</text:span><text:span text:style-name="T415"><text:s/>,<text:s/></text:span><text:span text:style-name="T416">'H1'</text:span><text:span text:style-name="T417"><text:s/>,<text:s/></text:span><text:span text:style-name="T418">'Jetta'</text:span><text:span text:style-name="T419"><text:s/>,<text:s/></text:span><text:span text:style-name="T420">'Sonata'</text:span><text:span text:style-name="T421"><text:s/>,<text:s/></text:span><text:span text:style-name="T422">'Prius C'</text:span><text:span text:style-name="T423"><text:s/>,<text:s/></text:span><text:span text:style-name="T424">'Aqua'</text:span><text:span text:style-name="T425"><text:s/>,<text:s/></text:span><text:span text:style-name="T426">'Escape Hybrid'</text:span><text:span text:style-name="T427"><text:s/>,<text:s/></text:span><text:span text:style-name="T428">'Civic'</text:span><text:span text:style-name="T429"><text:s/>,<text:s/></text:span><text:span text:style-name="T430">'Megane 1.5CDI'</text:span><text:span text:style-name="T431"><text:s/>,<text:s/></text:span><text:span text:style-name="T432">'Q5'</text:span><text:span text:style-name="T433"><text:s/>,<text:s/></text:span><text:span text:style-name="T434">'C 180'</text:span><text:span text:style-name="T435"><text:s/>,<text:s/></text:span><text:span text:style-name="T436">'GLA 250'</text:span><text:span text:style-name="T437"><text:s/>,<text:s/></text:span><text:span text:style-name="T438">'Cruze LT'</text:span><text:span text:style-name="T439"><text:s/>,<text:s/></text:span><text:span text:style-name="T440">'Fusion'</text:span><text:span text:style-name="T441"><text:s/>,<text:s/></text:span><text:span text:style-name="T442">'VOXY'</text:span><text:span text:style-name="T443"><text:s/>,<text:s/></text:span><text:span text:style-name="T444">'Juke'</text:span><text:span text:style-name="T445"><text:s/>,<text:s/></text:span><text:span text:style-name="T446">'A 160'</text:span><text:span text:style-name="T447"><text:s/>,<text:s/></text:span><text:span text:style-name="T448">'Tucson'</text:span><text:span text:style-name="T449"><text:s/>,<text:s/></text:span><text:span text:style-name="T450">'Vitz'</text:span><text:span text:style-name="T451"><text:s/>,<text:s/></text:span><text:span text:style-name="T452">'Captiva'</text:span><text:span text:style-name="T453"><text:s/>,<text:s/></text:span><text:span text:style-name="T454">'Mustang'</text:span><text:span text:style-name="T455"><text:s/>,<text:s/></text:span><text:span text:style-name="T456">'Yaris'</text:span><text:span text:style-name="T457"><text:s/>,<text:s/></text:span><text:span text:style-name="T458">'Cr-v'</text:span><text:span text:style-name="T459"><text:s/>,<text:s/></text:span><text:span text:style-name="T460">'Cruze'</text:span><text:span text:style-name="T461"><text:s/>,<text:s/></text:span><text:span text:style-name="T462">'Orlando'</text:span><text:span text:style-name="T463"><text:s/>,<text:s/></text:span><text:span text:style-name="T464">'GL 63 AMG'</text:span><text:span text:style-name="T465"><text:s/>,<text:s/></text:span><text:span text:style-name="T466">'Lacetti'</text:span><text:span text:style-name="T467"><text:s/>,<text:s/></text:span><text:span text:style-name="T468">'428 Sport Line'</text:span><text:span text:style-name="T469"><text:s/>,<text:s/></text:span><text:span text:style-name="T470">'Patrol'</text:span><text:span text:style-name="T471"><text:s/>,<text:s/></text:span><text:span text:style-name="T472">'E 320'</text:span><text:span text:style-name="T473"><text:s/>,<text:s/></text:span><text:span text:style-name="T474">'Genesis'</text:span><text:span text:style-name="T475"><text:s/>,<text:s/></text:span><text:span text:style-name="T476">'GX 460'</text:span><text:span text:style-name="T477"><text:s/>,<text:s/></text:span><text:span text:style-name="T478">'Sprinter'</text:span><text:span text:style-name="T479"><text:s/>,<text:s/></text:span><text:span text:style-name="T480">'Focus SE'</text:span><text:span text:style-name="T481"><text:s/>,<text:s/></text:span><text:span text:style-name="T482">'Picanto'</text:span><text:span text:style-name="T483"><text:s/>,<text:s/></text:span><text:span text:style-name="T484">'328'</text:span><text:span text:style-name="T485"><text:s/>,<text:s/></text:span><text:span text:style-name="T486">'Explorer'</text:span><text:span text:style-name="T487"><text:s/>,<text:s/></text:span><text:span text:style-name="T488">'Airtrek'</text:span><text:span text:style-name="T489"><text:s/>,<text:s/></text:span><text:span text:style-name="T490">'E 500 AMG'</text:span><text:span text:style-name="T491"><text:s/>,<text:s/></text:span><text:span text:style-name="T492">'Korando'</text:span><text:span text:style-name="T493"><text:s/>,<text:s/></text:span><text:span text:style-name="T494">'C 220'</text:span><text:span text:style-name="T495"><text:s/>,<text:s/></text:span><text:span text:style-name="T496">'Serena'</text:span><text:span text:style-name="T497"><text:s/>,<text:s/></text:span><text:span text:style-name="T498">'RAV 4'</text:span><text:span text:style-name="T499"><text:s/>,<text:s/></text:span><text:span text:style-name="T500">'Pajero'</text:span><text:span text:style-name="T501"><text:s/>,<text:s/></text:span><text:span text:style-name="T502">'E 300'</text:span><text:span text:style-name="T503"><text:s/>,<text:s/></text:span><text:span text:style-name="T504">'TERRAIN'</text:span><text:span text:style-name="T505"><text:s/>,<text:s/></text:span><text:span text:style-name="T506">'208'</text:span><text:span text:style-name="T507"><text:s/>,<text:s/></text:span><text:span text:style-name="T508">'Hr-v EX'</text:span><text:span text:style-name="T509"><text:s/>,<text:s/></text:span><text:span text:style-name="T510">'500'</text:span><text:span text:style-name="T511"><text:s/>,<text:s/></text:span><text:span text:style-name="T512">'Elantra sport limited'</text:span><text:span text:style-name="T513"><text:s/>,<text:s/></text:span><text:span text:style-name="T514">'Sienna'</text:span><text:span text:style-name="T515"><text:s/>,<text:s/></text:span><text:span text:style-name="T516">'A 170'</text:span><text:span text:style-name="T517"><text:s/>,<text:s/></text:span><text:span text:style-name="T518">'NX 300'</text:span><text:span text:style-name="T519"><text:s/>,<text:s/></text:span><text:span text:style-name="T520">'REXTON'</text:span><text:span text:style-name="T521"><text:s/>,<text:s/></text:span><text:span text:style-name="T522">'Tacoma'</text:span><text:span text:style-name="T523"><text:s/>,<text:s/></text:span><text:span text:style-name="T524">'Carnival grand'</text:span><text:span text:style-name="T525"><text:s/>,<text:s/></text:span><text:span text:style-name="T526">'QX60'</text:span><text:span text:style-name="T527"><text:s/>,<text:s/></text:span><text:span text:style-name="T528">'Passat'</text:span><text:span text:style-name="T529"><text:s/>,<text:s/></text:span><text:span text:style-name="T530">'E 240 E 240'</text:span><text:span text:style-name="T531"><text:s/>,<text:s/></text:span><text:span text:style-name="T532">'C 250'</text:span><text:span text:style-name="T533"><text:s/>,<text:s/></text:span><text:span text:style-name="T534">'Vitz funkargo'</text:span><text:span text:style-name="T535"><text:s/>,<text:s/></text:span><text:span text:style-name="T536">'325'</text:span><text:span text:style-name="T537"><text:s/>,<text:s/></text:span><text:span text:style-name="T538">'Pathfinder'</text:span><text:span text:style-name="T539"><text:s/>,<text:s/></text:span><text:span text:style-name="T540">'Delica'</text:span><text:span text:style-name="T541"><text:s/>,<text:s/></text:span><text:span text:style-name="T542">'Vaneo'</text:span><text:span text:style-name="T543"><text:s/>,<text:s/></text:span><text:span text:style-name="T544">'Camry Se'</text:span><text:span text:style-name="T545"><text:s/>,<text:s/></text:span><text:span text:style-name="T546">'Patrol Y60'</text:span><text:span text:style-name="T547"><text:s/>,<text:s/></text:span><text:span text:style-name="T548">'A7'</text:span><text:span text:style-name="T549"><text:s/>,<text:s/></text:span><text:span text:style-name="T550">'E 350'</text:span><text:span text:style-name="T551"><text:s/>,<text:s/></text:span><text:span text:style-name="T552">'I30'</text:span><text:span text:style-name="T553"><text:s/>,<text:s/></text:span><text:span text:style-name="T554">'Altima'</text:span><text:span text:style-name="T555"><text:s/>,<text:s/></text:span><text:span text:style-name="T556">'Grand Vitara'</text:span><text:span text:style-name="T557"><text:s/>,<text:s/></text:span><text:span text:style-name="T558">'CT 200h'</text:span><text:span text:style-name="T559"><text:s/>,<text:s/></text:span><text:span text:style-name="T560">'Panamera'</text:span><text:span text:style-name="T561"><text:s/>,<text:s/></text:span><text:span text:style-name="T562">'Veloster'</text:span><text:span text:style-name="T563"><text:s/>,<text:s/></text:span><text:span text:style-name="T564">'RAV 4 XLE Sport'</text:span><text:span text:style-name="T565"><text:s/>,<text:s/></text:span><text:span text:style-name="T566">'CLS 550'</text:span><text:span text:style-name="T567"><text:s/>,<text:s/></text:span><text:span text:style-name="T568">'Avalanche'</text:span><text:span text:style-name="T569"><text:s/>,<text:s/></text:span><text:span text:style-name="T570">'Avalon LIMITED'</text:span><text:span text:style-name="T571"><text:s/>,<text:s/></text:span><text:span text:style-name="T572">'Cerato K3'</text:span><text:span text:style-name="T573"><text:s/>,<text:s/></text:span><text:span text:style-name="T574">'GX 470'</text:span><text:span text:style-name="T575"><text:s/>,<text:s/></text:span><text:span text:style-name="T576">'Astra G'</text:span><text:span text:style-name="T577"><text:s/>,<text:s/></text:span><text:span text:style-name="T578">'Ist'</text:span><text:span text:style-name="T579"><text:s/>,<text:s/></text:span><text:span text:style-name="T580">'Corolla'</text:span><text:span text:style-name="T581"><text:s/>,<text:s/></text:span><text:span text:style-name="T582">'Rogue'</text:span><text:span text:style-name="T583"><text:s/>,<text:s/></text:span><text:span text:style-name="T584">'MPV'</text:span><text:span text:style-name="T585"><text:s/>,<text:s/></text:span><text:span text:style-name="T586">'530'</text:span><text:span text:style-name="T587"><text:s/>,<text:s/></text:span><text:span text:style-name="T588">'GS 350'</text:span><text:span text:style-name="T589"><text:s/>,<text:s/></text:span><text:span text:style-name="T590">'Sharan'</text:span><text:span text:style-name="T591"><text:s/>,<text:s/></text:span><text:span text:style-name="T592">'Tiida'</text:span><text:span text:style-name="T593"><text:s/>,<text:s/></text:span><text:span text:style-name="T594">'C 300'</text:span><text:span text:style-name="T595"><text:s/>,<text:s/></text:span><text:span text:style-name="T596">'Actyon'</text:span><text:span text:style-name="T597"><text:s/>,<text:s/></text:span><text:span text:style-name="T598">'Elgrand'</text:span><text:span text:style-name="T599"><text:s/>,<text:s/></text:span><text:span text:style-name="T600">'CLS 500'</text:span><text:span text:style-name="T601"><text:s/>,<text:s/></text:span><text:span text:style-name="T602">'S 350'</text:span><text:span text:style-name="T603"><text:s/>,<text:s/></text:span><text:span text:style-name="T604">'RAV 4 Le'</text:span><text:span text:style-name="T605"><text:s/>,<text:s/></text:span><text:span text:style-name="T606">'Zafira'</text:span><text:span text:style-name="T607"><text:s/>,<text:s/></text:span><text:span text:style-name="T608">'Vectra b'</text:span><text:span text:style-name="T609"><text:s/>,<text:s/></text:span><text:span text:style-name="T610">'C 200'</text:span><text:span text:style-name="T611"><text:s/>,<text:s/></text:span><text:span text:style-name="T612">'CHR'</text:span><text:span text:style-name="T613"><text:s/>,<text:s/></text:span><text:span text:style-name="T614">'E 350<text:s/></text:span><text:span text:style-name="T615">ამგ</text:span><text:span text:style-name="T616">'</text:span><text:span text:style-name="T617"><text:s/>,<text:s/></text:span><text:span text:style-name="T618">'CLK 320'</text:span><text:span text:style-name="T619"><text:s/>,<text:s/></text:span><text:span text:style-name="T620">'Forester'</text:span><text:span text:style-name="T621"><text:s/>,<text:s/></text:span><text:span text:style-name="T622">'Avalon'</text:span><text:span text:style-name="T623"><text:s/>,<text:s/></text:span><text:span text:style-name="T624">'ML 250'</text:span><text:span text:style-name="T625"><text:s/>,<text:s/></text:span><text:span text:style-name="T626">'318'</text:span><text:span text:style-name="T627"><text:s/>,<text:s/></text:span><text:span text:style-name="T628">'Outlander'</text:span><text:span text:style-name="T629"><text:s/>,<text:s/></text:span><text:span text:style-name="T630">'Camry SE'</text:span><text:span text:style-name="T631"><text:s/>,<text:s/></text:span><text:span text:style-name="T632">'E 200'</text:span><text:span text:style-name="T633"><text:s/>,<text:s/></text:span><text:span text:style-name="T634">'Insight'</text:span><text:span text:style-name="T635"><text:s/>,<text:s/></text:span><text:span text:style-name="T636">'Stream'</text:span><text:span text:style-name="T637"><text:s/>,<text:s/></text:span><text:span text:style-name="T638">'Malibu'</text:span><text:span text:style-name="T639"><text:s/>,<text:s/></text:span><text:span text:style-name="T640">'I'</text:span><text:span text:style-name="T641"><text:s/>,<text:s/></text:span><text:span text:style-name="T642">'GTI'</text:span><text:span text:style-name="T643"><text:s/>,<text:s/></text:span><text:span text:style-name="T644">'Colt'</text:span><text:span text:style-name="T645"><text:s/>,<text:s/></text:span><text:span text:style-name="T646">'Pajero Mini'</text:span><text:span text:style-name="T647"><text:s/>,<text:s/></text:span><text:span text:style-name="T648">'C-MAX'</text:span><text:span text:style-name="T649"><text:s/>,<text:s/></text:span><text:span text:style-name="T650">'750'</text:span><text:span text:style-name="T651"><text:s/>,<text:s/></text:span><text:span text:style-name="T652">'RAV 4 s p o r t'</text:span><text:span text:style-name="T653"><text:s/>,<text:s/></text:span><text:span text:style-name="T654">'RX 400'</text:span><text:span text:style-name="T655"><text:s/>,<text:s/></text:span><text:span text:style-name="T656">'E 250'</text:span><text:span text:style-name="T657"><text:s/>,<text:s/></text:span><text:span text:style-name="T658">'GLC 300'</text:span><text:span text:style-name="T659"><text:s/>,<text:s/></text:span><text:span text:style-name="T660">'Navigator'</text:span><text:span text:style-name="T661"><text:s/>,<text:s/></text:span><text:span text:style-name="T662">'Fusion Titanium'</text:span><text:span text:style-name="T663"><text:s/>,<text:s/></text:span><text:span text:style-name="T664">'Jimny'</text:span><text:span text:style-name="T665"><text:s/>,<text:s/></text:span><text:span text:style-name="T666">'Aveo'</text:span><text:span text:style-name="T667"><text:s/>,<text:s/></text:span><text:span text:style-name="T668">'X6'</text:span><text:span text:style-name="T669"><text:s/>,<text:s/></text:span><text:span text:style-name="T670">'Aqua S'</text:span><text:span text:style-name="T671"><text:s/>,<text:s/></text:span><text:span text:style-name="T672">'1111'</text:span><text:span text:style-name="T673"><text:s/>,<text:s/></text:span><text:span text:style-name="T674">'Escape'</text:span><text:span text:style-name="T675"><text:s/>,<text:s/></text:span><text:span text:style-name="T676">'NX 200'</text:span><text:span text:style-name="T677"><text:s/>,<text:s/></text:span><text:span text:style-name="T678">'Astra'</text:span><text:span text:style-name="T679"><text:s/>,<text:s/></text:span><text:span text:style-name="T680">'32214'</text:span><text:span text:style-name="T681"><text:s/>,<text:s/></text:span><text:span text:style-name="T682">'GLE 350'</text:span><text:span text:style-name="T683"><text:s/>,<text:s/></text:span><text:span text:style-name="T684">'Shuttle'</text:span><text:span text:style-name="T685"><text:s/>,<text:s/></text:span><text:span text:style-name="T686">'C 240'</text:span><text:span text:style-name="T687"><text:s/>,<text:s/></text:span><text:span text:style-name="T688">'Legacy'</text:span><text:span text:style-name="T689"><text:s/>,<text:s/></text:span><text:span text:style-name="T690">'328 Xdrive'</text:span><text:span text:style-name="T691"><text:s/>,<text:s/></text:span><text:span text:style-name="T692">'E 240'</text:span><text:span text:style-name="T693"><text:s/>,<text:s/></text:span><text:span text:style-name="T694">'Taurus'</text:span><text:span text:style-name="T695"><text:s/>,<text:s/></text:span><text:span text:style-name="T696">'535 M PAKET'</text:span><text:span text:style-name="T697"><text:s/>,<text:s/></text:span><text:span text:style-name="T698">'S 500 long'</text:span><text:span text:style-name="T699"><text:s/>,<text:s/></text:span><text:span text:style-name="T700">'525'</text:span><text:span text:style-name="T701"><text:s/>,<text:s/></text:span><text:span text:style-name="T702">'ML 350'</text:span><text:span text:style-name="T703"><text:s/>,<text:s/></text:span><text:span text:style-name="T704">'A4 premium'</text:span><text:span text:style-name="T705"><text:s/>,<text:s/></text:span><text:span text:style-name="T706">'Kizashi'</text:span><text:span text:style-name="T707"><text:s/>,<text:s/></text:span><text:span text:style-name="T708">'Element'</text:span><text:span text:style-name="T709"><text:s/>,<text:s/></text:span><text:span text:style-name="T710">'C1'</text:span><text:span text:style-name="T711"><text:s/>,<text:s/></text:span><text:span text:style-name="T712">'X-Trail'</text:span><text:span text:style-name="T713"><text:s/>,<text:s/></text:span><text:span text:style-name="T714">'RIO'</text:span><text:span text:style-name="T715"><text:s/>,<text:s/></text:span><text:span text:style-name="T716">'Discovery'</text:span><text:span text:style-name="T717"><text:s/>,<text:s/></text:span><text:span text:style-name="T718">'Vento'</text:span><text:span text:style-name="T719"><text:s/>,<text:s/></text:span><text:span text:style-name="T720">'C 200 2.0'</text:span><text:span text:style-name="T721"><text:s/>,<text:s/></text:span><text:span text:style-name="T722">'ML 550 4.7'</text:span><text:span text:style-name="T723"><text:s/>,<text:s/></text:span><text:span text:style-name="T724">'Corolla IM'</text:span><text:span text:style-name="T725"><text:s/>,<text:s/></text:span><text:span text:style-name="T726">'CLK 240'</text:span><text:span text:style-name="T727"><text:s/>,<text:s/></text:span><text:span text:style-name="T728">'Fiesta'</text:span><text:span text:style-name="T729"><text:s/>,<text:s/></text:span><text:span text:style-name="T730">'Cooper'</text:span><text:span text:style-name="T731"><text:s/>,<text:s/></text:span><text:span text:style-name="T732">'Combo'</text:span><text:span text:style-name="T733"><text:s/>,<text:s/></text:span><text:span text:style-name="T734">'520'</text:span><text:span text:style-name="T735"><text:s/>,<text:s/></text:span><text:span text:style-name="T736">'Challenger'</text:span><text:span text:style-name="T737"><text:s/>,<text:s/></text:span><text:span text:style-name="T738">'RX 300'</text:span><text:span text:style-name="T739"><text:s/>,<text:s/></text:span><text:span text:style-name="T740">'Optima'</text:span><text:span text:style-name="T741"><text:s/>,<text:s/></text:span><text:span text:style-name="T742">'320'</text:span><text:span text:style-name="T743"><text:s/>,<text:s/></text:span><text:span text:style-name="T744">'RX 400 HYBRID'</text:span><text:span text:style-name="T745"><text:s/>,<text:s/></text:span><text:span text:style-name="T746">'Pajero IO'</text:span><text:span text:style-name="T747"><text:s/>,<text:s/></text:span><text:span text:style-name="T748">'528 i'</text:span><text:span text:style-name="T749"><text:s/>,<text:s/></text:span><text:span text:style-name="T750">'A4'</text:span><text:span text:style-name="T751"><text:s/>,<text:s/></text:span><text:span text:style-name="T752">'Odyssey'</text:span><text:span text:style-name="T753"><text:s/>,<text:s/></text:span><text:span text:style-name="T754">'L 200'</text:span><text:span text:style-name="T755"><text:s/>,<text:s/></text:span><text:span text:style-name="T756">'Insight<text:s/></text:span><text:soft-page-break/><text:span text:style-name="T757">EX'</text:span><text:span text:style-name="T758"><text:s/>,<text:s/></text:span><text:span text:style-name="T759">'Fiesta 1.6'</text:span><text:span text:style-name="T760"><text:s/>,<text:s/></text:span><text:span text:style-name="T761">'Focus'</text:span><text:span text:style-name="T762"><text:s/>,<text:s/></text:span><text:span text:style-name="T763">'Teana'</text:span><text:span text:style-name="T764"><text:s/>,<text:s/></text:span><text:span text:style-name="T765">'Scenic'</text:span><text:span text:style-name="T766"><text:s/>,<text:s/></text:span><text:span text:style-name="T767">'Spark'</text:span><text:span text:style-name="T768"><text:s/>,<text:s/></text:span><text:span text:style-name="T769">'March'</text:span><text:span text:style-name="T770"><text:s/>,<text:s/></text:span><text:span text:style-name="T771">'Wrangler'</text:span><text:span text:style-name="T772"><text:s/>,<text:s/></text:span><text:span text:style-name="T773">'HS 250h Hybrid'</text:span><text:span text:style-name="T774"><text:s/>,<text:s/></text:span><text:span text:style-name="T775">'Sonata SPORT'</text:span><text:span text:style-name="T776"><text:s/>,<text:s/></text:span><text:span text:style-name="T777">'Elantra SE'</text:span><text:span text:style-name="T778"><text:s/>,<text:s/></text:span><text:span text:style-name="T779">'Rogue Sport'</text:span><text:span text:style-name="T780"><text:s/>,<text:s/></text:span><text:span text:style-name="T781">'Auris'</text:span><text:span text:style-name="T782"><text:s/>,<text:s/></text:span><text:span text:style-name="T783">'FJ Cruiser'</text:span><text:span text:style-name="T784"><text:s/>,<text:s/></text:span><text:span text:style-name="T785">'Volt'</text:span><text:span text:style-name="T786"><text:s/>,<text:s/></text:span><text:span text:style-name="T787">'M3'</text:span><text:span text:style-name="T788"><text:s/>,<text:s/></text:span><text:span text:style-name="T789">'SOUL'</text:span><text:span text:style-name="T790"><text:s/>,<text:s/></text:span><text:span text:style-name="T791">'500C Lounge'</text:span><text:span text:style-name="T792"><text:s/>,<text:s/></text:span><text:span text:style-name="T793">'Montero'</text:span><text:span text:style-name="T794"><text:s/>,<text:s/></text:span><text:span text:style-name="T795">'Cruze ltz'</text:span><text:span text:style-name="T796"><text:s/>,<text:s/></text:span><text:span text:style-name="T797">'X5 x5'</text:span><text:span text:style-name="T798"><text:s/>,<text:s/></text:span><text:span text:style-name="T799">'Ipsum'</text:span><text:span text:style-name="T800"><text:s/>,<text:s/></text:span><text:span text:style-name="T801">'Countryman'</text:span><text:span text:style-name="T802"><text:s/>,<text:s/></text:span><text:span text:style-name="T803">'Corolla 04'</text:span><text:span text:style-name="T804"><text:s/>,<text:s/></text:span><text:span text:style-name="T805">'SLK 230'</text:span><text:span text:style-name="T806"><text:s/>,<text:s/></text:span><text:span text:style-name="T807">'Rogue SL'</text:span><text:span text:style-name="T808"><text:s/>,<text:s/></text:span><text:span text:style-name="T809">'A6'</text:span><text:span text:style-name="T810"><text:s/>,<text:s/></text:span><text:span text:style-name="T811">'Q3'</text:span><text:span text:style-name="T812"><text:s/>,<text:s/></text:span><text:span text:style-name="T813">'Accent'</text:span><text:span text:style-name="T814"><text:s/>,<text:s/></text:span><text:span text:style-name="T815">'Frontier'</text:span><text:span text:style-name="T816"><text:s/>,<text:s/></text:span><text:span text:style-name="T817">'Grandeur'</text:span><text:span text:style-name="T818"><text:s/>,<text:s/></text:span><text:span text:style-name="T819">'Stella'</text:span><text:span text:style-name="T820"><text:s/>,<text:s/></text:span><text:span text:style-name="T821">'Hr-v'</text:span><text:span text:style-name="T822"><text:s/>,<text:s/></text:span><text:span text:style-name="T823">'Prius 2014'</text:span><text:span text:style-name="T824"><text:s/>,<text:s/></text:span><text:span text:style-name="T825">'Dart Limited'</text:span><text:span text:style-name="T826"><text:s/>,<text:s/></text:span><text:span text:style-name="T827">'Golf'</text:span><text:span text:style-name="T828"><text:s/>,<text:s/></text:span><text:span text:style-name="T829">'XF'</text:span><text:span text:style-name="T830"><text:s/>,<text:s/></text:span><text:span text:style-name="T831">'IS 200'</text:span><text:span text:style-name="T832"><text:s/>,<text:s/></text:span><text:span text:style-name="T833">'330'</text:span><text:span text:style-name="T834"><text:s/>,<text:s/></text:span><text:span text:style-name="T835">'Fusion TITANIUM'</text:span><text:span text:style-name="T836"><text:s/>,<text:s/></text:span><text:span text:style-name="T837">'Freelander'</text:span><text:span text:style-name="T838"><text:s/>,<text:s/></text:span><text:span text:style-name="T839">'Compass'</text:span><text:span text:style-name="T840"><text:s/>,<text:s/></text:span><text:span text:style-name="T841">'Transit Connect'</text:span><text:span text:style-name="T842"><text:s/>,<text:s/></text:span><text:span text:style-name="T843">'XV'</text:span><text:span text:style-name="T844"><text:s/>,<text:s/></text:span><text:span text:style-name="T845">'Aqua g soft leather sele'</text:span><text:span text:style-name="T846"><text:s/>,<text:s/></text:span><text:span text:style-name="T847">'Meriva'</text:span><text:span text:style-name="T848"><text:s/>,<text:s/></text:span><text:span text:style-name="T849">'Prius V'</text:span><text:span text:style-name="T850"><text:s/>,<text:s/></text:span><text:span text:style-name="T851">'Sorento'</text:span><text:span text:style-name="T852"><text:s/>,<text:s/></text:span><text:span text:style-name="T853">'114'</text:span><text:span text:style-name="T854"><text:s/>,<text:s/></text:span><text:span text:style-name="T855">'535'</text:span><text:span text:style-name="T856"><text:s/>,<text:s/></text:span><text:span text:style-name="T857">'Passo'</text:span><text:span text:style-name="T858"><text:s/>,<text:s/></text:span><text:span text:style-name="T859">'ES 300'</text:span><text:span text:style-name="T860"><text:s/>,<text:s/></text:span><text:span text:style-name="T861">'Sportage'</text:span><text:span text:style-name="T862"><text:s/>,<text:s/></text:span><text:span text:style-name="T863">'320 DIESEL'</text:span><text:span text:style-name="T864"><text:s/>,<text:s/></text:span><text:span text:style-name="T865">'318<text:s/></text:span><text:span text:style-name="T866">სასწრაფოდ</text:span><text:span text:style-name="T867">'</text:span><text:span text:style-name="T868"><text:s/>,<text:s/></text:span><text:span text:style-name="T869">'Rodeo'</text:span><text:span text:style-name="T870"><text:s/>,<text:s/></text:span><text:span text:style-name="T871">'A5'</text:span><text:span text:style-name="T872"><text:s/>,<text:s/></text:span><text:span text:style-name="T873">'FIT Sport'</text:span><text:span text:style-name="T874"><text:s/>,<text:s/></text:span><text:span text:style-name="T875">'Carnival'</text:span><text:span text:style-name="T876"><text:s/>,<text:s/></text:span><text:span text:style-name="T877">'Step Wagon Pada'</text:span><text:span text:style-name="T878"><text:s/>,<text:s/></text:span><text:span text:style-name="T879">'Tundra'</text:span><text:span text:style-name="T880"><text:s/>,<text:s/></text:span><text:span text:style-name="T881">'Dart GT 2.4'</text:span><text:span text:style-name="T882"><text:s/>,<text:s/></text:span><text:span text:style-name="T883">'Vectra B'</text:span><text:span text:style-name="T884"><text:s/>,<text:s/></text:span><text:span text:style-name="T885">'A3 PREMIUM'</text:span><text:span text:style-name="T886"><text:s/>,<text:s/></text:span><text:span text:style-name="T887">'Tourneo Connect'</text:span><text:span text:style-name="T888"><text:s/>,<text:s/></text:span><text:span text:style-name="T889">'kona'</text:span><text:span text:style-name="T890"><text:s/>,<text:s/></text:span><text:span text:style-name="T891">'IS 250'</text:span><text:span text:style-name="T892"><text:s/>,<text:s/></text:span><text:span text:style-name="T893">'Cruze LTZ'</text:span><text:span text:style-name="T894"><text:s/>,<text:s/></text:span><text:span text:style-name="T895">'CLK 320 AMG'</text:span><text:span text:style-name="T896"><text:s/>,<text:s/></text:span><text:span text:style-name="T897">'730 3.0'</text:span><text:span text:style-name="T898"><text:s/>,<text:s/></text:span><text:span text:style-name="T899">'ISIS'</text:span><text:span text:style-name="T900"><text:s/>,<text:s/></text:span><text:span text:style-name="T901">'Matiz'</text:span><text:span text:style-name="T902"><text:s/>,<text:s/></text:span><text:span text:style-name="T903">'S 550'</text:span><text:span text:style-name="T904"><text:s/>,<text:s/></text:span><text:span text:style-name="T905">'E 230'</text:span><text:span text:style-name="T906"><text:s/>,<text:s/></text:span><text:span text:style-name="T907">'X-Terra'</text:span><text:span text:style-name="T908"><text:s/>,<text:s/></text:span><text:span text:style-name="T909">'Sprinter 411'</text:span><text:span text:style-name="T910"><text:s/>,<text:s/></text:span><text:span text:style-name="T911">'E 500'</text:span><text:span text:style-name="T912"><text:s/>,<text:s/></text:span><text:span text:style-name="T913">'X5 M'</text:span><text:span text:style-name="T914"><text:s/>,<text:s/></text:span><text:span text:style-name="T915">'Camaro'</text:span><text:span text:style-name="T916"><text:s/>,<text:s/></text:span><text:span text:style-name="T917">'S 550<text:s/></text:span><text:span text:style-name="T918">ჰიბრიდი</text:span><text:span text:style-name="T919">'</text:span><text:span text:style-name="T920"><text:s/>,<text:s/></text:span><text:span text:style-name="T921">'CLS 350'</text:span><text:span text:style-name="T922"><text:s/>,<text:s/></text:span><text:span text:style-name="T923">'Transit 350T'</text:span><text:span text:style-name="T924"><text:s/>,<text:s/></text:span><text:span text:style-name="T925">'435'</text:span><text:span text:style-name="T926"><text:s/>,<text:s/></text:span><text:span text:style-name="T927">'Polo'</text:span><text:span text:style-name="T928"><text:s/>,<text:s/></text:span><text:span text:style-name="T929">'911'</text:span><text:span text:style-name="T930"><text:s/>,<text:s/></text:span><text:span text:style-name="T931">'CLA 250'</text:span><text:span text:style-name="T932"><text:s/>,<text:s/></text:span><text:span text:style-name="T933">'Ist 1.5'</text:span><text:span text:style-name="T934"><text:s/>,<text:s/></text:span><text:span text:style-name="T935">'2107'</text:span><text:span text:style-name="T936"><text:s/>,<text:s/></text:span><text:span text:style-name="T937">'Note'</text:span><text:span text:style-name="T938"><text:s/>,<text:s/></text:span><text:span text:style-name="T939">'Harrier'</text:span><text:span text:style-name="T940"><text:s/>,<text:s/></text:span><text:span text:style-name="T941">'Ceed'</text:span><text:span text:style-name="T942"><text:s/>,<text:s/></text:span><text:span text:style-name="T943">'X6 M'</text:span><text:span text:style-name="T944"><text:s/>,<text:s/></text:span><text:span text:style-name="T945">'Camry se'</text:span><text:span text:style-name="T946"><text:s/>,<text:s/></text:span><text:span text:style-name="T947">'Kyron'</text:span><text:span text:style-name="T948"><text:s/>,<text:s/></text:span><text:span text:style-name="T949">'Octavia'</text:span><text:span text:style-name="T950"><text:s/>,<text:s/></text:span><text:span text:style-name="T951">'Sequoia'</text:span><text:span text:style-name="T952"><text:s/>,<text:s/></text:span><text:span text:style-name="T953">'Mazda 3 SPORT'</text:span><text:span text:style-name="T954"><text:s/>,<text:s/></text:span><text:span text:style-name="T955">'Range Rover'</text:span><text:span text:style-name="T956"><text:s/>,<text:s/></text:span><text:span text:style-name="T957">'IX35'</text:span><text:span text:style-name="T958"><text:s/>,<text:s/></text:span><text:span text:style-name="T959">'Tiida 2008'</text:span><text:span text:style-name="T960"><text:s/>,<text:s/></text:span><text:span text:style-name="T961">'Minica'</text:span><text:span text:style-name="T962"><text:s/>,<text:s/></text:span><text:span text:style-name="T963">'Sentra'</text:span><text:span text:style-name="T964"><text:s/>,<text:s/></text:span><text:span text:style-name="T965">'GL 550'</text:span><text:span text:style-name="T966"><text:s/>,<text:s/></text:span><text:span text:style-name="T967">'Yukon'</text:span><text:span text:style-name="T968"><text:s/>,<text:s/></text:span><text:span text:style-name="T969">'325 CI'</text:span><text:span text:style-name="T970"><text:s/>,<text:s/></text:span><text:span text:style-name="T971">'335'</text:span><text:span text:style-name="T972"><text:s/>,<text:s/></text:span><text:span text:style-name="T973">'A 190'</text:span><text:span text:style-name="T974"><text:s/>,<text:s/></text:span><text:span text:style-name="T975">'Jetta<text:s/></text:span><text:span text:style-name="T976">სპორტ</text:span><text:span text:style-name="T977">'</text:span><text:span text:style-name="T978"><text:s/>,<text:s/></text:span><text:span text:style-name="T979">'Corolla LE'</text:span><text:span text:style-name="T980"><text:s/>,<text:s/></text:span><text:span text:style-name="T981">'428'</text:span><text:span text:style-name="T982"><text:s/>,<text:s/></text:span><text:span text:style-name="T983">'Transit Connect<text:s/></text:span><text:span text:style-name="T984">ბენზინი</text:span><text:span text:style-name="T985">'</text:span><text:span text:style-name="T986"><text:s/>,<text:s/></text:span><text:span text:style-name="T987">'Elantra limited'</text:span><text:span text:style-name="T988"><text:s/>,<text:s/></text:span><text:span text:style-name="T989">'Camry S'</text:span><text:span text:style-name="T990"><text:s/>,<text:s/></text:span><text:span text:style-name="T991">'FIT SPORT'</text:span><text:span text:style-name="T992"><text:s/>,<text:s/></text:span><text:span text:style-name="T993">'X5 3.5'</text:span><text:span text:style-name="T994"><text:s/>,<text:s/></text:span><text:span text:style-name="T995">'Ipsum S'</text:span><text:span text:style-name="T996"><text:s/>,<text:s/></text:span><text:span text:style-name="T997">'TLX'</text:span><text:span text:style-name="T998"><text:s/>,<text:s/></text:span><text:span text:style-name="T999">'Cooper S Cabrio R56'</text:span><text:span text:style-name="T1000"><text:s/>,<text:s/></text:span><text:span text:style-name="T1001">'Crafter'</text:span><text:span text:style-name="T1002"><text:s/>,<text:s/></text:span><text:span text:style-name="T1003">'Prius plugin'</text:span><text:span text:style-name="T1004"><text:s/>,<text:s/></text:span><text:span text:style-name="T1005">'Terios'</text:span><text:span text:style-name="T1006"><text:s/>,<text:s/></text:span><text:span text:style-name="T1007">'Cadenza'</text:span><text:span text:style-name="T1008"><text:s/>,<text:s/></text:span><text:span text:style-name="T1009">'Sonata 2.0t'</text:span><text:span text:style-name="T1010"><text:s/>,<text:s/></text:span><text:span text:style-name="T1011">'Defender 90 Cabrio'</text:span><text:span text:style-name="T1012"><text:s/>,<text:s/></text:span><text:span text:style-name="T1013">'E 280'</text:span><text:span text:style-name="T1014"><text:s/>,<text:s/></text:span><text:span text:style-name="T1015">'Sonata S'</text:span><text:span text:style-name="T1016"><text:s/>,<text:s/></text:span><text:span text:style-name="T1017">'GL 450'</text:span><text:span text:style-name="T1018"><text:s/>,<text:s/></text:span><text:span text:style-name="T1019">'B 170'</text:span><text:span text:style-name="T1020"><text:s/>,<text:s/></text:span><text:span text:style-name="T1021">'Cerato'</text:span><text:span text:style-name="T1022"><text:s/>,<text:s/></text:span><text:span text:style-name="T1023">'PT Cruiser'</text:span><text:span text:style-name="T1024"><text:s/>,<text:s/></text:span><text:span text:style-name="T1025">'Astra 1600'</text:span><text:span text:style-name="T1026"><text:s/>,<text:s/></text:span><text:span text:style-name="T1027">'Sonata blue edition'</text:span><text:span text:style-name="T1028"><text:s/>,<text:s/></text:span><text:span text:style-name="T1029">'320 M'</text:span><text:span text:style-name="T1030"><text:s/>,<text:s/></text:span><text:span text:style-name="T1031">'Sprinter VAN'</text:span><text:span text:style-name="T1032"><text:s/>,<text:s/></text:span><text:span text:style-name="T1033">'CLK 430'</text:span><text:span text:style-name="T1034"><text:s/>,<text:s/></text:span><text:span text:style-name="T1035">'IS 350'</text:span><text:span text:style-name="T1036"><text:s/>,<text:s/></text:span><text:span text:style-name="T1037">'Civic EX'</text:span><text:span text:style-name="T1038"><text:s/>,<text:s/></text:span><text:span text:style-name="T1039">'Fuga'</text:span><text:span text:style-name="T1040"><text:s/>,<text:s/></text:span><text:span text:style-name="T1041">'MKZ'</text:span><text:span text:style-name="T1042"><text:s/>,<text:s/></text:span><text:span text:style-name="T1043">'528'</text:span><text:span text:style-name="T1044"><text:s/>,<text:s/></text:span><text:span text:style-name="T1045">'Cruze strocna'</text:span><text:span text:style-name="T1046"><text:s/>,<text:s/></text:span><text:span text:style-name="T1047">'Countryman S'</text:span><text:span text:style-name="T1048"><text:s/>,<text:s/></text:span><text:span text:style-name="T1049">'Tiida AXIS'</text:span><text:span text:style-name="T1050"><text:s/>,<text:s/></text:span><text:span text:style-name="T1051">'CLK 200'</text:span><text:span text:style-name="T1052"><text:s/>,<text:s/></text:span><text:span text:style-name="T1053">'Swift'</text:span><text:span text:style-name="T1054"><text:s/>,<text:s/></text:span><text:span text:style-name="T1055">'Volt premier'</text:span><text:span text:style-name="T1056"><text:s/>,<text:s/></text:span><text:span text:style-name="T1057">'Viano'</text:span><text:span text:style-name="T1058"><text:s/>,<text:s/></text:span><text:span text:style-name="T1059">'HS 250h'</text:span><text:span text:style-name="T1060"><text:s/>,<text:s/></text:span><text:span text:style-name="T1061">'CT 200h F-sport'</text:span><text:span text:style-name="T1062"><text:s/>,<text:s/></text:span><text:span text:style-name="T1063">'316 i'</text:span><text:span text:style-name="T1064"><text:s/>,<text:s/></text:span><text:span text:style-name="T1065">'Century'</text:span><text:span text:style-name="T1066"><text:s/>,<text:s/></text:span><text:span text:style-name="T1067">'Mazda 3'</text:span><text:span text:style-name="T1068"><text:s/>,<text:s/></text:span><text:span text:style-name="T1069">'Outback'</text:span><text:span text:style-name="T1070"><text:s/>,<text:s/></text:span><text:span text:style-name="T1071">'E 550'</text:span><text:span text:style-name="T1072"><text:s/>,<text:s/></text:span><text:span text:style-name="T1073">'Legacy B4 twin turbo'</text:span><text:span text:style-name="T1074"><text:s/>,<text:s/></text:span><text:span text:style-name="T1075">'Avenger'</text:span><text:span text:style-name="T1076"><text:s/>,<text:s/></text:span><text:span text:style-name="T1077">'740'</text:span><text:span text:style-name="T1078"><text:s/>,<text:s/></text:span><text:span text:style-name="T1079">'A8'</text:span><text:span text:style-name="T1080"><text:s/>,<text:s/></text:span><text:span text:style-name="T1081">'Atenza'</text:span><text:span text:style-name="T1082"><text:s/>,<text:s/></text:span><text:span text:style-name="T1083">'Tiguan'</text:span><text:span text:style-name="T1084"><text:s/>,<text:s/></text:span><text:span text:style-name="T1085">'Astra BERTONE'</text:span><text:span text:style-name="T1086"><text:s/>,<text:s/></text:span><text:span text:style-name="T1087">'FIT Hbrid'</text:span><text:span text:style-name="T1088"><text:s/>,<text:s/></text:span><text:span text:style-name="T1089">'Cherokee'</text:span><text:span text:style-name="T1090"><text:s/>,<text:s/></text:span><text:span text:style-name="T1091">'Verso'</text:span><text:span text:style-name="T1092"><text:s/>,<text:s/></text:span><text:span text:style-name="T1093">'Golf 6'</text:span><text:span text:style-name="T1094"><text:s/>,<text:s/></text:span><text:span text:style-name="T1095">'230'</text:span><text:span text:style-name="T1096"><text:s/>,<text:s/></text:span><text:span text:style-name="T1097">'Bluebird'</text:span><text:span text:style-name="T1098"><text:s/>,<text:s/></text:span><text:span text:style-name="T1099">'Land Cruiser Prado'</text:span><text:span text:style-name="T1100"><text:s/>,<text:s/></text:span><text:span text:style-name="T1101">'120'</text:span><text:span text:style-name="T1102"><text:s/>,<text:s/></text:span><text:span text:style-name="T1103">'CLK 230 .'</text:span><text:span text:style-name="T1104"><text:s/>,<text:s/></text:span><text:span text:style-name="T1105">'Liana'</text:span><text:span text:style-name="T1106"><text:s/>,<text:s/></text:span><text:span text:style-name="T1107">'C 280'</text:span><text:span text:style-name="T1108"><text:s/>,<text:s/></text:span><text:span text:style-name="T1109">'Alphard'</text:span><text:span text:style-name="T1110"><text:s/>,<text:s/></text:span><text:span text:style-name="T1111">'Passport'</text:span><text:span text:style-name="T1112"><text:s/>,<text:s/></text:span><text:span text:style-name="T1113">'ColtPlus'</text:span><text:span text:style-name="T1114"><text:s/>,<text:s/></text:span><text:span text:style-name="T1115">'A4 S line'</text:span><text:span text:style-name="T1116"><text:s/>,<text:s/></text:span><text:span text:style-name="T1117">'Camry XLE'</text:span><text:span text:style-name="T1118"><text:s/>,<text:s/></text:span><text:span text:style-name="T1119">'Sonata hybrid'</text:span><text:span text:style-name="T1120"><text:s/>,<text:s/></text:span><text:span text:style-name="T1121">'Liberty'</text:span><text:span text:style-name="T1122"><text:s/>,<text:s/></text:span><text:span text:style-name="T1123">'Corsa'</text:span><text:span text:style-name="T1124"><text:s/>,<text:s/></text:span><text:span text:style-name="T1125">'Fit Aria'</text:span><text:span text:style-name="T1126"><text:s/>,<text:s/></text:span><text:span text:style-name="T1127">'1000'</text:span><text:span text:style-name="T1128"><text:s/>,<text:s/></text:span><text:span text:style-name="T1129">'Versa'</text:span><text:span text:style-name="T1130"><text:s/>,<text:s/></text:span><text:span text:style-name="T1131">'Grandis'</text:span><text:span text:style-name="T1132"><text:s/>,<text:s/></text:span><text:span text:style-name="T1133">'E 430'</text:span><text:span text:style-name="T1134"><text:s/>,<text:s/></text:span><text:span text:style-name="T1135">'FIT S'</text:span><text:span text:style-name="T1136"><text:s/>,<text:s/></text:span><text:span text:style-name="T1137">'Inspire'</text:span><text:span text:style-name="T1138"><text:s/>,<text:s/></text:span><text:span text:style-name="T1139">'Town Car'</text:span><text:span text:style-name="T1140"><text:s/>,<text:s/></text:span><text:span text:style-name="T1141">'Venza'</text:span><text:span text:style-name="T1142"><text:s/>,<text:s/></text:span><text:span text:style-name="T1143">'RVR'</text:span><text:span text:style-name="T1144"><text:s/>,<text:s/></text:span><text:span text:style-name="T1145">'Town and Country'</text:span><text:span text:style-name="T1146"><text:s/>,<text:s/></text:span><text:span text:style-name="T1147">'XV LIMITED'</text:span><text:span text:style-name="T1148"><text:s/>,<text:s/></text:span><text:span text:style-name="T1149">'Model X'</text:span><text:span text:style-name="T1150"><text:s/>,<text:s/></text:span><text:span text:style-name="T1151">'R 350'</text:span><text:span text:style-name="T1152"><text:s/>,<text:s/></text:span><text:span text:style-name="T1153">'Corolla S'</text:span><text:span text:style-name="T1154"><text:s/>,<text:s/></text:span><text:span text:style-name="T1155">'Traverse'</text:span><text:span text:style-name="T1156"><text:s/>,<text:s/></text:span><text:span text:style-name="T1157">'Demio'</text:span><text:span text:style-name="T1158"><text:s/>,<text:s/></text:span><text:span text:style-name="T1159">'Jetta GLI'</text:span><text:span text:style-name="T1160"><text:s/>,<text:s/></text:span><text:span text:style-name="T1161">'ML 350 4 MATIC'</text:span><text:span text:style-name="T1162"><text:s/>,<text:s/></text:span><text:span text:style-name="T1163">'CLK 55 AMG'</text:span><text:span text:style-name="T1164"><text:s/>,<text:s/></text:span><text:span text:style-name="T1165">'CX-5'</text:span><text:span text:style-name="T1166"><text:s/>,<text:s/></text:span><text:span text:style-name="T1167">'A 140'</text:span><text:span text:style-name="T1168"><text:s/>,<text:s/></text:span><text:span text:style-name="T1169">'YRV'</text:span><text:span text:style-name="T1170"><text:s/>,<text:s/></text:span><text:span text:style-name="T1171">'Allante'</text:span><text:span text:style-name="T1172"><text:s/>,<text:s/></text:span><text:span text:style-name="T1173">'C 230'</text:span><text:span text:style-name="T1174"><text:s/>,<text:s/></text:span><text:span text:style-name="T1175">'Combo 2001'</text:span><text:span text:style-name="T1176"><text:s/>,<text:s/></text:span><text:span text:style-name="T1177">'S 500'</text:span><text:span text:style-name="T1178"><text:s/>,<text:s/></text:span><text:span text:style-name="T1179">'540 I'</text:span><text:span text:style-name="T1180"><text:s/>,<text:s/></text:span><text:span text:style-name="T1181">'Fusion phev'</text:span><text:span text:style-name="T1182"><text:s/>,<text:s/></text:span><text:span text:style-name="T1183">'500 Abarth'</text:span><text:span text:style-name="T1184"><text:s/>,<text:s/></text:span><text:span text:style-name="T1185">'206'</text:span><text:span text:style-name="T1186"><text:s/>,<text:s/></text:span><text:span text:style-name="T1187">'Mazda 6'</text:span><text:span text:style-name="T1188"><text:s/>,<text:s/></text:span><text:span text:style-name="T1189">'Fred'</text:span><text:span text:style-name="T1190"><text:s/>,<text:s/></text:span><text:span text:style-name="T1191">'Altezza'</text:span><text:span text:style-name="T1192"><text:s/>,<text:s/></text:span><text:span text:style-name="T1193">'Mirage'</text:span><text:span text:style-name="T1194"><text:s/>,<text:s/></text:span><text:span text:style-name="T1195">'C 320 CDI'</text:span><text:span text:style-name="T1196"><text:s/>,<text:s/></text:span><text:span text:style-name="T1197">'2106'</text:span><text:span text:style-name="T1198"><text:s/>,<text:s/></text:span><text:span text:style-name="T1199">'LS 460'</text:span><text:span text:style-name="T1200"><text:s/>,<text:s/></text:span><text:span text:style-name="T1201">'550'</text:span><text:span text:style-name="T1202"><text:s/>,<text:s/></text:span><text:span text:style-name="T1203">'Escape Titanium'</text:span><text:span text:style-name="T1204"><text:s/>,<text:s/></text:span><text:span text:style-name="T1205">'C30 2010'</text:span><text:span text:style-name="T1206"><text:s/>,<text:s/></text:span><text:span text:style-name="T1207">'Micra'</text:span><text:span text:style-name="T1208"><text:s/>,<text:s/></text:span><text:span text:style-name="T1209">'X5 XDRIVE'</text:span><text:span text:style-name="T1210"><text:s/>,<text:s/></text:span><text:span text:style-name="T1211">'535 i'</text:span><text:span text:style-name="T1212"><text:s/>,<text:s/></text:span><text:span text:style-name="T1213">'C 200 7G-TRONIC'</text:span><text:span text:style-name="T1214"><text:s/>,<text:s/></text:span><text:span text:style-name="T1215">'Astra g'</text:span><text:span text:style-name="T1216"><text:s/>,<text:s/></text:span><text:span text:style-name="T1217">'IVECO DAYLY'</text:span><text:span text:style-name="T1218"><text:s/>,<text:s/></text:span><text:span text:style-name="T1219">'ML 280<text:s/></text:span><text:span text:style-name="T1220">სასწრაფოდ</text:span><text:span text:style-name="T1221">'</text:span><text:span text:style-name="T1222"><text:s/>,<text:s/></text:span><text:span text:style-name="T1223">'Camry SPORT'</text:span><text:span text:style-name="T1224"><text:s/>,<text:s/></text:span><text:span text:style-name="T1225">'Impala'</text:span><text:span text:style-name="T1226"><text:s/>,<text:s/></text:span><text:span text:style-name="T1227">'Impreza'</text:span><text:span text:style-name="T1228"><text:s/>,<text:s/></text:span><text:span text:style-name="T1229">'Acadia'</text:span><text:span text:style-name="T1230"><text:s/>,<text:s/></text:span><text:span text:style-name="T1231">'Cruze Premier'</text:span><text:span text:style-name="T1232"><text:s/>,<text:s/></text:span><text:span text:style-name="T1233">'UP'</text:span><text:span text:style-name="T1234"><text:s/>,<text:s/></text:span><text:span text:style-name="T1235">'Clio'</text:span><text:span text:style-name="T1236"><text:s/>,<text:s/></text:span><text:span text:style-name="T1237">'Outlander SPORT'</text:span><text:span text:style-name="T1238"><text:s/>,<text:s/></text:span><text:span text:style-name="T1239">'500L LONG'</text:span><text:span text:style-name="T1240"><text:s/>,<text:s/></text:span><text:span text:style-name="T1241">'CX-9'</text:span><text:span text:style-name="T1242"><text:s/>,<text:s/></text:span><text:span text:style-name="T1243">'XL7'</text:span><text:span text:style-name="T1244"><text:s/>,<text:s/></text:span><text:span text:style-name="T1245">'Passat sel'</text:span><text:span text:style-name="T1246"><text:s/>,<text:s/></text:span><text:span text:style-name="T1247">'FIT HIBRID'</text:span><text:span text:style-name="T1248"><text:s/>,<text:s/></text:span><text:span text:style-name="T1249">'H6'</text:span><text:span text:style-name="T1250"><text:s/>,<text:s/></text:span><text:span text:style-name="T1251">'CC R line'</text:span><text:span text:style-name="T1252"><text:s/>,<text:s/></text:span><text:span text:style-name="T1253">'Mazda 6 TOURING'</text:span><text:span text:style-name="T1254"><text:s/>,<text:s/></text:span><text:span text:style-name="T1255">'CLA 45 AMG'</text:span><text:span text:style-name="T1256"><text:s/>,<text:s/></text:span><text:span text:style-name="T1257">'Caliber'</text:span><text:span text:style-name="T1258"><text:s/>,<text:s/></text:span><text:span text:style-name="T1259">'Murano'</text:span><text:span text:style-name="T1260"><text:s/>,<text:s/></text:span><text:span text:style-name="T1261">'Transit CL'</text:span><text:span text:style-name="T1262"><text:s/>,<text:s/></text:span><text:span text:style-name="T1263">'523'</text:span><text:span text:style-name="T1264"><text:s/>,<text:s/></text:span><text:span text:style-name="T1265">'320 i'</text:span><text:span text:style-name="T1266"><text:s/>,<text:s/></text:span><text:span text:style-name="T1267">'Escape 3.0'</text:span><text:span text:style-name="T1268"><text:s/>,<text:s/></text:span><text:span text:style-name="T1269">'C 36 AMG'</text:span><text:span text:style-name="T1270"><text:s/>,<text:s/></text:span><text:span text:style-name="T1271">'Transit Fff'</text:span><text:span text:style-name="T1272"><text:s/>,<text:s/></text:span><text:span text:style-name="T1273">'Gentra'</text:span><text:span text:style-name="T1274"><text:s/>,<text:s/></text:span><text:span text:style-name="T1275">'316'</text:span><text:span text:style-name="T1276"><text:s/>,<text:s/></text:span><text:span text:style-name="T1277">'Pilot'</text:span><text:span text:style-name="T1278"><text:s/>,<text:s/></text:span><text:span text:style-name="T1279">'5.30E+62'</text:span><text:span text:style-name="T1280"><text:s/>,<text:s/></text:span><text:span text:style-name="T1281">'CC 2.0 T'</text:span><text:span text:style-name="T1282"><text:s/>,<text:s/></text:span><text:span text:style-name="T1283">'BRZ'</text:span><text:span text:style-name="T1284"><text:s/>,<text:s/></text:span><text:span text:style-name="T1285">'Touareg'</text:span><text:span text:style-name="T1286"><text:s/>,<text:s/></text:span><text:span text:style-name="T1287">'1500'</text:span><text:span text:style-name="T1288"><text:s/>,<text:s/></text:span><text:span text:style-name="T1289">'GLE 63 AMG'</text:span><text:span text:style-name="T1290"><text:s/>,<text:s/></text:span><text:span text:style-name="T1291">'Grand Cherokee Saiubileo'</text:span><text:span text:style-name="T1292"><text:s/>,<text:s/></text:span><text:span text:style-name="T1293">'Smart Fortwo'</text:span><text:span text:style-name="T1294"><text:s/>,<text:s/></text:span><text:span text:style-name="T1295">'Skyline'</text:span><text:span text:style-name="T1296"><text:s/>,<text:s/></text:span><text:span text:style-name="T1297">'500 Sport'</text:span><text:span text:style-name="T1298"><text:s/>,<text:s/></text:span><text:span text:style-name="T1299">'Golf TDI'</text:span><text:span text:style-name="T1300"><text:s/>,<text:s/></text:span><text:span text:style-name="T1301">'Camry sport'</text:span><text:span text:style-name="T1302"><text:s/>,<text:s/></text:span><text:span text:style-name="T1303">'Demio evropuli'</text:span><text:span text:style-name="T1304"><text:s/>,<text:s/></text:span><text:span text:style-name="T1305">'X3'</text:span><text:span text:style-name="T1306"><text:s/>,<text:s/></text:span><text:span text:style-name="T1307">'CLS 550 550'</text:span><text:span text:style-name="T1308"><text:s/>,<text:s/></text:span><text:span text:style-name="T1309">'Equinox LT'</text:span><text:span text:style-name="T1310"><text:s/>,<text:s/></text:span><text:span text:style-name="T1311">'Outlander SE'</text:span><text:span text:style-name="T1312"><text:s/>,<text:s/></text:span><text:span text:style-name="T1313">'E 270 AVANGARDI'</text:span><text:span text:style-name="T1314"><text:s/>,<text:s/></text:span><text:span text:style-name="T1315">'Wingroad'</text:span><text:span text:style-name="T1316"><text:s/>,<text:s/></text:span><text:span text:style-name="T1317">'Passat R-line'</text:span><text:span text:style-name="T1318"><text:s/>,<text:s/></text:span><text:span text:style-name="T1319">'X5 e53'</text:span><text:span text:style-name="T1320"><text:s/>,<text:s/></text:span><text:span text:style-name="T1321">'Pacifica'</text:span><text:span text:style-name="T1322"><text:s/>,<text:s/></text:span><text:soft-page-break/><text:span text:style-name="T1323">'Doblo'</text:span><text:span text:style-name="T1324"><text:s/>,<text:s/></text:span><text:span text:style-name="T1325">'Allroad'</text:span><text:span text:style-name="T1326"><text:s/>,<text:s/></text:span><text:span text:style-name="T1327">'E 350 212'</text:span><text:span text:style-name="T1328"><text:s/>,<text:s/></text:span><text:span text:style-name="T1329">'Panamera S'</text:span><text:span text:style-name="T1330"><text:s/>,<text:s/></text:span><text:span text:style-name="T1331">'XJ'</text:span><text:span text:style-name="T1332"><text:s/>,<text:s/></text:span><text:span text:style-name="T1333">'Forester SH'</text:span><text:span text:style-name="T1334"><text:s/>,<text:s/></text:span><text:span text:style-name="T1335">'Outlander Sport'</text:span><text:span text:style-name="T1336"><text:s/>,<text:s/></text:span><text:span text:style-name="T1337">'Caddy'</text:span><text:span text:style-name="T1338"><text:s/>,<text:s/></text:span><text:span text:style-name="T1339">'Transit S'</text:span><text:span text:style-name="T1340"><text:s/>,<text:s/></text:span><text:span text:style-name="T1341">'C-MAX HYBRID'</text:span><text:span text:style-name="T1342"><text:s/>,<text:s/></text:span><text:span text:style-name="T1343">'435 CUPE'</text:span><text:span text:style-name="T1344"><text:s/>,<text:s/></text:span><text:span text:style-name="T1345">'ML 500'</text:span><text:span text:style-name="T1346"><text:s/>,<text:s/></text:span><text:span text:style-name="T1347">'G 55 AMG'</text:span><text:span text:style-name="T1348"><text:s/>,<text:s/></text:span><text:span text:style-name="T1349">'ML 270'</text:span><text:span text:style-name="T1350"><text:s/>,<text:s/></text:span><text:span text:style-name="T1351">'LX 470'</text:span><text:span text:style-name="T1352"><text:s/>,<text:s/></text:span><text:span text:style-name="T1353">'CLK 200 Kompressor'</text:span><text:span text:style-name="T1354"><text:s/>,<text:s/></text:span><text:span text:style-name="T1355">'Elysion'</text:span><text:span text:style-name="T1356"><text:s/>,<text:s/></text:span><text:span text:style-name="T1357">'Transit 135'</text:span><text:span text:style-name="T1358"><text:s/>,<text:s/></text:span><text:span text:style-name="T1359">'Samurai'</text:span><text:span text:style-name="T1360"><text:s/>,<text:s/></text:span><text:span text:style-name="T1361">'M5 Japan'</text:span><text:span text:style-name="T1362"><text:s/>,<text:s/></text:span><text:span text:style-name="T1363">'Caldina'</text:span><text:span text:style-name="T1364"><text:s/>,<text:s/></text:span><text:span text:style-name="T1365">'Aqua s'</text:span><text:span text:style-name="T1366"><text:s/>,<text:s/></text:span><text:span text:style-name="T1367">'Elantra LIMITED'</text:span><text:span text:style-name="T1368"><text:s/>,<text:s/></text:span><text:span text:style-name="T1369">'607'</text:span><text:span text:style-name="T1370"><text:s/>,<text:s/></text:span><text:span text:style-name="T1371">'Astra H'</text:span><text:span text:style-name="T1372"><text:s/>,<text:s/></text:span><text:span text:style-name="T1373">'Megane GT Line'</text:span><text:span text:style-name="T1374"><text:s/>,<text:s/></text:span><text:span text:style-name="T1375">'CLS 350 AMG'</text:span><text:span text:style-name="T1376"><text:s/>,<text:s/></text:span><text:span text:style-name="T1377">'Q5 S-line'</text:span><text:span text:style-name="T1378"><text:s/>,<text:s/></text:span><text:span text:style-name="T1379">'X1'</text:span><text:span text:style-name="T1380"><text:s/>,<text:s/></text:span><text:span text:style-name="T1381">'CLK 270'</text:span><text:span text:style-name="T1382"><text:s/>,<text:s/></text:span><text:span text:style-name="T1383">'Elantra GT'</text:span><text:span text:style-name="T1384"><text:s/>,<text:s/></text:span><text:span text:style-name="T1385">'Cruze RS'</text:span><text:span text:style-name="T1386"><text:s/>,<text:s/></text:span><text:span text:style-name="T1387">'MKZ hybrid'</text:span><text:span text:style-name="T1388"><text:s/>,<text:s/></text:span><text:span text:style-name="T1389">'130'</text:span><text:span text:style-name="T1390"><text:s/>,<text:s/></text:span><text:span text:style-name="T1391">'X-Trail X-trail'</text:span><text:span text:style-name="T1392"><text:s/>,<text:s/></text:span><text:span text:style-name="T1393">'Hilux Surf'</text:span><text:span text:style-name="T1394"><text:s/>,<text:s/></text:span><text:span text:style-name="T1395">'200'</text:span><text:span text:style-name="T1396"><text:s/>,<text:s/></text:span><text:span text:style-name="T1397">'VehiCross'</text:span><text:span text:style-name="T1398"><text:s/>,<text:s/></text:span><text:span text:style-name="T1399">'CC'</text:span><text:span text:style-name="T1400"><text:s/>,<text:s/></text:span><text:span text:style-name="T1401">'Prius C Navigation'</text:span><text:span text:style-name="T1402"><text:s/>,<text:s/></text:span><text:span text:style-name="T1403">'E 350 w211'</text:span><text:span text:style-name="T1404"><text:s/>,<text:s/></text:span><text:span text:style-name="T1405">'Expedition'</text:span><text:span text:style-name="T1406"><text:s/>,<text:s/></text:span><text:span text:style-name="T1407">'Accord'</text:span><text:span text:style-name="T1408"><text:s/>,<text:s/></text:span><text:span text:style-name="T1409">'Sonata HYBRID'</text:span><text:span text:style-name="T1410"><text:s/>,<text:s/></text:span><text:span text:style-name="T1411">'ML 320'</text:span><text:span text:style-name="T1412"><text:s/>,<text:s/></text:span><text:span text:style-name="T1413">'Hilux'</text:span><text:span text:style-name="T1414"><text:s/>,<text:s/></text:span><text:span text:style-name="T1415">'Range Rover Evoque'</text:span><text:span text:style-name="T1416"><text:s/>,<text:s/></text:span><text:span text:style-name="T1417">'Prius V ALPINA'</text:span><text:span text:style-name="T1418"><text:s/>,<text:s/></text:span><text:span text:style-name="T1419">'Sprinter 315CDI'</text:span><text:span text:style-name="T1420"><text:s/>,<text:s/></text:span><text:span text:style-name="T1421">'Taurus interceptor'</text:span><text:span text:style-name="T1422"><text:s/>,<text:s/></text:span><text:span text:style-name="T1423">'RIO lx'</text:span><text:span text:style-name="T1424"><text:s/>,<text:s/></text:span><text:span text:style-name="T1425">'X5 XDRIVE 35D'</text:span><text:span text:style-name="T1426"><text:s/>,<text:s/></text:span><text:span text:style-name="T1427">'Jetta SEL'</text:span><text:span text:style-name="T1428"><text:s/>,<text:s/></text:span><text:span text:style-name="T1429">'ES 350'</text:span><text:span text:style-name="T1430"><text:s/>,<text:s/></text:span><text:span text:style-name="T1431">'G 300'</text:span><text:span text:style-name="T1432"><text:s/>,<text:s/></text:span><text:span text:style-name="T1433">'RX 450 H'</text:span><text:span text:style-name="T1434"><text:s/>,<text:s/></text:span><text:span text:style-name="T1435">'Highlander sport'</text:span><text:span text:style-name="T1436"><text:s/>,<text:s/></text:span><text:span text:style-name="T1437">'Focus TITANIUM'</text:span><text:span text:style-name="T1438"><text:s/>,<text:s/></text:span><text:span text:style-name="T1439">'Forte'</text:span><text:span text:style-name="T1440"><text:s/>,<text:s/></text:span><text:span text:style-name="T1441">'Accord CL9 type S'</text:span><text:span text:style-name="T1442"><text:s/>,<text:s/></text:span><text:span text:style-name="T1443">'500 turbo'</text:span><text:span text:style-name="T1444"><text:s/>,<text:s/></text:span><text:span text:style-name="T1445">'Aqua L paketi'</text:span><text:span text:style-name="T1446"><text:s/>,<text:s/></text:span><text:span text:style-name="T1447">'Santa FE Ultimate'</text:span><text:span text:style-name="T1448"><text:s/>,<text:s/></text:span><text:span text:style-name="T1449">'Sprinter 311'</text:span><text:span text:style-name="T1450"><text:s/>,<text:s/></text:span><text:span text:style-name="T1451">'320 Gran Turismo'</text:span><text:span text:style-name="T1452"><text:s/>,<text:s/></text:span><text:span text:style-name="T1453">'E 280 CDI'</text:span><text:span text:style-name="T1454"><text:s/>,<text:s/></text:span><text:span text:style-name="T1455">'Outlander sport'</text:span><text:span text:style-name="T1456"><text:s/>,<text:s/></text:span><text:span text:style-name="T1457">'311'</text:span><text:span text:style-name="T1458"><text:s/>,<text:s/></text:span><text:span text:style-name="T1459">'Vito 2.2'</text:span><text:span text:style-name="T1460"><text:s/>,<text:s/></text:span><text:span text:style-name="T1461">'535 Twinturbo'</text:span><text:span text:style-name="T1462"><text:s/>,<text:s/></text:span><text:span text:style-name="T1463">'416'</text:span><text:span text:style-name="T1464"><text:s/>,<text:s/></text:span><text:span text:style-name="T1465">'Avensis'</text:span><text:span text:style-name="T1466"><text:s/>,<text:s/></text:span><text:span text:style-name="T1467">'Sonata Hibrid'</text:span><text:span text:style-name="T1468"><text:s/>,<text:s/></text:span><text:span text:style-name="T1469">'Prius s'</text:span><text:span text:style-name="T1470"><text:s/>,<text:s/></text:span><text:span text:style-name="T1471">'RIO lX'</text:span><text:span text:style-name="T1472"><text:s/>,<text:s/></text:span><text:span text:style-name="T1473">'QX80'</text:span><text:span text:style-name="T1474"><text:s/>,<text:s/></text:span><text:span text:style-name="T1475">'Prius BLUG-IN'</text:span><text:span text:style-name="T1476"><text:s/>,<text:s/></text:span><text:span text:style-name="T1477">'Q7'</text:span><text:span text:style-name="T1478"><text:s/>,<text:s/></text:span><text:span text:style-name="T1479">'Presage RIDER'</text:span><text:span text:style-name="T1480"><text:s/>,<text:s/></text:span><text:span text:style-name="T1481">'Yaris IA'</text:span><text:span text:style-name="T1482"><text:s/>,<text:s/></text:span><text:span text:style-name="T1483">'E 300 AVANTGARDE-LTD'</text:span><text:span text:style-name="T1484"><text:s/>,<text:s/></text:span><text:span text:style-name="T1485">'Escalade'</text:span><text:span text:style-name="T1486"><text:s/>,<text:s/></text:span><text:span text:style-name="T1487">'H2'</text:span><text:span text:style-name="T1488"><text:s/>,<text:s/></text:span><text:span text:style-name="T1489">'550 GT'</text:span><text:span text:style-name="T1490"><text:s/>,<text:s/></text:span><text:span text:style-name="T1491">'290'</text:span><text:span text:style-name="T1492"><text:s/>,<text:s/></text:span><text:span text:style-name="T1493">'X5 X-Drive'</text:span><text:span text:style-name="T1494"><text:s/>,<text:s/></text:span><text:span text:style-name="T1495">'Getz'</text:span><text:span text:style-name="T1496"><text:s/>,<text:s/></text:span><text:span text:style-name="T1497">'500C'</text:span><text:span text:style-name="T1498"><text:s/>,<text:s/></text:span><text:span text:style-name="T1499">'R 320'</text:span><text:span text:style-name="T1500"><text:s/>,<text:s/></text:span><text:span text:style-name="T1501">'Land Rover Sport'</text:span><text:span text:style-name="T1502"><text:s/>,<text:s/></text:span><text:span text:style-name="T1503">'Edge'</text:span><text:span text:style-name="T1504"><text:s/>,<text:s/></text:span><text:span text:style-name="T1505">'MDX'</text:span><text:span text:style-name="T1506"><text:s/>,<text:s/></text:span><text:span text:style-name="T1507">'128 M tech'</text:span><text:span text:style-name="T1508"><text:s/>,<text:s/></text:span><text:span text:style-name="T1509">'Encore'</text:span><text:span text:style-name="T1510"><text:s/>,<text:s/></text:span><text:span text:style-name="T1511">'Megane'</text:span><text:span text:style-name="T1512"><text:s/>,<text:s/></text:span><text:span text:style-name="T1513">'FIT HYBRYD'</text:span><text:span text:style-name="T1514"><text:s/>,<text:s/></text:span><text:span text:style-name="T1515">'CL 550'</text:span><text:span text:style-name="T1516"><text:s/>,<text:s/></text:span><text:span text:style-name="T1517">'X3 3.5i'</text:span><text:span text:style-name="T1518"><text:s/>,<text:s/></text:span><text:span text:style-name="T1519">'E 350 AMG'</text:span><text:span text:style-name="T1520"><text:s/>,<text:s/></text:span><text:span text:style-name="T1521">'Estima'</text:span><text:span text:style-name="T1522"><text:s/>,<text:s/></text:span><text:span text:style-name="T1523">'C 220 CDI'</text:span><text:span text:style-name="T1524"><text:s/>,<text:s/></text:span><text:span text:style-name="T1525">'Elantra gt'</text:span><text:span text:style-name="T1526"><text:s/>,<text:s/></text:span><text:span text:style-name="T1527">'550 F10'</text:span><text:span text:style-name="T1528"><text:s/>,<text:s/></text:span><text:span text:style-name="T1529">'Focus ST'</text:span><text:span text:style-name="T1530"><text:s/>,<text:s/></text:span><text:span text:style-name="T1531">'Camry sporti'</text:span><text:span text:style-name="T1532"><text:s/>,<text:s/></text:span><text:span text:style-name="T1533">'G20'</text:span><text:span text:style-name="T1534"><text:s/>,<text:s/></text:span><text:span text:style-name="T1535">'Sonic'</text:span><text:span text:style-name="T1536"><text:s/>,<text:s/></text:span><text:span text:style-name="T1537">'545'</text:span><text:span text:style-name="T1538"><text:s/>,<text:s/></text:span><text:span text:style-name="T1539">'FX35'</text:span><text:span text:style-name="T1540"><text:s/>,<text:s/></text:span><text:span text:style-name="T1541">'X5 4,4i'</text:span><text:span text:style-name="T1542"><text:s/>,<text:s/></text:span><text:span text:style-name="T1543">'320 2.2'</text:span><text:span text:style-name="T1544"><text:s/>,<text:s/></text:span><text:span text:style-name="T1545">'Cruze LS'</text:span><text:span text:style-name="T1546"><text:s/>,<text:s/></text:span><text:span text:style-name="T1547">'Camry HYBRID'</text:span><text:span text:style-name="T1548"><text:s/>,<text:s/></text:span><text:span text:style-name="T1549">'E 350 4 Matic AMG Packag'</text:span><text:span text:style-name="T1550"><text:s/>,<text:s/></text:span><text:span text:style-name="T1551">'645 CI'</text:span><text:span text:style-name="T1552"><text:s/>,<text:s/></text:span><text:span text:style-name="T1553">'CTS'</text:span><text:span text:style-name="T1554"><text:s/>,<text:s/></text:span><text:span text:style-name="T1555">'Lancer'</text:span><text:span text:style-name="T1556"><text:s/>,<text:s/></text:span><text:span text:style-name="T1557">'Camry LE'</text:span><text:span text:style-name="T1558"><text:s/>,<text:s/></text:span><text:span text:style-name="T1559">'Fortuner'</text:span><text:span text:style-name="T1560"><text:s/>,<text:s/></text:span><text:span text:style-name="T1561">'CT 200h F SPORT'</text:span><text:span text:style-name="T1562"><text:s/>,<text:s/></text:span><text:span text:style-name="T1563">'Maverick'</text:span><text:span text:style-name="T1564"><text:s/>,<text:s/></text:span><text:span text:style-name="T1565">'Laguna'</text:span><text:span text:style-name="T1566"><text:s/>,<text:s/></text:span><text:span text:style-name="T1567">'Elantra Limited'</text:span><text:span text:style-name="T1568"><text:s/>,<text:s/></text:span><text:span text:style-name="T1569">'225'</text:span><text:span text:style-name="T1570"><text:s/>,<text:s/></text:span><text:span text:style-name="T1571">'S-max'</text:span><text:span text:style-name="T1572"><text:s/>,<text:s/></text:span><text:span text:style-name="T1573">'525 i'</text:span><text:span text:style-name="T1574"><text:s/>,<text:s/></text:span><text:span text:style-name="T1575">'F-type'</text:span><text:span text:style-name="T1576"><text:s/>,<text:s/></text:span><text:span text:style-name="T1577">'GL 320 bluetec'</text:span><text:span text:style-name="T1578"><text:s/>,<text:s/></text:span><text:span text:style-name="T1579">'100'</text:span><text:span text:style-name="T1580"><text:s/>,<text:s/></text:span><text:span text:style-name="T1581">'Quest 2016'</text:span><text:span text:style-name="T1582"><text:s/>,<text:s/></text:span><text:span text:style-name="T1583">'320 2.0'</text:span><text:span text:style-name="T1584"><text:s/>,<text:s/></text:span><text:span text:style-name="T1585">'2121 (Niva)'</text:span><text:span text:style-name="T1586"><text:s/>,<text:s/></text:span><text:span text:style-name="T1587">'Impreza G4'</text:span><text:span text:style-name="T1588"><text:s/>,<text:s/></text:span><text:span text:style-name="T1589">'FIT fit'</text:span><text:span text:style-name="T1590"><text:s/>,<text:s/></text:span><text:span text:style-name="T1591">'Passat SE'</text:span><text:span text:style-name="T1592"><text:s/>,<text:s/></text:span><text:span text:style-name="T1593">'Sienta'</text:span><text:span text:style-name="T1594"><text:s/>,<text:s/></text:span><text:span text:style-name="T1595">'iA isti'</text:span><text:span text:style-name="T1596"><text:s/>,<text:s/></text:span><text:span text:style-name="T1597">'Elantra GLS / LIMITED'</text:span><text:span text:style-name="T1598"><text:s/>,<text:s/></text:span><text:span text:style-name="T1599">'320 320'</text:span><text:span text:style-name="T1600"><text:s/>,<text:s/></text:span><text:span text:style-name="T1601">'Avalon limited'</text:span><text:span text:style-name="T1602"><text:s/>,<text:s/></text:span><text:span text:style-name="T1603">'Optima X'</text:span><text:span text:style-name="T1604"><text:s/>,<text:s/></text:span><text:span text:style-name="T1605">'3796'</text:span><text:span text:style-name="T1606"><text:s/>,<text:s/></text:span><text:span text:style-name="T1607">'Smart'</text:span><text:span text:style-name="T1608"><text:s/>,<text:s/></text:span><text:span text:style-name="T1609">'C 320'</text:span><text:span text:style-name="T1610"><text:s/>,<text:s/></text:span><text:span text:style-name="T1611">'Touran'</text:span><text:span text:style-name="T1612"><text:s/>,<text:s/></text:span><text:span text:style-name="T1613">'Omega B'</text:span><text:span text:style-name="T1614"><text:s/>,<text:s/></text:span><text:span text:style-name="T1615">'Corsa Corsa'</text:span><text:span text:style-name="T1616"><text:s/>,<text:s/></text:span><text:span text:style-name="T1617">'Vectra C'</text:span><text:span text:style-name="T1618"><text:s/>,<text:s/></text:span><text:span text:style-name="T1619">'E 220 cdi'</text:span><text:span text:style-name="T1620"><text:s/>,<text:s/></text:span><text:span text:style-name="T1621">'Countryman s'</text:span><text:span text:style-name="T1622"><text:s/>,<text:s/></text:span><text:span text:style-name="T1623">'GL 350'</text:span><text:span text:style-name="T1624"><text:s/>,<text:s/></text:span><text:span text:style-name="T1625">'Demio 12'</text:span><text:span text:style-name="T1626"><text:s/>,<text:s/></text:span><text:span text:style-name="T1627">'Tucson TURBO'</text:span><text:span text:style-name="T1628"><text:s/>,<text:s/></text:span><text:span text:style-name="T1629">'535 comfort-sport'</text:span><text:span text:style-name="T1630"><text:s/>,<text:s/></text:span><text:span text:style-name="T1631">'500 46 ml'</text:span><text:span text:style-name="T1632"><text:s/>,<text:s/></text:span><text:span text:style-name="T1633">'Vitz RS'</text:span><text:span text:style-name="T1634"><text:s/>,<text:s/></text:span><text:span text:style-name="T1635">'500 Lounge'</text:span><text:span text:style-name="T1636"><text:s/>,<text:s/></text:span><text:span text:style-name="T1637">'XC90'</text:span><text:span text:style-name="T1638"><text:s/>,<text:s/></text:span><text:span text:style-name="T1639">'Agila'</text:span><text:span text:style-name="T1640"><text:s/>,<text:s/></text:span><text:span text:style-name="T1641">'525 525'</text:span><text:span text:style-name="T1642"><text:s/>,<text:s/></text:span><text:span text:style-name="T1643">'Optima Hybrid'</text:span><text:span text:style-name="T1644"><text:s/>,<text:s/></text:span><text:span text:style-name="T1645">'G 320'</text:span><text:span text:style-name="T1646"><text:s/>,<text:s/></text:span><text:span text:style-name="T1647">'Crosstrek'</text:span><text:span text:style-name="T1648"><text:s/>,<text:s/></text:span><text:span text:style-name="T1649">'CLS 63 AMG'</text:span><text:span text:style-name="T1650"><text:s/>,<text:s/></text:span><text:span text:style-name="T1651">'R 350 BLUETEC'</text:span><text:span text:style-name="T1652"><text:s/>,<text:s/></text:span><text:span text:style-name="T1653">'Golf 4'</text:span><text:span text:style-name="T1654"><text:s/>,<text:s/></text:span><text:span text:style-name="T1655">'Cruze sonic'</text:span><text:span text:style-name="T1656"><text:s/>,<text:s/></text:span><text:span text:style-name="T1657">'Nubira'</text:span><text:span text:style-name="T1658"><text:s/>,<text:s/></text:span><text:span text:style-name="T1659">'Axela'</text:span><text:span text:style-name="T1660"><text:s/>,<text:s/></text:span><text:span text:style-name="T1661">'X5 3.0'</text:span><text:span text:style-name="T1662"><text:s/>,<text:s/></text:span><text:span text:style-name="T1663">'Scirocco'</text:span><text:span text:style-name="T1664"><text:s/>,<text:s/></text:span><text:span text:style-name="T1665">'745 i'</text:span><text:span text:style-name="T1666"><text:s/>,<text:s/></text:span><text:span text:style-name="T1667">'A3'</text:span><text:span text:style-name="T1668"><text:s/>,<text:s/></text:span><text:span text:style-name="T1669">'320 I'</text:span><text:span text:style-name="T1670"><text:s/>,<text:s/></text:span><text:span text:style-name="T1671">'Renegade'</text:span><text:span text:style-name="T1672"><text:s/>,<text:s/></text:span><text:span text:style-name="T1673">'GONOW'</text:span><text:span text:style-name="T1674"><text:s/>,<text:s/></text:span><text:span text:style-name="T1675">'S 350 Longia'</text:span><text:span text:style-name="T1676"><text:s/>,<text:s/></text:span><text:span text:style-name="T1677">'Fun Cargo'</text:span><text:span text:style-name="T1678"><text:s/>,<text:s/></text:span><text:span text:style-name="T1679">'Cruze L T'</text:span><text:span text:style-name="T1680"><text:s/>,<text:s/></text:span><text:span text:style-name="T1681">'C-MAX SEL'</text:span><text:span text:style-name="T1682"><text:s/>,<text:s/></text:span><text:span text:style-name="T1683">'Vitara'</text:span><text:span text:style-name="T1684"><text:s/>,<text:s/></text:span><text:span text:style-name="T1685">'Aqua G klas'</text:span><text:span text:style-name="T1686"><text:s/>,<text:s/></text:span><text:span text:style-name="T1687">'735'</text:span><text:span text:style-name="T1688"><text:s/>,<text:s/></text:span><text:span text:style-name="T1689">'Fusion SE'</text:span><text:span text:style-name="T1690"><text:s/>,<text:s/></text:span><text:span text:style-name="T1691">'NEW Beetle'</text:span><text:span text:style-name="T1692"><text:s/>,<text:s/></text:span><text:span text:style-name="T1693">'116'</text:span><text:span text:style-name="T1694"><text:s/>,<text:s/></text:span><text:span text:style-name="T1695">'328 sulev'</text:span><text:span text:style-name="T1696"><text:s/>,<text:s/></text:span><text:span text:style-name="T1697">'Sorento SX'</text:span><text:span text:style-name="T1698"><text:s/>,<text:s/></text:span><text:span text:style-name="T1699">'M5'</text:span><text:span text:style-name="T1700"><text:s/>,<text:s/></text:span><text:span text:style-name="T1701">'4Runner'</text:span><text:span text:style-name="T1702"><text:s/>,<text:s/></text:span><text:span text:style-name="T1703">'Corolla Im'</text:span><text:span text:style-name="T1704"><text:s/>,<text:s/></text:span><text:span text:style-name="T1705">'Kangoo'</text:span><text:span text:style-name="T1706"><text:s/>,<text:s/></text:span><text:span text:style-name="T1707">'Aerio SX'</text:span><text:span text:style-name="T1708"><text:s/>,<text:s/></text:span><text:span text:style-name="T1709">'C 230 2.5'</text:span><text:span text:style-name="T1710"><text:s/>,<text:s/></text:span><text:span text:style-name="T1711">'CLS 55 AMG'</text:span><text:span text:style-name="T1712"><text:s/>,<text:s/></text:span><text:span text:style-name="T1713">'Highlander 2.4 lit'</text:span><text:span text:style-name="T1714"><text:s/>,<text:s/></text:span><text:span text:style-name="T1715">'Camry Le'</text:span><text:span text:style-name="T1716"><text:s/>,<text:s/></text:span><text:span text:style-name="T1717">'Omega'</text:span><text:span text:style-name="T1718"><text:s/>,<text:s/></text:span><text:span text:style-name="T1719">'CERVO'</text:span><text:span text:style-name="T1720"><text:s/>,<text:s/></text:span><text:span text:style-name="T1721">'Sprinter Maxi-</text:span><text:span text:style-name="T1722">ს</text:span><text:span text:style-name="T1723"><text:s/>Max'</text:span><text:span text:style-name="T1724"><text:s/>,<text:s/></text:span><text:span text:style-name="T1725">'Sonata LPG'</text:span><text:span text:style-name="T1726"><text:s/>,<text:s/></text:span><text:span text:style-name="T1727">'Camry Hybrid'</text:span><text:span text:style-name="T1728"><text:s/>,<text:s/></text:span><text:span text:style-name="T1729">'Kizashi sporti'</text:span><text:span text:style-name="T1730"><text:s/>,<text:s/></text:span><text:span text:style-name="T1731">'Montero Sport'</text:span><text:span text:style-name="T1732"><text:s/>,<text:s/></text:span><text:span text:style-name="T1733">'X1 28Xdrive'</text:span><text:span text:style-name="T1734"><text:s/>,<text:s/></text:span><text:span text:style-name="T1735">'Malibu LT'</text:span><text:span text:style-name="T1736"><text:s/>,<text:s/></text:span><text:span text:style-name="T1737">'X5 restilling'</text:span><text:span text:style-name="T1738"><text:s/>,<text:s/></text:span><text:span text:style-name="T1739">'Focus Fokusi'</text:span><text:span text:style-name="T1740"><text:s/>,<text:s/></text:span><text:span text:style-name="T1741">'Premacy'</text:span><text:span text:style-name="T1742"><text:s/>,<text:s/></text:span><text:span text:style-name="T1743">'Fabia'</text:span><text:span text:style-name="T1744"><text:s/>,<text:s/></text:span><text:span text:style-name="T1745">'SX4'</text:span><text:span text:style-name="T1746"><text:s/>,<text:s/></text:span><text:span text:style-name="T1747">'IS 250<text:s/></text:span><text:span text:style-name="T1748">რესტაილინგი</text:span><text:span text:style-name="T1749">'</text:span><text:span text:style-name="T1750"><text:s/>,<text:s/></text:span><text:span text:style-name="T1751">'335 335i'</text:span><text:span text:style-name="T1752"><text:s/>,<text:s/></text:span><text:span text:style-name="T1753">'RX 400 RESTAILING'</text:span><text:span text:style-name="T1754"><text:s/>,<text:s/></text:span><text:span text:style-name="T1755">'tC'</text:span><text:span text:style-name="T1756"><text:s/>,<text:s/></text:span><text:span text:style-name="T1757">'EX37'</text:span><text:span text:style-name="T1758"><text:s/>,<text:s/></text:span><text:span text:style-name="T1759">'Prius<text:s/></text:span><text:span text:style-name="T1760">ფლაგინი</text:span><text:span text:style-name="T1761">'</text:span><text:span text:style-name="T1762"><text:s/>,<text:s/></text:span><text:span text:style-name="T1763">'CX-5 Touring'</text:span><text:span text:style-name="T1764"><text:s/>,<text:s/></text:span><text:span text:style-name="T1765">'Edix'</text:span><text:span text:style-name="T1766"><text:s/>,<text:s/></text:span><text:span text:style-name="T1767">'ML 350 BLUETEC'</text:span><text:span text:style-name="T1768"><text:s/>,<text:s/></text:span><text:span text:style-name="T1769">'750 4.8'</text:span><text:span text:style-name="T1770"><text:s/>,<text:s/></text:span><text:span text:style-name="T1771">'Veloster R-spec'</text:span><text:span text:style-name="T1772"><text:s/>,<text:s/></text:span><text:span text:style-name="T1773">'Ramcharger'</text:span><text:span text:style-name="T1774"><text:s/>,<text:s/></text:span><text:span text:style-name="T1775">'Azera'</text:span><text:span text:style-name="T1776"><text:s/>,<text:s/></text:span><text:span text:style-name="T1777">'Transit Custom'</text:span><text:span text:style-name="T1778"><text:s/>,<text:s/></text:span><text:span text:style-name="T1779">'RDX'</text:span><text:span text:style-name="T1780"><text:s/>,<text:s/></text:span><text:span text:style-name="T1781">'960'</text:span><text:span text:style-name="T1782"><text:s/>,<text:s/></text:span><text:span text:style-name="T1783">'Elysion 3.0'</text:span><text:span text:style-name="T1784"><text:s/>,<text:s/></text:span><text:span text:style-name="T1785">'Zafira B'</text:span><text:span text:style-name="T1786"><text:s/>,<text:s/></text:span><text:span text:style-name="T1787">'Prius 1.5I'</text:span><text:span text:style-name="T1788"><text:s/>,<text:s/></text:span><text:span text:style-name="T1789">'ML 270 CDI'</text:span><text:span text:style-name="T1790"><text:s/>,<text:s/></text:span><text:span text:style-name="T1791">'Civic Ferio'</text:span><text:span text:style-name="T1792"><text:s/>,<text:s/></text:span><text:span text:style-name="T1793">'Jetta TDI'</text:span><text:span text:style-name="T1794"><text:s/>,<text:s/></text:span><text:span text:style-name="T1795">'S 63 AMG'</text:span><text:span text:style-name="T1796"><text:s/>,<text:s/></text:span><text:span text:style-name="T1797">'Caravan'</text:span><text:span text:style-name="T1798"><text:s/>,<text:s/></text:span><text:span text:style-name="T1799">'Optima ECO'</text:span><text:span text:style-name="T1800"><text:s/>,<text:s/></text:span><text:span text:style-name="T1801">'Patriot'</text:span><text:span text:style-name="T1802"><text:s/>,<text:s/></text:span><text:span text:style-name="T1803">'Sonata Hybrid'</text:span><text:span text:style-name="T1804"><text:s/>,<text:s/></text:span><text:span text:style-name="T1805">'C 200 KOMPRESSOR'</text:span><text:span text:style-name="T1806"><text:s/>,<text:s/></text:span><text:span text:style-name="T1807">'X5 rest'</text:span><text:span text:style-name="T1808"><text:s/>,<text:s/></text:span><text:span text:style-name="T1809">'Escudo'</text:span><text:span text:style-name="T1810"><text:s/>,<text:s/></text:span><text:span text:style-name="T1811">'Verisa'</text:span><text:span text:style-name="T1812"><text:s/>,<text:s/></text:span><text:span text:style-name="T1813">'Kicks'</text:span><text:span text:style-name="T1814"><text:s/>,<text:s/></text:span><text:span text:style-name="T1815">'ATS'</text:span><text:span text:style-name="T1816"><text:s/>,<text:s/></text:span><text:span text:style-name="T1817">'Mark X'</text:span><text:span text:style-name="T1818"><text:s/>,<text:s/></text:span><text:span text:style-name="T1819">'Vitara GL+'</text:span><text:span text:style-name="T1820"><text:s/>,<text:s/></text:span><text:span text:style-name="T1821">'X1 X-Drive'</text:span><text:span text:style-name="T1822"><text:s/>,<text:s/></text:span><text:span text:style-name="T1823">'Yaris iA'</text:span><text:span text:style-name="T1824"><text:s/>,<text:s/></text:span><text:span text:style-name="T1825">'Focus Flexfuel'</text:span><text:span text:style-name="T1826"><text:s/>,<text:s/></text:span><text:span text:style-name="T1827">'Aqua G'</text:span><text:span text:style-name="T1828"><text:s/>,<text:s/></text:span><text:span text:style-name="T1829">'Swift Sport'</text:span><text:span text:style-name="T1830"><text:s/>,<text:s/></text:span><text:span text:style-name="T1831">'Leon'</text:span><text:span text:style-name="T1832"><text:s/>,<text:s/></text:span><text:span text:style-name="T1833">'300'</text:span><text:span text:style-name="T1834"><text:s/>,<text:s/></text:span><text:span text:style-name="T1835">'Duster'</text:span><text:span text:style-name="T1836"><text:s/>,<text:s/></text:span><text:span text:style-name="T1837">'Q7 sport'</text:span><text:span text:style-name="T1838"><text:s/>,<text:s/></text:span><text:span text:style-name="T1839">'Transit Connect Prastoi'</text:span><text:span text:style-name="T1840"><text:s/>,<text:s/></text:span><text:span text:style-name="T1841">'Verisa 2007'</text:span><text:span text:style-name="T1842"><text:s/>,<text:s/></text:span><text:span text:style-name="T1843">'Camry sport se'</text:span><text:span text:style-name="T1844"><text:s/>,<text:s/></text:span><text:span text:style-name="T1845">'ML 280'</text:span><text:span text:style-name="T1846"><text:s/></text:span><text:soft-page-break/><text:span text:style-name="T1847">,<text:s/></text:span><text:span text:style-name="T1848">'Highlander LIMITED'</text:span><text:span text:style-name="T1849"><text:s/>,<text:s/></text:span><text:span text:style-name="T1850">'Grand Cherokee LAREDO'</text:span><text:span text:style-name="T1851"><text:s/>,<text:s/></text:span><text:span text:style-name="T1852">'E 270 CDI'</text:span><text:span text:style-name="T1853"><text:s/>,<text:s/></text:span><text:span text:style-name="T1854">'Passat Se'</text:span><text:span text:style-name="T1855"><text:s/>,<text:s/></text:span><text:span text:style-name="T1856">'X5 3.0i'</text:span><text:span text:style-name="T1857"><text:s/>,<text:s/></text:span><text:span text:style-name="T1858">'Camry XV50'</text:span><text:span text:style-name="T1859"><text:s/>,<text:s/></text:span><text:span text:style-name="T1860">'G 350'</text:span><text:span text:style-name="T1861"><text:s/>,<text:s/></text:span><text:span text:style-name="T1862">'3.25E+48'</text:span><text:span text:style-name="T1863"><text:s/>,<text:s/></text:span><text:span text:style-name="T1864">'911 meqanika'</text:span><text:span text:style-name="T1865"><text:s/>,<text:s/></text:span><text:span text:style-name="T1866">'645'</text:span><text:span text:style-name="T1867"><text:s/>,<text:s/></text:span><text:span text:style-name="T1868">'GL 320'</text:span><text:span text:style-name="T1869"><text:s/>,<text:s/></text:span><text:span text:style-name="T1870">'LX 570'</text:span><text:span text:style-name="T1871"><text:s/>,<text:s/></text:span><text:span text:style-name="T1872">'24'</text:span><text:span text:style-name="T1873"><text:s/>,<text:s/></text:span><text:span text:style-name="T1874">'Transit T330'</text:span><text:span text:style-name="T1875"><text:s/>,<text:s/></text:span><text:span text:style-name="T1876">'Prius<text:s/></text:span><text:span text:style-name="T1877">ჰიბრიდი</text:span><text:span text:style-name="T1878">'</text:span><text:span text:style-name="T1879"><text:s/>,<text:s/></text:span><text:span text:style-name="T1880">'Escape SE'</text:span><text:span text:style-name="T1881"><text:s/>,<text:s/></text:span><text:span text:style-name="T1882">'3.20E+38'</text:span><text:span text:style-name="T1883"><text:s/>,<text:s/></text:span><text:span text:style-name="T1884">'Combo TDI'</text:span><text:span text:style-name="T1885"><text:s/>,<text:s/></text:span><text:span text:style-name="T1886">'E 50'</text:span><text:span text:style-name="T1887"><text:s/>,<text:s/></text:span><text:span text:style-name="T1888">'Aqua HIBRID'</text:span><text:span text:style-name="T1889"><text:s/>,<text:s/></text:span><text:span text:style-name="T1890">'Celica'</text:span><text:span text:style-name="T1891"><text:s/>,<text:s/></text:span><text:span text:style-name="T1892">'S 320'</text:span><text:span text:style-name="T1893"><text:s/>,<text:s/></text:span><text:span text:style-name="T1894">'ML 350 3.7'</text:span><text:span text:style-name="T1895"><text:s/>,<text:s/></text:span><text:span text:style-name="T1896">'Escape<text:s/></text:span><text:span text:style-name="T1897">მერკური</text:span><text:span text:style-name="T1898"><text:s/></text:span><text:span text:style-name="T1899">მერინერი</text:span><text:span text:style-name="T1900">'</text:span><text:span text:style-name="T1901"><text:s/>,<text:s/></text:span><text:span text:style-name="T1902">'macan'</text:span><text:span text:style-name="T1903"><text:s/>,<text:s/></text:span><text:span text:style-name="T1904">'Niro'</text:span><text:span text:style-name="T1905"><text:s/>,<text:s/></text:span><text:span text:style-name="T1906">'X-Trail gt'</text:span><text:span text:style-name="T1907"><text:s/>,<text:s/></text:span><text:span text:style-name="T1908">'C 400'</text:span><text:span text:style-name="T1909"><text:s/>,<text:s/></text:span><text:span text:style-name="T1910">'535 Diesel'</text:span><text:span text:style-name="T1911"><text:s/>,<text:s/></text:span><text:span text:style-name="T1912">'RAV 4 SPORT'</text:span><text:span text:style-name="T1913"><text:s/>,<text:s/></text:span><text:span text:style-name="T1914">'Carisma'</text:span><text:span text:style-name="T1915"><text:s/>,<text:s/></text:span><text:span text:style-name="T1916">'Vectra c'</text:span><text:span text:style-name="T1917"><text:s/>,<text:s/></text:span><text:span text:style-name="T1918">'Malibu eco'</text:span><text:span text:style-name="T1919"><text:s/>,<text:s/></text:span><text:span text:style-name="T1920">'31514'</text:span><text:span text:style-name="T1921"><text:s/>,<text:s/></text:span><text:span text:style-name="T1922">'Forester stb'</text:span><text:span text:style-name="T1923"><text:s/>,<text:s/></text:span><text:span text:style-name="T1924">'EcoSport SE'</text:span><text:span text:style-name="T1925"><text:s/>,<text:s/></text:span><text:span text:style-name="T1926">'FIT Premiym'</text:span><text:span text:style-name="T1927"><text:s/>,<text:s/></text:span><text:span text:style-name="T1928">'Legacy Bl5'</text:span><text:span text:style-name="T1929"><text:s/>,<text:s/></text:span><text:span text:style-name="T1930">'Prius TSS LIMITED'</text:span><text:span text:style-name="T1931"><text:s/>,<text:s/></text:span><text:span text:style-name="T1932">'Cooper r50'</text:span><text:span text:style-name="T1933"><text:s/>,<text:s/></text:span><text:span text:style-name="T1934">'C8'</text:span><text:span text:style-name="T1935"><text:s/>,<text:s/></text:span><text:span text:style-name="T1936">'Cr-v Cr-v'</text:span><text:span text:style-name="T1937"><text:s/>,<text:s/></text:span><text:span text:style-name="T1938">'Elantra Gt'</text:span><text:span text:style-name="T1939"><text:s/>,<text:s/></text:span><text:span text:style-name="T1940">'Suburban'</text:span><text:span text:style-name="T1941"><text:s/>,<text:s/></text:span><text:span text:style-name="T1942">'A3 4X4'</text:span><text:span text:style-name="T1943"><text:s/>,<text:s/></text:span><text:span text:style-name="T1944">'100 NX'</text:span><text:span text:style-name="T1945"><text:s/>,<text:s/></text:span><text:span text:style-name="T1946">'Focus Titanium'</text:span><text:span text:style-name="T1947"><text:s/>,<text:s/></text:span><text:span text:style-name="T1948">'Prius S'</text:span><text:span text:style-name="T1949"><text:s/>,<text:s/></text:span><text:span text:style-name="T1950">'Land Cruiser'</text:span><text:span text:style-name="T1951"><text:s/>,<text:s/></text:span><text:span text:style-name="T1952">'Vitz i.ll'</text:span><text:span text:style-name="T1953"><text:s/>,<text:s/></text:span><text:span text:style-name="T1954">'RAV 4 XLE'</text:span><text:span text:style-name="T1955"><text:s/>,<text:s/></text:span><text:span text:style-name="T1956">'GLK 300'</text:span><text:span text:style-name="T1957"><text:s/>,<text:s/></text:span><text:span text:style-name="T1958">'Musa'</text:span><text:span text:style-name="T1959"><text:s/>,<text:s/></text:span><text:span text:style-name="T1960">'1500,1600 Schtufenheck'</text:span><text:span text:style-name="T1961"><text:s/>,<text:s/></text:span><text:span text:style-name="T1962">'E 420'</text:span><text:span text:style-name="T1963"><text:s/>,<text:s/></text:span><text:span text:style-name="T1964">'270'</text:span><text:span text:style-name="T1965"><text:s/>,<text:s/></text:span><text:span text:style-name="T1966">'C 250 luxury'</text:span><text:span text:style-name="T1967"><text:s/>,<text:s/></text:span><text:span text:style-name="T1968">'Passat sport'</text:span><text:span text:style-name="T1969"><text:s/>,<text:s/></text:span><text:span text:style-name="T1970">'E 320 4×4'</text:span><text:span text:style-name="T1971"><text:s/>,<text:s/></text:span><text:span text:style-name="T1972">'Jetta se'</text:span><text:span text:style-name="T1973"><text:s/>,<text:s/></text:span><text:span text:style-name="T1974">'500L'</text:span><text:span text:style-name="T1975"><text:s/>,<text:s/></text:span><text:span text:style-name="T1976">'C-MAX C-MAX'</text:span><text:span text:style-name="T1977"><text:s/>,<text:s/></text:span><text:span text:style-name="T1978">'X1 4X4'</text:span><text:span text:style-name="T1979"><text:s/>,<text:s/></text:span><text:span text:style-name="T1980">'530 GT'</text:span><text:span text:style-name="T1981"><text:s/>,<text:s/></text:span><text:span text:style-name="T1982">'Land Cruiser Prado RX'</text:span><text:span text:style-name="T1983"><text:s/>,<text:s/></text:span><text:span text:style-name="T1984">'GLK 350'</text:span><text:span text:style-name="T1985"><text:s/>,<text:s/></text:span><text:span text:style-name="T1986">'M6'</text:span><text:span text:style-name="T1987"><text:s/>,<text:s/></text:span><text:span text:style-name="T1988">'325 i'</text:span><text:span text:style-name="T1989"><text:s/>,<text:s/></text:span><text:span text:style-name="T1990">'190'</text:span><text:span text:style-name="T1991"><text:s/>,<text:s/></text:span><text:span text:style-name="T1992">'C 300 4matic'</text:span><text:span text:style-name="T1993"><text:s/>,<text:s/></text:span><text:span text:style-name="T1994">'Focus se'</text:span><text:span text:style-name="T1995"><text:s/>,<text:s/></text:span><text:span text:style-name="T1996">'i3'</text:span><text:span text:style-name="T1997"><text:s/>,<text:s/></text:span><text:span text:style-name="T1998">'535 I'</text:span><text:span text:style-name="T1999"><text:s/>,<text:s/></text:span><text:span text:style-name="T2000">'FIT RS MODELI'</text:span><text:span text:style-name="T2001"><text:s/>,<text:s/></text:span><text:span text:style-name="T2002">'C 250 1.8<text:s/></text:span><text:span text:style-name="T2003">ტურბო</text:span><text:span text:style-name="T2004">'</text:span><text:span text:style-name="T2005"><text:s/>,<text:s/></text:span><text:span text:style-name="T2006">'C4'</text:span><text:span text:style-name="T2007"><text:s/>,<text:s/></text:span><text:span text:style-name="T2008">'Kicks SR'</text:span><text:span text:style-name="T2009"><text:s/>,<text:s/></text:span><text:span text:style-name="T2010">'Caliber sxt'</text:span><text:span text:style-name="T2011"><text:s/>,<text:s/></text:span><text:span text:style-name="T2012">'X-type'</text:span><text:span text:style-name="T2013"><text:s/>,<text:s/></text:span><text:span text:style-name="T2014">'Cefiro'</text:span><text:span text:style-name="T2015"><text:s/>,<text:s/></text:span><text:span text:style-name="T2016">'CR-Z<text:s/></text:span><text:span text:style-name="T2017">ჰიბრიდი</text:span><text:span text:style-name="T2018">'</text:span><text:span text:style-name="T2019"><text:s/>,<text:s/></text:span><text:span text:style-name="T2020">'RC F'</text:span><text:span text:style-name="T2021"><text:s/>,<text:s/></text:span><text:span text:style-name="T2022">'A6 С6'</text:span><text:span text:style-name="T2023"><text:s/>,<text:s/></text:span><text:span text:style-name="T2024">'C-MAX PREMIUM'</text:span><text:span text:style-name="T2025"><text:s/>,<text:s/></text:span><text:span text:style-name="T2026">'A 140 140'</text:span><text:span text:style-name="T2027"><text:s/>,<text:s/></text:span><text:span text:style-name="T2028">'328 DRIFT CAR'</text:span><text:span text:style-name="T2029"><text:s/>,<text:s/></text:span><text:span text:style-name="T2030">'Forester XT'</text:span><text:span text:style-name="T2031"><text:s/>,<text:s/></text:span><text:span text:style-name="T2032">'GX 470 470'</text:span><text:span text:style-name="T2033"><text:s/>,<text:s/></text:span><text:span text:style-name="T2034">'Cruze Cruze'</text:span><text:span text:style-name="T2035"><text:s/>,<text:s/></text:span><text:span text:style-name="T2036">'328 i'</text:span><text:span text:style-name="T2037"><text:s/>,<text:s/></text:span><text:span text:style-name="T2038">'ML 350 4matic'</text:span><text:span text:style-name="T2039"><text:s/>,<text:s/></text:span><text:span text:style-name="T2040">'Tucson Limited'</text:span><text:span text:style-name="T2041"><text:s/>,<text:s/></text:span><text:span text:style-name="T2042">'Ghibli'</text:span><text:span text:style-name="T2043"><text:s/>,<text:s/></text:span><text:span text:style-name="T2044">'3110'</text:span><text:span text:style-name="T2045"><text:s/>,<text:s/></text:span><text:span text:style-name="T2046">'GL 350 BLUETEC'</text:span><text:span text:style-name="T2047"><text:s/>,<text:s/></text:span><text:span text:style-name="T2048">'Ignis'</text:span><text:span text:style-name="T2049"><text:s/>,<text:s/></text:span><text:span text:style-name="T2050">'Camaro LS'</text:span><text:span text:style-name="T2051"><text:s/>,<text:s/></text:span><text:span text:style-name="T2052">'Corolla ECO'</text:span><text:span text:style-name="T2053"><text:s/>,<text:s/></text:span><text:span text:style-name="T2054">'Catera'</text:span><text:span text:style-name="T2055"><text:s/>,<text:s/></text:span><text:span text:style-name="T2056">'Cayman'</text:span><text:span text:style-name="T2057"><text:s/>,<text:s/></text:span><text:span text:style-name="T2058">'Tiida 15 M'</text:span><text:span text:style-name="T2059"><text:s/>,<text:s/></text:span><text:span text:style-name="T2060">'E 350 4 MATIC'</text:span><text:span text:style-name="T2061"><text:s/>,<text:s/></text:span><text:span text:style-name="T2062">'630'</text:span><text:span text:style-name="T2063"><text:s/>,<text:s/></text:span><text:span text:style-name="T2064">'H3'</text:span><text:span text:style-name="T2065"><text:s/>,<text:s/></text:span><text:span text:style-name="T2066">'Golf Gti'</text:span><text:span text:style-name="T2067"><text:s/>,<text:s/></text:span><text:span text:style-name="T2068">'Dart'</text:span><text:span text:style-name="T2069"><text:s/>,<text:s/></text:span><text:span text:style-name="T2070">'Elantra Se'</text:span><text:span text:style-name="T2071"><text:s/>,<text:s/></text:span><text:span text:style-name="T2072">'Demio mazda2'</text:span><text:span text:style-name="T2073"><text:s/>,<text:s/></text:span><text:span text:style-name="T2074">'745'</text:span><text:span text:style-name="T2075"><text:s/>,<text:s/></text:span><text:span text:style-name="T2076">'Neon'</text:span><text:span text:style-name="T2077"><text:s/>,<text:s/></text:span><text:span text:style-name="T2078">'A4 B6'</text:span><text:span text:style-name="T2079"><text:s/>,<text:s/></text:span><text:span text:style-name="T2080">'Astra GE'</text:span><text:span text:style-name="T2081"><text:s/>,<text:s/></text:span><text:span text:style-name="T2082">'Octavia Scout'</text:span><text:span text:style-name="T2083"><text:s/>,<text:s/></text:span><text:span text:style-name="T2084">'IS 300'</text:span><text:span text:style-name="T2085"><text:s/>,<text:s/></text:span><text:span text:style-name="T2086">'A6 UNIVERSAL'</text:span><text:span text:style-name="T2087"><text:s/>,<text:s/></text:span><text:span text:style-name="T2088">'Mariner'</text:span><text:span text:style-name="T2089"><text:s/>,<text:s/></text:span><text:span text:style-name="T2090">'Mustang cabrio'</text:span><text:span text:style-name="T2091"><text:s/>,<text:s/></text:span><text:span text:style-name="T2092">'500 sport'</text:span><text:span text:style-name="T2093"><text:s/>,<text:s/></text:span><text:span text:style-name="T2094">'Jetta SE'</text:span><text:span text:style-name="T2095"><text:s/>,<text:s/></text:span><text:span text:style-name="T2096">'CLK 280'</text:span><text:span text:style-name="T2097"><text:s/>,<text:s/></text:span><text:span text:style-name="T2098">'FIT RS'</text:span><text:span text:style-name="T2099"><text:s/>,<text:s/></text:span><text:span text:style-name="T2100">'500 s'</text:span><text:span text:style-name="T2101"><text:s/>,<text:s/></text:span><text:span text:style-name="T2102">'Eclipse'</text:span><text:span text:style-name="T2103"><text:s/>,<text:s/></text:span><text:span text:style-name="T2104">'Move'</text:span><text:span text:style-name="T2105"><text:s/>,<text:s/></text:span><text:span text:style-name="T2106">'C5'</text:span><text:span text:style-name="T2107"><text:s/>,<text:s/></text:span><text:span text:style-name="T2108">'3.18E+38'</text:span><text:span text:style-name="T2109"><text:s/>,<text:s/></text:span><text:span text:style-name="T2110">'C 230 kompresor'</text:span><text:span text:style-name="T2111"><text:s/>,<text:s/></text:span><text:span text:style-name="T2112">'Vanette'</text:span><text:span text:style-name="T2113"><text:s/>,<text:s/></text:span><text:span text:style-name="T2114">'Q5 Prestige'</text:span><text:span text:style-name="T2115"><text:s/>,<text:s/></text:span><text:span text:style-name="T2116">'09-Mar'</text:span><text:span text:style-name="T2117"><text:s/>,<text:s/></text:span><text:span text:style-name="T2118">'Jetta 2.0'</text:span><text:span text:style-name="T2119"><text:s/>,<text:s/></text:span><text:span text:style-name="T2120">'322173'</text:span><text:span text:style-name="T2121"><text:s/>,<text:s/></text:span><text:span text:style-name="T2122">'Hiace'</text:span><text:span text:style-name="T2123"><text:s/>,<text:s/></text:span><text:span text:style-name="T2124">'S 430'</text:span><text:span text:style-name="T2125"><text:s/>,<text:s/></text:span><text:span text:style-name="T2126">'Discovery LR3'</text:span><text:span text:style-name="T2127"><text:s/>,<text:s/></text:span><text:span text:style-name="T2128">'Citan'</text:span><text:span text:style-name="T2129"><text:s/>,<text:s/></text:span><text:span text:style-name="T2130">'ColtPlus Plus'</text:span><text:span text:style-name="T2131"><text:s/>,<text:s/></text:span><text:span text:style-name="T2132">'Passat RLAINI'</text:span><text:span text:style-name="T2133"><text:s/>,<text:s/></text:span><text:span text:style-name="T2134">'Alto Lapin'</text:span><text:span text:style-name="T2135"><text:s/>,<text:s/></text:span><text:span text:style-name="T2136">'Outlander<text:s/></text:span><text:span text:style-name="T2137">სპორტ</text:span><text:span text:style-name="T2138">'</text:span><text:span text:style-name="T2139"><text:s/>,<text:s/></text:span><text:span text:style-name="T2140">'Countryman S turbo'</text:span><text:span text:style-name="T2141"><text:s/>,<text:s/></text:span><text:span text:style-name="T2142">'4Runner LIMITED'</text:span><text:span text:style-name="T2143"><text:s/>,<text:s/></text:span><text:span text:style-name="T2144">'Prius V HYBRID'</text:span><text:span text:style-name="T2145"><text:s/>,<text:s/></text:span><text:span text:style-name="T2146">'RAV 4 LIMITED'</text:span><text:span text:style-name="T2147"><text:s/>,<text:s/></text:span><text:span text:style-name="T2148">'Malibu Hybrid'</text:span><text:span text:style-name="T2149"><text:s/>,<text:s/></text:span><text:span text:style-name="T2150">'CLK 230'</text:span><text:span text:style-name="T2151"><text:s/>,<text:s/></text:span><text:span text:style-name="T2152">'B 220'</text:span><text:span text:style-name="T2153"><text:s/>,<text:s/></text:span><text:span text:style-name="T2154">'E 320 4matic'</text:span><text:span text:style-name="T2155"><text:s/>,<text:s/></text:span><text:span text:style-name="T2156">'GS 300'</text:span><text:span text:style-name="T2157"><text:s/>,<text:s/></text:span><text:span text:style-name="T2158">'650'</text:span><text:span text:style-name="T2159"><text:s/>,<text:s/></text:span><text:span text:style-name="T2160">'Camry sel'</text:span><text:span text:style-name="T2161"><text:s/>,<text:s/></text:span><text:span text:style-name="T2162">'Elantra 2014'</text:span><text:span text:style-name="T2163"><text:s/>,<text:s/></text:span><text:span text:style-name="T2164">'520 I'</text:span><text:span text:style-name="T2165"><text:s/>,<text:s/></text:span><text:span text:style-name="T2166">'Belta'</text:span><text:span text:style-name="T2167"><text:s/>,<text:s/></text:span><text:span text:style-name="T2168">'CLK 200 200'</text:span><text:span text:style-name="T2169"><text:s/>,<text:s/></text:span><text:span text:style-name="T2170">'Transit Tourneo'</text:span><text:span text:style-name="T2171"><text:s/>,<text:s/></text:span><text:span text:style-name="T2172">'Trax'</text:span><text:span text:style-name="T2173"><text:s/>,<text:s/></text:span><text:span text:style-name="T2174">'C-MAX SE'</text:span><text:span text:style-name="T2175"><text:s/>,<text:s/></text:span><text:span text:style-name="T2176">'Demio Sport'</text:span><text:span text:style-name="T2177"><text:s/>,<text:s/></text:span><text:span text:style-name="T2178">'IS 250 TURBO'</text:span><text:span text:style-name="T2179"><text:s/>,<text:s/></text:span><text:span text:style-name="T2180">'Silverado'</text:span><text:span text:style-name="T2181"><text:s/>,<text:s/></text:span><text:span text:style-name="T2182">'280'</text:span><text:span text:style-name="T2183"><text:s/>,<text:s/></text:span><text:span text:style-name="T2184">'F150'</text:span><text:span text:style-name="T2185"><text:s/>,<text:s/></text:span><text:span text:style-name="T2186">'CX-3'</text:span><text:span text:style-name="T2187"><text:s/>,<text:s/></text:span><text:span text:style-name="T2188">'525 ///M'</text:span><text:span text:style-name="T2189"><text:s/>,<text:s/></text:span><text:span text:style-name="T2190">'Volt Full Packet'</text:span><text:span text:style-name="T2191"><text:s/>,<text:s/></text:span><text:span text:style-name="T2192">'Fred HIBRIDI'</text:span><text:span text:style-name="T2193"><text:s/>,<text:s/></text:span><text:span text:style-name="T2194">'Forester 4x4'</text:span><text:span text:style-name="T2195"><text:s/>,<text:s/></text:span><text:span text:style-name="T2196">'Juke Nismo RS'</text:span><text:span text:style-name="T2197"><text:s/>,<text:s/></text:span><text:span text:style-name="T2198">'E 270 4'</text:span><text:span text:style-name="T2199"><text:s/>,<text:s/></text:span><text:span text:style-name="T2200">'Phaeton'</text:span><text:span text:style-name="T2201"><text:s/>,<text:s/></text:span><text:span text:style-name="T2202">'Quest'</text:span><text:span text:style-name="T2203"><text:s/>,<text:s/></text:span><text:span text:style-name="T2204">'Millenia'</text:span><text:span text:style-name="T2205"><text:s/>,<text:s/></text:span><text:span text:style-name="T2206">'Lancer GT'</text:span><text:span text:style-name="T2207"><text:s/>,<text:s/></text:span><text:span text:style-name="T2208">'250'</text:span><text:span text:style-name="T2209"><text:s/>,<text:s/></text:span><text:span text:style-name="T2210">'TSX'</text:span><text:span text:style-name="T2211"><text:s/>,<text:s/></text:span><text:span text:style-name="T2212">'Prius 9'</text:span><text:span text:style-name="T2213"><text:s/>,<text:s/></text:span><text:span text:style-name="T2214">'ML 320 cdi'</text:span><text:span text:style-name="T2215"><text:s/>,<text:s/></text:span><text:span text:style-name="T2216">'A6 QUATTRO'</text:span><text:span text:style-name="T2217"><text:s/>,<text:s/></text:span><text:span text:style-name="T2218">'730'</text:span><text:span text:style-name="T2219"><text:s/>,<text:s/></text:span><text:span text:style-name="T2220">'318 m'</text:span><text:span text:style-name="T2221"><text:s/>,<text:s/></text:span><text:span text:style-name="T2222">'CR-Z'</text:span><text:span text:style-name="T2223"><text:s/>,<text:s/></text:span><text:span text:style-name="T2224">'March Rafeet'</text:span><text:span text:style-name="T2225"><text:s/>,<text:s/></text:span><text:span text:style-name="T2226">'E 200 w210'</text:span><text:span text:style-name="T2227"><text:s/>,<text:s/></text:span><text:span text:style-name="T2228">'318<text:s/></text:span><text:span text:style-name="T2229">რესტაილინგი</text:span><text:span text:style-name="T2230">'</text:span><text:span text:style-name="T2231"><text:s/>,<text:s/></text:span><text:span text:style-name="T2232">'Juke Nismo'</text:span><text:span text:style-name="T2233"><text:s/>,<text:s/></text:span><text:span text:style-name="T2234">'Range Rover VOGUE'</text:span><text:span text:style-name="T2235"><text:s/>,<text:s/></text:span><text:span text:style-name="T2236">'Lantra'</text:span><text:span text:style-name="T2237"><text:s/>,<text:s/></text:span><text:span text:style-name="T2238">'X3 SDRIVE'</text:span><text:span text:style-name="T2239"><text:s/>,<text:s/></text:span><text:span text:style-name="T2240">'FIT RS MUGEN'</text:span><text:span text:style-name="T2241"><text:s/>,<text:s/></text:span><text:span text:style-name="T2242">'C70'</text:span><text:span text:style-name="T2243"><text:s/>,<text:s/></text:span><text:span text:style-name="T2244">'JX35'</text:span><text:span text:style-name="T2245"><text:s/>,<text:s/></text:span><text:span text:style-name="T2246">'Forester CrossSport'</text:span><text:span text:style-name="T2247"><text:s/>,<text:s/></text:span><text:span text:style-name="T2248">'GL 350 BLUTEC'</text:span><text:span text:style-name="T2249"><text:s/>,<text:s/></text:span><text:span text:style-name="T2250">'XL7 limited'</text:span><text:span text:style-name="T2251"><text:s/>,<text:s/></text:span><text:span text:style-name="T2252">'GL 450 3.0'</text:span><text:span text:style-name="T2253"><text:s/>,<text:s/></text:span><text:span text:style-name="T2254">'Outback Limited'</text:span><text:span text:style-name="T2255"><text:s/>,<text:s/></text:span><text:span text:style-name="T2256">'X5 Japan'</text:span><text:span text:style-name="T2257"><text:s/>,<text:s/></text:span><text:span text:style-name="T2258">'C 250 A.M.G'</text:span><text:span text:style-name="T2259"><text:s/>,<text:s/></text:span><text:span text:style-name="T2260">'Optima HYBRID'</text:span><text:span text:style-name="T2261"><text:s/>,<text:s/></text:span><text:span text:style-name="T2262">'XC90 3.2 AWD'</text:span><text:span text:style-name="T2263"><text:s/>,<text:s/></text:span><text:span text:style-name="T2264">'S 400'</text:span><text:span text:style-name="T2265"><text:s/>,<text:s/></text:span><text:span text:style-name="T2266">'Sintra'</text:span><text:span text:style-name="T2267"><text:s/>,<text:s/></text:span><text:span text:style-name="T2268">'Rx-8'</text:span><text:span text:style-name="T2269"><text:s/>,<text:s/></text:span><text:span text:style-name="T2270">'535 535'</text:span><text:span text:style-name="T2271"><text:s/>,<text:s/></text:span><text:span text:style-name="T2272">'550 M Packet'</text:span><text:span text:style-name="T2273"><text:s/>,<text:s/></text:span><text:span text:style-name="T2274">'Transit 100LD'</text:span><text:span text:style-name="T2275"><text:s/>,<text:s/></text:span><text:span text:style-name="T2276">'Forester cross sport'</text:span><text:span text:style-name="T2277"><text:s/>,<text:s/></text:span><text:span text:style-name="T2278">'Maxima'</text:span><text:span text:style-name="T2279"><text:s/>,<text:s/></text:span><text:span text:style-name="T2280">'Chariot'</text:span><text:span text:style-name="T2281"><text:s/>,<text:s/></text:span><text:span text:style-name="T2282">'Passat pasat'</text:span><text:span text:style-name="T2283"><text:s/>,<text:s/></text:span><text:span text:style-name="T2284">'C 250 AMG'</text:span><text:span text:style-name="T2285"><text:s/>,<text:s/></text:span><text:span text:style-name="T2286">'Gloria'</text:span><text:span text:style-name="T2287"><text:s/>,<text:s/></text:span><text:span text:style-name="T2288">'Wish'</text:span><text:span text:style-name="T2289"><text:s/>,<text:s/></text:span><text:span text:style-name="T2290">'Legacy bl5'</text:span><text:span text:style-name="T2291"><text:s/>,<text:s/></text:span><text:span text:style-name="T2292">'C 180 komp'</text:span><text:span text:style-name="T2293"><text:s/>,<text:s/></text:span><text:span text:style-name="T2294">'Yaris RS'</text:span><text:span text:style-name="T2295"><text:s/>,<text:s/></text:span><text:span text:style-name="T2296">'F50'</text:span><text:span text:style-name="T2297"><text:s/>,<text:s/></text:span><text:span text:style-name="T2298">'CL 500'</text:span><text:span text:style-name="T2299"><text:s/>,<text:s/></text:span><text:span text:style-name="T2300">'240'</text:span><text:span text:style-name="T2301"><text:s/>,<text:s/></text:span><text:span text:style-name="T2302">'118'</text:span><text:span text:style-name="T2303"><text:s/>,<text:s/></text:span><text:span text:style-name="T2304">'Sportage SX'</text:span><text:span text:style-name="T2305"><text:s/>,<text:s/></text:span><text:span text:style-name="T2306">'X-Trail NISSAN X TRAIL R'</text:span><text:span text:style-name="T2307"><text:s/>,<text:s/></text:span><text:span text:style-name="T2308">'Wrangler ARB'</text:span><text:span text:style-name="T2309"><text:s/>,<text:s/></text:span><text:span text:style-name="T2310">'Astra suzuki mr wagon'</text:span><text:span text:style-name="T2311"><text:s/>,<text:s/></text:span><text:span text:style-name="T2312">'Pajero MONTERO'</text:span><text:span text:style-name="T2313"><text:s/>,<text:s/></text:span><text:span text:style-name="T2314">'Range Rover Evoque 2.0'</text:span><text:span text:style-name="T2315"><text:s/>,<text:s/></text:span><text:span text:style-name="T2316">'Sonata Limited'</text:span><text:span text:style-name="T2317"><text:s/>,<text:s/></text:span><text:span text:style-name="T2318">'S80'</text:span><text:span text:style-name="T2319"><text:s/>,<text:s/></text:span><text:span text:style-name="T2320">'Tucson Se'</text:span><text:span text:style-name="T2321"><text:s/>,<text:s/></text:span><text:span text:style-name="T2322">'Sprinter 313CDI'</text:span><text:span text:style-name="T2323"><text:s/>,<text:s/></text:span><text:span text:style-name="T2324">'Camry XLEi'</text:span><text:span text:style-name="T2325"><text:s/>,<text:s/></text:span><text:span text:style-name="T2326">'Captur QM3 Samsung'</text:span><text:span text:style-name="T2327"><text:s/>,<text:s/></text:span><text:span text:style-name="T2328">'300 LIMITED'</text:span><text:span text:style-name="T2329"><text:s/>,<text:s/></text:span><text:span text:style-name="T2330">'Passat 2.0 tfsi'</text:span><text:span text:style-name="T2331"><text:s/>,<text:s/></text:span><text:span text:style-name="T2332">'RS6'</text:span><text:span text:style-name="T2333"><text:s/>,<text:s/></text:span><text:span text:style-name="T2334">'Jetta SPORT'</text:span><text:span text:style-name="T2335"><text:s/>,<text:s/></text:span><text:span text:style-name="T2336">'Sonata 2.4L'</text:span><text:span text:style-name="T2337"><text:s/>,<text:s/></text:span><text:span text:style-name="T2338">'RAM'</text:span><text:span text:style-name="T2339"><text:s/>,<text:s/></text:span><text:span text:style-name="T2340">'LATIO'</text:span><text:span text:style-name="T2341"><text:s/>,<text:s/></text:span><text:span text:style-name="T2342">'CC sport'</text:span><text:span text:style-name="T2343"><text:s/>,<text:s/></text:span><text:span text:style-name="T2344">'Pajero 2.5diezel'</text:span><text:span text:style-name="T2345"><text:s/>,<text:s/></text:span><text:span text:style-name="T2346">'ML 350 370'</text:span><text:span text:style-name="T2347"><text:s/>,<text:s/></text:span><text:span text:style-name="T2348">'Prius 11'</text:span><text:span text:style-name="T2349"><text:s/>,<text:s/></text:span><text:span text:style-name="T2350">'370Z'</text:span><text:span text:style-name="T2351"><text:s/>,<text:s/></text:span><text:span text:style-name="T2352">'Explorer Turbo japan'</text:span><text:span text:style-name="T2353"><text:s/>,<text:s/></text:span><text:span text:style-name="T2354">'Fusion Bybrid'</text:span><text:span text:style-name="T2355"><text:s/>,<text:s/></text:span><text:span text:style-name="T2356">'Vesta'</text:span><text:span text:style-name="T2357"><text:s/>,<text:s/></text:span><text:span text:style-name="T2358">'Lupo iaponuri'</text:span><text:span text:style-name="T2359"><text:s/>,<text:s/></text:span><text:span text:style-name="T2360">'118 2,0'</text:span><text:span text:style-name="T2361"><text:s/>,<text:s/></text:span><text:span text:style-name="T2362">'C 180 2.0'</text:span><text:span text:style-name="T2363"><text:s/>,<text:s/></text:span><text:span text:style-name="T2364">'Golf 1.8'</text:span><text:span text:style-name="T2365"><text:s/>,<text:s/></text:span><text:soft-page-break/><text:span text:style-name="T2366">'X-Trail NISMO'</text:span><text:span text:style-name="T2367"><text:s/>,<text:s/></text:span><text:span text:style-name="T2368">'Step Wagon'</text:span><text:span text:style-name="T2369"><text:s/>,<text:s/></text:span><text:span text:style-name="T2370">'Lantra LIMITED'</text:span><text:span text:style-name="T2371"><text:s/>,<text:s/></text:span><text:span text:style-name="T2372">'Land Cruiser 100'</text:span><text:span text:style-name="T2373"><text:s/>,<text:s/></text:span><text:span text:style-name="T2374">'Veloster Turbo'</text:span><text:span text:style-name="T2375"><text:s/>,<text:s/></text:span><text:span text:style-name="T2376">'E 320 bluetec'</text:span><text:span text:style-name="T2377"><text:s/>,<text:s/></text:span><text:span text:style-name="T2378">'Volt PREMIER'</text:span><text:span text:style-name="T2379"><text:s/>,<text:s/></text:span><text:span text:style-name="T2380">'SJ 413 Samurai'</text:span><text:span text:style-name="T2381"><text:s/>,<text:s/></text:span><text:span text:style-name="T2382">'Vito 115 CDI'</text:span><text:span text:style-name="T2383"><text:s/>,<text:s/></text:span><text:span text:style-name="T2384">'Routan SEL'</text:span><text:span text:style-name="T2385"><text:s/>,<text:s/></text:span><text:span text:style-name="T2386">'21 3.0'</text:span><text:span text:style-name="T2387"><text:s/>,<text:s/></text:span><text:span text:style-name="T2388">'Grand Cherokee special e'</text:span><text:span text:style-name="T2389"><text:s/>,<text:s/></text:span><text:span text:style-name="T2390">'335 D'</text:span><text:span text:style-name="T2391"><text:s/>,<text:s/></text:span><text:span text:style-name="T2392">'Sonata Sport'</text:span><text:span text:style-name="T2393"><text:s/>,<text:s/></text:span><text:span text:style-name="T2394">'220'</text:span><text:span text:style-name="T2395"><text:s/>,<text:s/></text:span><text:span text:style-name="T2396">'1300'</text:span><text:span text:style-name="T2397"><text:s/>,<text:s/></text:span><text:span text:style-name="T2398">'Pathfinder SE'</text:span><text:span text:style-name="T2399"><text:s/>,<text:s/></text:span><text:span text:style-name="T2400">'500 Abarth<text:s/></text:span><text:span text:style-name="T2401">ტურბო</text:span><text:span text:style-name="T2402">'</text:span><text:span text:style-name="T2403"><text:s/>,<text:s/></text:span><text:span text:style-name="T2404">'Matrix XR'</text:span><text:span text:style-name="T2405"><text:s/>,<text:s/></text:span><text:span text:style-name="T2406">'Presage'</text:span><text:span text:style-name="T2407"><text:s/>,<text:s/></text:span><text:span text:style-name="T2408">'FX45'</text:span><text:span text:style-name="T2409"><text:s/>,<text:s/></text:span><text:span text:style-name="T2410">'RAV 4 se'</text:span><text:span text:style-name="T2411"><text:s/>,<text:s/></text:span><text:span text:style-name="T2412">'S60'</text:span><text:span text:style-name="T2413"><text:s/>,<text:s/></text:span><text:span text:style-name="T2414">'Mazda 2'</text:span><text:span text:style-name="T2415"><text:s/>,<text:s/></text:span><text:span text:style-name="T2416">'Edix FR-v'</text:span><text:span text:style-name="T2417"><text:s/>,<text:s/></text:span><text:span text:style-name="T2418">'159'</text:span><text:span text:style-name="T2419"><text:s/>,<text:s/></text:span><text:span text:style-name="T2420">'535 XI'</text:span><text:span text:style-name="T2421"><text:s/>,<text:s/></text:span><text:span text:style-name="T2422">'Prius plug-in'</text:span><text:span text:style-name="T2423"><text:s/>,<text:s/></text:span><text:span text:style-name="T2424">'RAV 4 Dizel'</text:span><text:span text:style-name="T2425"><text:s/>,<text:s/></text:span><text:span text:style-name="T2426">'IS-F'</text:span><text:span text:style-name="T2427"><text:s/>,<text:s/></text:span><text:span text:style-name="T2428">'Astra j'</text:span><text:span text:style-name="T2429"><text:s/>,<text:s/></text:span><text:span text:style-name="T2430">'EX35'</text:span><text:span text:style-name="T2431"><text:s/>,<text:s/></text:span><text:span text:style-name="T2432">'A 200'</text:span><text:span text:style-name="T2433"><text:s/>,<text:s/></text:span><text:span text:style-name="T2434">'Prius personna'</text:span><text:span text:style-name="T2435"><text:s/>,<text:s/></text:span><text:span text:style-name="T2436">'S3'</text:span><text:span text:style-name="T2437"><text:s/>,<text:s/></text:span><text:span text:style-name="T2438">'Fusion 2015'</text:span><text:span text:style-name="T2439"><text:s/>,<text:s/></text:span><text:span text:style-name="T2440">'Golf 3'</text:span><text:span text:style-name="T2441"><text:s/>,<text:s/></text:span><text:span text:style-name="T2442">'Sportage EX'</text:span><text:span text:style-name="T2443"><text:s/>,<text:s/></text:span><text:span text:style-name="T2444">'640'</text:span><text:span text:style-name="T2445"><text:s/>,<text:s/></text:span><text:span text:style-name="T2446">'Omega c'</text:span><text:span text:style-name="T2447"><text:s/>,<text:s/></text:span><text:span text:style-name="T2448">'Optima EX'</text:span><text:span text:style-name="T2449"><text:s/>,<text:s/></text:span><text:span text:style-name="T2450">'GL 350 Bluetec'</text:span><text:span text:style-name="T2451"><text:s/>,<text:s/></text:span><text:span text:style-name="T2452">'Navara'</text:span><text:span text:style-name="T2453"><text:s/>,<text:s/></text:span><text:span text:style-name="T2454">'G 63 AMG'</text:span><text:span text:style-name="T2455"><text:s/>,<text:s/></text:span><text:span text:style-name="T2456">'Legacy Outback'</text:span><text:span text:style-name="T2457"><text:s/>,<text:s/></text:span><text:span text:style-name="T2458">'FIT Modulo'</text:span><text:span text:style-name="T2459"><text:s/>,<text:s/></text:span><text:span text:style-name="T2460">'Giulietta'</text:span><text:span text:style-name="T2461"><text:s/>,<text:s/></text:span><text:span text:style-name="T2462">'GS 450'</text:span><text:span text:style-name="T2463"><text:s/>,<text:s/></text:span><text:span text:style-name="T2464">'Avella'</text:span><text:span text:style-name="T2465"><text:s/>,<text:s/></text:span><text:span text:style-name="T2466">'RX 450 HYBRID'</text:span><text:span text:style-name="T2467"><text:s/>,<text:s/></text:span><text:span text:style-name="T2468">'Astra CNG'</text:span><text:span text:style-name="T2469"><text:s/>,<text:s/></text:span><text:span text:style-name="T2470">'X5 4.8is'</text:span><text:span text:style-name="T2471"><text:s/>,<text:s/></text:span><text:span text:style-name="T2472">'Prius C<text:s/></text:span><text:span text:style-name="T2473">ჰიბრიდი</text:span><text:span text:style-name="T2474">'</text:span><text:span text:style-name="T2475"><text:s/>,<text:s/></text:span><text:span text:style-name="T2476">'ML 350 sport'</text:span><text:span text:style-name="T2477"><text:s/>,<text:s/></text:span><text:span text:style-name="T2478">'Noah'</text:span><text:span text:style-name="T2479"><text:s/>,<text:s/></text:span><text:span text:style-name="T2480">'Mazda 6 Grand touring'</text:span><text:span text:style-name="T2481"><text:s/>,<text:s/></text:span><text:span text:style-name="T2482">'X4'</text:span><text:span text:style-name="T2483"><text:s/>,<text:s/></text:span><text:span text:style-name="T2484">'Land Cruiser 11'</text:span><text:span text:style-name="T2485"><text:s/>,<text:s/></text:span><text:span text:style-name="T2486">'Sorento EX'</text:span><text:span text:style-name="T2487"><text:s/>,<text:s/></text:span><text:span text:style-name="T2488">'Camry SPORT PAKET'</text:span><text:span text:style-name="T2489"><text:s/>,<text:s/></text:span><text:span text:style-name="T2490">'Range Rover Evoque<text:s/></text:span><text:span text:style-name="T2491">რესტა</text:span><text:span text:style-name="T2492">'</text:span><text:span text:style-name="T2493"><text:s/>,<text:s/></text:span><text:span text:style-name="T2494">'C 32 AMG'</text:span><text:span text:style-name="T2495"><text:s/>,<text:s/></text:span><text:span text:style-name="T2496">'31514 UAZ'</text:span><text:span text:style-name="T2497"><text:s/>,<text:s/></text:span><text:span text:style-name="T2498">'Berlingo'</text:span><text:span text:style-name="T2499"><text:s/>,<text:s/></text:span><text:span text:style-name="T2500">'Fusion HIBRID'</text:span><text:span text:style-name="T2501"><text:s/>,<text:s/></text:span><text:span text:style-name="T2502">'GX 470 SUV 4D (4.7L V8 S'</text:span><text:span text:style-name="T2503"><text:s/>,<text:s/></text:span><text:span text:style-name="T2504">'Sprinter 316'</text:span><text:span text:style-name="T2505"><text:s/>,<text:s/></text:span><text:span text:style-name="T2506">'525 TDI'</text:span><text:span text:style-name="T2507"><text:s/>,<text:s/></text:span><text:span text:style-name="T2508">'RC F F SPORT'</text:span><text:span text:style-name="T2509"><text:s/>,<text:s/></text:span><text:span text:style-name="T2510">'Mondeo'</text:span><text:span text:style-name="T2511"><text:s/>,<text:s/></text:span><text:span text:style-name="T2512">'FIT GP-5'</text:span><text:span text:style-name="T2513"><text:s/>,<text:s/></text:span><text:span text:style-name="T2514">'X5 M packet'</text:span><text:span text:style-name="T2515"><text:s/>,<text:s/></text:span><text:span text:style-name="T2516">'Golf GTI'</text:span><text:span text:style-name="T2517"><text:s/>,<text:s/></text:span><text:span text:style-name="T2518">'Kangoo Waggon'</text:span><text:span text:style-name="T2519"><text:s/>,<text:s/></text:span><text:span text:style-name="T2520">'Legacy B4'</text:span><text:span text:style-name="T2521"><text:s/>,<text:s/></text:span><text:span text:style-name="T2522">'Sprinter 314'</text:span><text:span text:style-name="T2523"><text:s/>,<text:s/></text:span><text:span text:style-name="T2524">'CLS 350 JAPAN'</text:span><text:span text:style-name="T2525"><text:s/>,<text:s/></text:span><text:span text:style-name="T2526">'307'</text:span><text:span text:style-name="T2527"><text:s/>,<text:s/></text:span><text:span text:style-name="T2528">'320 Diesel'</text:span><text:span text:style-name="T2529"><text:s/>,<text:s/></text:span><text:span text:style-name="T2530">'500X'</text:span><text:span text:style-name="T2531"><text:s/>,<text:s/></text:span><text:span text:style-name="T2532">'Santa FE long'</text:span><text:span text:style-name="T2533"><text:s/>,<text:s/></text:span><text:span text:style-name="T2534">'Sonic LT'</text:span><text:span text:style-name="T2535"><text:s/>,<text:s/></text:span><text:span text:style-name="T2536">'Tucson SE'</text:span><text:span text:style-name="T2537"><text:s/>,<text:s/></text:span><text:span text:style-name="T2538">'H1 grandstarex'</text:span><text:span text:style-name="T2539"><text:s/>,<text:s/></text:span><text:span text:style-name="T2540">'Sportage PRESTIGE'</text:span><text:span text:style-name="T2541"><text:s/>,<text:s/></text:span><text:span text:style-name="T2542">'QX56'</text:span><text:span text:style-name="T2543"><text:s/>,<text:s/></text:span><text:span text:style-name="T2544">'Skyline 4WD'</text:span><text:span text:style-name="T2545"><text:s/>,<text:s/></text:span><text:span text:style-name="T2546">'Will Chypa'</text:span><text:span text:style-name="T2547"><text:s/>,<text:s/></text:span><text:span text:style-name="T2548">'C 320 AMG'</text:span><text:span text:style-name="T2549"><text:s/>,<text:s/></text:span><text:span text:style-name="T2550">'RAM 1500'</text:span><text:span text:style-name="T2551"><text:s/>,<text:s/></text:span><text:span text:style-name="T2552">'Superb'</text:span><text:span text:style-name="T2553"><text:s/>,<text:s/></text:span><text:span text:style-name="T2554">'F-pace'</text:span><text:span text:style-name="T2555"><text:s/>,<text:s/></text:span><text:span text:style-name="T2556">'Megane 1.9CDI'</text:span><text:span text:style-name="T2557"><text:s/>,<text:s/></text:span><text:span text:style-name="T2558">'E 220 W210...CDI'</text:span><text:span text:style-name="T2559"><text:s/>,<text:s/></text:span><text:span text:style-name="T2560">'S 600'</text:span><text:span text:style-name="T2561"><text:s/>,<text:s/></text:span><text:span text:style-name="T2562">'Jetta<text:s/></text:span><text:span text:style-name="T2563">სასწაფოდ</text:span><text:span text:style-name="T2564">'</text:span><text:span text:style-name="T2565"><text:s/>,<text:s/></text:span><text:span text:style-name="T2566">'Corvette'</text:span><text:span text:style-name="T2567"><text:s/>,<text:s/></text:span><text:span text:style-name="T2568">'GLK 250'</text:span><text:span text:style-name="T2569"><text:s/>,<text:s/></text:span><text:span text:style-name="T2570">'Sprinter 316 CDI'</text:span><text:span text:style-name="T2571"><text:s/>,<text:s/></text:span><text:span text:style-name="T2572">'420'</text:span><text:span text:style-name="T2573"><text:s/>,<text:s/></text:span><text:span text:style-name="T2574">'Cruze PREMIER'</text:span><text:span text:style-name="T2575"><text:s/>,<text:s/></text:span><text:span text:style-name="T2576">'E 36 AMG'</text:span><text:span text:style-name="T2577"><text:s/>,<text:s/></text:span><text:span text:style-name="T2578">'Outlander xl'</text:span><text:span text:style-name="T2579"><text:s/>,<text:s/></text:span><text:span text:style-name="T2580">'FIT "S"- PAKETI.'</text:span><text:span text:style-name="T2581"><text:s/>,<text:s/></text:span><text:span text:style-name="T2582">'REXTON SUPER'</text:span><text:span text:style-name="T2583"><text:s/>,<text:s/></text:span><text:span text:style-name="T2584">'H1 GRAND STAREX'</text:span><text:span text:style-name="T2585"><text:s/>,<text:s/></text:span><text:span text:style-name="T2586">'ML 63 AMG'</text:span><text:span text:style-name="T2587"><text:s/>,<text:s/></text:span><text:span text:style-name="T2588">'Cayenne S'</text:span><text:span text:style-name="T2589"><text:s/>,<text:s/></text:span><text:span text:style-name="T2590">'Tiida Latio'</text:span><text:span text:style-name="T2591"><text:s/>,<text:s/></text:span><text:span text:style-name="T2592">'Cr-v LX'</text:span><text:span text:style-name="T2593"><text:s/>,<text:s/></text:span><text:span text:style-name="T2594">'Wrangler sport'</text:span><text:span text:style-name="T2595"><text:s/>,<text:s/></text:span><text:span text:style-name="T2596">'ML 55 AMG'</text:span><text:span text:style-name="T2597"><text:s/>,<text:s/></text:span><text:span text:style-name="T2598">'500X Lounge'</text:span><text:span text:style-name="T2599"><text:s/>,<text:s/></text:span><text:span text:style-name="T2600">'M550'</text:span><text:span text:style-name="T2601"><text:s/>,<text:s/></text:span><text:span text:style-name="T2602">'Explorer XLT'</text:span><text:span text:style-name="T2603"><text:s/>,<text:s/></text:span><text:span text:style-name="T2604">'Accent SE'</text:span><text:span text:style-name="T2605"><text:s/>,<text:s/></text:span><text:span text:style-name="T2606">'21'</text:span><text:span text:style-name="T2607"><text:s/>,<text:s/></text:span><text:span text:style-name="T2608">'535 i xDrive'</text:span><text:span text:style-name="T2609"><text:s/>,<text:s/></text:span><text:span text:style-name="T2610">'Countryman sport'</text:span><text:span text:style-name="T2611"><text:s/>,<text:s/></text:span><text:span text:style-name="T2612">'Sprinter 313'</text:span><text:span text:style-name="T2613"><text:s/>,<text:s/></text:span><text:span text:style-name="T2614">'323'</text:span><text:span text:style-name="T2615"><text:s/>,<text:s/></text:span><text:span text:style-name="T2616">'ES 300 hybrid'</text:span><text:span text:style-name="T2617"><text:s/>,<text:s/></text:span><text:span text:style-name="T2618">'Tribute'</text:span><text:span text:style-name="T2619"><text:s/>,<text:s/></text:span><text:span text:style-name="T2620">'Optima SXL'</text:span><text:span text:style-name="T2621"><text:s/>,<text:s/></text:span><text:span text:style-name="T2622">'Caravan tradesman'</text:span><text:span text:style-name="T2623"><text:s/>,<text:s/></text:span><text:span text:style-name="T2624">'FIT ex'</text:span><text:span text:style-name="T2625"><text:s/>,<text:s/></text:span><text:span text:style-name="T2626">'Jetta sel'</text:span><text:span text:style-name="T2627"><text:s/>,<text:s/></text:span><text:span text:style-name="T2628">'C 43 AMG'</text:span><text:span text:style-name="T2629"><text:s/>,<text:s/></text:span><text:span text:style-name="T2630">'128'</text:span><text:span text:style-name="T2631"><text:s/>,<text:s/></text:span><text:span text:style-name="T2632">'G6'</text:span><text:span text:style-name="T2633"><text:s/>,<text:s/></text:span><text:span text:style-name="T2634">'Mariner Hybrid'</text:span><text:span text:style-name="T2635"><text:s/>,<text:s/></text:span><text:span text:style-name="T2636">'Vito long115'</text:span><text:span text:style-name="T2637"><text:s/>,<text:s/></text:span><text:span text:style-name="T2638">'GL 350<text:s/></text:span><text:span text:style-name="T2639">დიზელი</text:span><text:span text:style-name="T2640">'</text:span><text:span text:style-name="T2641"><text:s/>,<text:s/></text:span><text:span text:style-name="T2642">'VOXY 2003'</text:span><text:span text:style-name="T2643"><text:s/>,<text:s/></text:span><text:span text:style-name="T2644">'Z4'</text:span><text:span text:style-name="T2645"><text:s/>,<text:s/></text:span><text:span text:style-name="T2646">'Vito 113'</text:span><text:span text:style-name="T2647"><text:s/>,<text:s/></text:span><text:span text:style-name="T2648">'A 170 CDI'</text:span><text:span text:style-name="T2649"><text:s/>,<text:s/></text:span><text:span text:style-name="T2650">'Passat se'</text:span><text:span text:style-name="T2651"><text:s/>,<text:s/></text:span><text:span text:style-name="T2652">'Ractis'</text:span><text:span text:style-name="T2653"><text:s/>,<text:s/></text:span><text:span text:style-name="T2654">'Vue'</text:span><text:span text:style-name="T2655"><text:s/>,<text:s/></text:span><text:span text:style-name="T2656">'530 M'</text:span><text:span text:style-name="T2657"><text:s/>,<text:s/></text:span><text:span text:style-name="T2658">'Pajero Mini 2008<text:s/></text:span><text:span text:style-name="T2659">წლიანი</text:span><text:span text:style-name="T2660">'</text:span><text:span text:style-name="T2661"><text:s/>,<text:s/></text:span><text:span text:style-name="T2662">'E 280 3.0'</text:span><text:span text:style-name="T2663"><text:s/>,<text:s/></text:span><text:span text:style-name="T2664">'Eclipse ES'</text:span><text:span text:style-name="T2665"><text:s/>,<text:s/></text:span><text:span text:style-name="T2666">'Fusion 1.6'</text:span><text:span text:style-name="T2667"><text:s/>,<text:s/></text:span><text:span text:style-name="T2668">'Transit ford'</text:span><text:span text:style-name="T2669"><text:s/>,<text:s/></text:span><text:span text:style-name="T2670">'Passat B7'</text:span><text:span text:style-name="T2671"><text:s/>,<text:s/></text:span><text:span text:style-name="T2672">'Lupo'</text:span><text:span text:style-name="T2673"><text:s/>,<text:s/></text:span><text:span text:style-name="T2674">'M37'</text:span><text:span text:style-name="T2675"><text:s/>,<text:s/></text:span><text:span text:style-name="T2676">'Carens'</text:span><text:span text:style-name="T2677"><text:s/>,<text:s/></text:span><text:span text:style-name="T2678">'G 550'</text:span><text:span text:style-name="T2679"><text:s/>,<text:s/></text:span><text:span text:style-name="T2680">'Quattroporte'</text:span><text:span text:style-name="T2681"><text:s/>,<text:s/></text:span><text:span text:style-name="T2682">'Elantra 2016'</text:span><text:span text:style-name="T2683"><text:s/>,<text:s/></text:span><text:span text:style-name="T2684">'Crossroad'</text:span><text:span text:style-name="T2685"><text:s/>,<text:s/></text:span><text:span text:style-name="T2686">'Veloster TURBO'</text:span><text:span text:style-name="T2687"><text:s/>,<text:s/></text:span><text:span text:style-name="T2688">'A4 S4'</text:span><text:span text:style-name="T2689"><text:s/>,<text:s/></text:span><text:span text:style-name="T2690">'Aqua<text:s/></text:span><text:span text:style-name="T2691">სასწრაფოდ</text:span><text:span text:style-name="T2692">'</text:span><text:span text:style-name="T2693"><text:s/>,<text:s/></text:span><text:span text:style-name="T2694">'M4'</text:span><text:span text:style-name="T2695"><text:s/>,<text:s/></text:span><text:span text:style-name="T2696">'Veloster remix'</text:span><text:span text:style-name="T2697"><text:s/>,<text:s/></text:span><text:span text:style-name="T2698">'Rasheen'</text:span><text:span text:style-name="T2699"><text:s/>,<text:s/></text:span><text:span text:style-name="T2700">'A4 B7'</text:span><text:span text:style-name="T2701"><text:s/>,<text:s/></text:span><text:span text:style-name="T2702">'C 350'</text:span><text:span text:style-name="T2703"><text:s/>,<text:s/></text:span><text:span text:style-name="T2704">'Seicento fiat 600'</text:span><text:span text:style-name="T2705"><text:s/>,<text:s/></text:span><text:span text:style-name="T2706">'Juke nismo'</text:span><text:span text:style-name="T2707"><text:s/>,<text:s/></text:span><text:span text:style-name="T2708">'Prius C 2013'</text:span><text:span text:style-name="T2709"><text:s/>,<text:s/></text:span><text:span text:style-name="T2710">'E 350 4 matic'</text:span><text:span text:style-name="T2711"><text:s/>,<text:s/></text:span><text:span text:style-name="T2712">'C 270'</text:span><text:span text:style-name="T2713"><text:s/>,<text:s/></text:span><text:span text:style-name="T2714">'Escape HYBRID'</text:span><text:span text:style-name="T2715"><text:s/>,<text:s/></text:span><text:span text:style-name="T2716">'508'</text:span><text:span text:style-name="T2717"><text:s/>,<text:s/></text:span><text:span text:style-name="T2718">'Vito 111 CDI'</text:span><text:span text:style-name="T2719"><text:s/>,<text:s/></text:span><text:span text:style-name="T2720">'xD'</text:span><text:span text:style-name="T2721"><text:s/>,<text:s/></text:span><text:span text:style-name="T2722">'G37'</text:span><text:span text:style-name="T2723"><text:s/>,<text:s/></text:span><text:span text:style-name="T2724">'EcoSport'</text:span><text:span text:style-name="T2725"><text:s/>,<text:s/></text:span><text:span text:style-name="T2726">'Passat B5'</text:span><text:span text:style-name="T2727"><text:s/>,<text:s/></text:span><text:span text:style-name="T2728">'Polo GTI 16V'</text:span><text:span text:style-name="T2729"><text:s/>,<text:s/></text:span><text:span text:style-name="T2730">'XV HYBRID'</text:span><text:span text:style-name="T2731"><text:s/>,<text:s/></text:span><text:span text:style-name="T2732">'X6 GERMANY'</text:span><text:span text:style-name="T2733"><text:s/>,<text:s/></text:span><text:span text:style-name="T2734">'323 F'</text:span><text:span text:style-name="T2735"><text:s/>,<text:s/></text:span><text:span text:style-name="T2736">'Elantra LIMITEDI'</text:span><text:span text:style-name="T2737"><text:s/>,<text:s/></text:span><text:span text:style-name="T2738">'Mustang ecoboost'</text:span><text:span text:style-name="T2739"><text:s/>,<text:s/></text:span><text:span text:style-name="T2740">'Sienta LE'</text:span><text:span text:style-name="T2741"><text:s/>,<text:s/></text:span><text:span text:style-name="T2742">'One'</text:span><text:span text:style-name="T2743"><text:s/>,<text:s/></text:span><text:span text:style-name="T2744">'TT'</text:span><text:span text:style-name="T2745"><text:s/>,<text:s/></text:span><text:span text:style-name="T2746">'Avalon Limited'</text:span><text:span text:style-name="T2747"><text:s/>,<text:s/></text:span><text:span text:style-name="T2748">'ML 500 AMG'</text:span><text:span text:style-name="T2749"><text:s/>,<text:s/></text:span><text:span text:style-name="T2750">'Q50 S Red'</text:span><text:span text:style-name="T2751"><text:s/>,<text:s/></text:span><text:span text:style-name="T2752">'Qashqai SPORT'</text:span><text:span text:style-name="T2753"><text:s/>,<text:s/></text:span><text:span text:style-name="T2754">'S 350 CDI 320'</text:span><text:span text:style-name="T2755"><text:s/>,<text:s/></text:span><text:span text:style-name="T2756">'Astra GTC 1.9 turbo dies'</text:span><text:span text:style-name="T2757"><text:s/>,<text:s/></text:span><text:span text:style-name="T2758">'Virage'</text:span><text:span text:style-name="T2759"><text:s/>,<text:s/></text:span><text:span text:style-name="T2760">'ML 300'</text:span><text:span text:style-name="T2761"><text:s/>,<text:s/></text:span><text:span text:style-name="T2762">'400X'</text:span><text:span text:style-name="T2763"><text:s/>,<text:s/></text:span><text:span text:style-name="T2764">'C1 C'</text:span><text:span text:style-name="T2765"><text:s/>,<text:s/></text:span><text:span text:style-name="T2766">'Moco'</text:span><text:span text:style-name="T2767"><text:s/>,<text:s/></text:span><text:span text:style-name="T2768">'Monterey'</text:span><text:span text:style-name="T2769"><text:s/>,<text:s/></text:span><text:span text:style-name="T2770">'3008'</text:span><text:span text:style-name="T2771"><text:s/>,<text:s/></text:span><text:span text:style-name="T2772">'B 200'</text:span><text:span text:style-name="T2773"><text:s/>,<text:s/></text:span><text:span text:style-name="T2774">'Frontera A B'</text:span><text:span text:style-name="T2775"><text:s/>,<text:s/></text:span><text:span text:style-name="T2776">'C 240 w203'</text:span><text:span text:style-name="T2777"><text:s/>,<text:s/></text:span><text:span text:style-name="T2778">'Vectra H'</text:span><text:span text:style-name="T2779"><text:s/>,<text:s/></text:span><text:span text:style-name="T2780">'CLA 250 AMG'</text:span><text:span text:style-name="T2781"><text:s/>,<text:s/></text:span><text:span text:style-name="T2782">'Highlander 2,4'</text:span><text:span text:style-name="T2783"><text:s/>,<text:s/></text:span><text:span text:style-name="T2784">'Sprinter 516'</text:span><text:span text:style-name="T2785"><text:s/>,<text:s/></text:span><text:span text:style-name="T2786">'166'</text:span><text:span text:style-name="T2787"><text:s/>,<text:s/></text:span><text:span text:style-name="T2788">'PT Cruiser pt cruiser'</text:span><text:span text:style-name="T2789"><text:s/>,<text:s/></text:span><text:span text:style-name="T2790">'807'</text:span><text:span text:style-name="T2791"><text:s/>,<text:s/></text:span><text:span text:style-name="T2792">'Prius C 80 original'</text:span><text:span text:style-name="T2793"><text:s/>,<text:s/></text:span><text:span text:style-name="T2794">'G35 x'</text:span><text:span text:style-name="T2795"><text:s/>,<text:s/></text:span><text:span text:style-name="T2796">'Insight LX'</text:span><text:span text:style-name="T2797"><text:s/>,<text:s/></text:span><text:span text:style-name="T2798">'Patriot 70th anniversary'</text:span><text:span text:style-name="T2799"><text:s/>,<text:s/></text:span><text:span text:style-name="T2800">'CLK 320 avangarde'</text:span><text:span text:style-name="T2801"><text:s/>,<text:s/></text:span><text:span text:style-name="T2802">'Airtrek turbo'</text:span><text:span text:style-name="T2803"><text:s/>,<text:s/></text:span><text:span text:style-name="T2804">'E 220 CDI'</text:span><text:span text:style-name="T2805"><text:s/>,<text:s/></text:span><text:span text:style-name="T2806">'A6 premium plus'</text:span><text:span text:style-name="T2807"><text:s/>,<text:s/></text:span><text:span text:style-name="T2808">'Tribute<text:s/></text:span><text:span text:style-name="T2809">სასწრაფოდ</text:span><text:span text:style-name="T2810">'</text:span><text:span text:style-name="T2811"><text:s/>,<text:s/></text:span><text:span text:style-name="T2812">'318 318'</text:span><text:span text:style-name="T2813"><text:s/>,<text:s/></text:span><text:span text:style-name="T2814">'Q45'</text:span><text:span text:style-name="T2815"><text:s/>,<text:s/></text:span><text:span text:style-name="T2816">'Silvia'</text:span><text:span text:style-name="T2817"><text:s/>,<text:s/></text:span><text:span text:style-name="T2818">'Astra gi'</text:span><text:span text:style-name="T2819"><text:s/>,<text:s/></text:span><text:span text:style-name="T2820">'Sprinter 315CDI-XL'</text:span><text:span text:style-name="T2821"><text:s/>,<text:s/></text:span><text:span text:style-name="T2822">'Highlander limited'</text:span><text:span text:style-name="T2823"><text:s/>,<text:s/></text:span><text:span text:style-name="T2824">'GL 500'</text:span><text:span text:style-name="T2825"><text:s/>,<text:s/></text:span><text:span text:style-name="T2826">'FIT GP-6'</text:span><text:span text:style-name="T2827"><text:s/>,<text:s/></text:span><text:span text:style-name="T2828">'Octavia SCOUT'</text:span><text:span text:style-name="T2829"><text:s/>,<text:s/></text:span><text:span text:style-name="T2830">'530 525i'</text:span><text:span text:style-name="T2831"><text:s/>,<text:s/></text:span><text:span text:style-name="T2832">'Jetta sport'</text:span><text:span text:style-name="T2833"><text:s/>,<text:s/></text:span><text:span text:style-name="T2834">'GLA 200'</text:span><text:span text:style-name="T2835"><text:s/>,<text:s/></text:span><text:span text:style-name="T2836">'IS 350 C'</text:span><text:span text:style-name="T2837"><text:s/>,<text:s/></text:span><text:span text:style-name="T2838">'B 200 Turbo'</text:span><text:span text:style-name="T2839"><text:s/>,<text:s/></text:span><text:span text:style-name="T2840">'CLK 200 kompresor'</text:span><text:span text:style-name="T2841"><text:s/>,<text:s/></text:span><text:span text:style-name="T2842">'C 300 sport'</text:span><text:span text:style-name="T2843"><text:s/>,<text:s/></text:span><text:span text:style-name="T2844">'Enclave'</text:span><text:span text:style-name="T2845"><text:s/>,<text:s/></text:span><text:span text:style-name="T2846">'Elantra i30'</text:span><text:span text:style-name="T2847"><text:s/>,<text:s/></text:span><text:span text:style-name="T2848">'Prius Plug IN'</text:span><text:span text:style-name="T2849"><text:s/>,<text:s/></text:span><text:span text:style-name="T2850">'G 230 2.2cdi'</text:span><text:span text:style-name="T2851"><text:s/>,<text:s/></text:span><text:span text:style-name="T2852">'X5 DIESEL'</text:span><text:span text:style-name="T2853"><text:s/>,<text:s/></text:span><text:span text:style-name="T2854">'DS 4'</text:span><text:span text:style-name="T2855"><text:s/>,<text:s/></text:span><text:span text:style-name="T2856">'E-pace'</text:span><text:span text:style-name="T2857"><text:s/>,<text:s/></text:span><text:span text:style-name="T2858">'520 d xDrive Luxury'</text:span><text:span text:style-name="T2859"><text:s/>,<text:s/></text:span><text:soft-page-break/><text:span text:style-name="T2860">'Mazda 6 Grand Touring'</text:span><text:span text:style-name="T2861"><text:s/>,<text:s/></text:span><text:span text:style-name="T2862">'Vectra 1.6'</text:span><text:span text:style-name="T2863"><text:s/>,<text:s/></text:span><text:span text:style-name="T2864">'Hr-v EXL'</text:span><text:span text:style-name="T2865"><text:s/>,<text:s/></text:span><text:span text:style-name="T2866">'Allroad Allroad'</text:span><text:span text:style-name="T2867"><text:s/>,<text:s/></text:span><text:span text:style-name="T2868">'Aqua sport'</text:span><text:span text:style-name="T2869"><text:s/>,<text:s/></text:span><text:span text:style-name="T2870">'Almera dci'</text:span><text:span text:style-name="T2871"><text:s/>,<text:s/></text:span><text:span text:style-name="T2872">'Impreza Sport'</text:span><text:span text:style-name="T2873"><text:s/>,<text:s/></text:span><text:span text:style-name="T2874">'Bora'</text:span><text:span text:style-name="T2875"><text:s/>,<text:s/></text:span><text:span text:style-name="T2876">'Fusion hybrid'</text:span><text:span text:style-name="T2877"><text:s/>,<text:s/></text:span><text:span text:style-name="T2878">'Vito 111'</text:span><text:span text:style-name="T2879"><text:s/>,<text:s/></text:span><text:span text:style-name="T2880">'2105'</text:span><text:span text:style-name="T2881"><text:s/>,<text:s/></text:span><text:span text:style-name="T2882">'Jetta sei'</text:span><text:span text:style-name="T2883"><text:s/>,<text:s/></text:span><text:span text:style-name="T2884">'Sprinter 308 CDI'</text:span><text:span text:style-name="T2885"><text:s/>,<text:s/></text:span><text:span text:style-name="T2886">'Courier'</text:span><text:span text:style-name="T2887"><text:s/>,<text:s/></text:span><text:span text:style-name="T2888">'Sprinter EURO4'</text:span><text:span text:style-name="T2889"><text:s/>,<text:s/></text:span><text:span text:style-name="T2890">'MPV LX'</text:span><text:span text:style-name="T2891"><text:s/>,<text:s/></text:span><text:span text:style-name="T2892">'Yaris SE'</text:span><text:span text:style-name="T2893"><text:s/>,<text:s/></text:span><text:span text:style-name="T2894">'Viano Ambiente'</text:span><text:span text:style-name="T2895"><text:s/>,<text:s/></text:span><text:span text:style-name="T2896">'118 M-sport LCI'</text:span><text:span text:style-name="T2897"><text:s/>,<text:s/></text:span><text:span text:style-name="T2898">'Crafter 2.5 TDI'</text:span><text:span text:style-name="T2899"><text:s/>,<text:s/></text:span><text:span text:style-name="T2900">'CT 200h 1.8'</text:span><text:span text:style-name="T2901"><text:s/>,<text:s/></text:span><text:span text:style-name="T2902">'616'</text:span><text:span text:style-name="T2903"><text:s/>,<text:s/></text:span><text:span text:style-name="T2904">'Galaxy'</text:span><text:span text:style-name="T2905"><text:s/>,<text:s/></text:span><text:span text:style-name="T2906">'Envoy'</text:span><text:span text:style-name="T2907"><text:s/>,<text:s/></text:span><text:span text:style-name="T2908">'Combo 1700'</text:span><text:span text:style-name="T2909"><text:s/>,<text:s/></text:span><text:span text:style-name="T2910">'Passat tdi sel'</text:span><text:span text:style-name="T2911"><text:s/>,<text:s/></text:span><text:span text:style-name="T2912">'B 180'</text:span><text:span text:style-name="T2913"><text:s/>,<text:s/></text:span><text:span text:style-name="T2914">'Santa FE sport'</text:span><text:span text:style-name="T2915"><text:s/>,<text:s/></text:span><text:span text:style-name="T2916">'Optima hybrid'</text:span><text:span text:style-name="T2917"><text:s/>,<text:s/></text:span><text:span text:style-name="T2918">'969 luaz'</text:span><text:span text:style-name="T2919"><text:s/>,<text:s/></text:span><text:span text:style-name="T2920">'C 250 1,8 turbo'</text:span><text:span text:style-name="T2921"><text:s/>,<text:s/></text:span><text:span text:style-name="T2922">'C 200 Kompressor'</text:span><text:span text:style-name="T2923"><text:s/>,<text:s/></text:span><text:span text:style-name="T2924">'Highlander XLE'</text:span><text:span text:style-name="T2925"><text:s/>,<text:s/></text:span><text:span text:style-name="T2926">'C 63 AMG'</text:span><text:span text:style-name="T2927"><text:s/>,<text:s/></text:span><text:span text:style-name="T2928">'Sonata sport'</text:span><text:span text:style-name="T2929"><text:s/>,<text:s/></text:span><text:span text:style-name="T2930">'Vito 115'</text:span><text:span text:style-name="T2931"><text:s/>,<text:s/></text:span><text:span text:style-name="T2932">'Wizard'</text:span><text:span text:style-name="T2933"><text:s/>,<text:s/></text:span><text:span text:style-name="T2934">'Sonata SE LIMITED'</text:span><text:span text:style-name="T2935"><text:s/>,<text:s/></text:span><text:span text:style-name="T2936">'Prius 1.8'</text:span><text:span text:style-name="T2937"><text:s/>,<text:s/></text:span><text:span text:style-name="T2938">'H1 starixs'</text:span><text:span text:style-name="T2939"><text:s/>,<text:s/></text:span><text:span text:style-name="T2940">'Skyline GT250'</text:span><text:span text:style-name="T2941"><text:s/>,<text:s/></text:span><text:span text:style-name="T2942">'Sambar'</text:span><text:span text:style-name="T2943"><text:s/>,<text:s/></text:span><text:span text:style-name="T2944">'Accent GS'</text:span><text:span text:style-name="T2945"><text:s/>,<text:s/></text:span><text:span text:style-name="T2946">'Corolla se'</text:span><text:span text:style-name="T2947"><text:s/>,<text:s/></text:span><text:span text:style-name="T2948">'A5 Sportback'</text:span><text:span text:style-name="T2949"><text:s/>,<text:s/></text:span><text:span text:style-name="T2950">'Mazda 5'</text:span><text:span text:style-name="T2951"><text:s/>,<text:s/></text:span><text:span text:style-name="T2952">'X5 35d'</text:span><text:span text:style-name="T2953"><text:s/>,<text:s/></text:span><text:span text:style-name="T2954">'Charger RT'</text:span><text:span text:style-name="T2955"><text:s/>,<text:s/></text:span><text:span text:style-name="T2956">'3008 2.0'</text:span><text:span text:style-name="T2957"><text:s/>,<text:s/></text:span><text:span text:style-name="T2958">'C 250 AMG-PAKET-1,8'</text:span><text:span text:style-name="T2959"><text:s/>,<text:s/></text:span><text:span text:style-name="T2960">'Transit 2.4'</text:span><text:span text:style-name="T2961"><text:s/>,<text:s/></text:span><text:span text:style-name="T2962">'525 Vanos'</text:span><text:span text:style-name="T2963"><text:s/>,<text:s/></text:span><text:span text:style-name="T2964">'635'</text:span><text:span text:style-name="T2965"><text:s/>,<text:s/></text:span><text:span text:style-name="T2966">'Primera'</text:span><text:span text:style-name="T2967"><text:s/>,<text:s/></text:span><text:span text:style-name="T2968">'Niva'</text:span><text:span text:style-name="T2969"><text:s/>,<text:s/></text:span><text:span text:style-name="T2970">'7.30E+34'</text:span><text:span text:style-name="T2971"><text:s/>,<text:s/></text:span><text:span text:style-name="T2972">'335 M paket'</text:span><text:span text:style-name="T2973"><text:s/>,<text:s/></text:span><text:span text:style-name="T2974">'B 170 B Class'</text:span><text:span text:style-name="T2975"><text:s/>,<text:s/></text:span><text:span text:style-name="T2976">'Jimny GLX'</text:span><text:span text:style-name="T2977"><text:s/>,<text:s/></text:span><text:span text:style-name="T2978">'B9 Tribeca'</text:span><text:span text:style-name="T2979"><text:s/>,<text:s/></text:span><text:span text:style-name="T2980">'S 430 4.3'</text:span><text:span text:style-name="T2981"><text:s/>,<text:s/></text:span><text:span text:style-name="T2982">'E 220 211'</text:span><text:span text:style-name="T2983"><text:s/>,<text:s/></text:span><text:span text:style-name="T2984">'SL 55 AMG'</text:span><text:span text:style-name="T2985"><text:s/>,<text:s/></text:span><text:span text:style-name="T2986">'Sonata LIMITED'</text:span><text:span text:style-name="T2987"><text:s/>,<text:s/></text:span><text:span text:style-name="T2988">'C 250 1.8'</text:span><text:span text:style-name="T2989"><text:s/>,<text:s/></text:span><text:span text:style-name="T2990">'Megane 1.9 CDI'</text:span><text:span text:style-name="T2991"><text:s/>,<text:s/></text:span><text:span text:style-name="T2992">'X5 E70'</text:span><text:span text:style-name="T2993"><text:s/>,<text:s/></text:span><text:span text:style-name="T2994">'LAFESTA'</text:span><text:span text:style-name="T2995"><text:s/>,<text:s/></text:span><text:span text:style-name="T2996">'E 220 ELEGANCE'</text:span><text:span text:style-name="T2997"><text:s/>,<text:s/></text:span><text:span text:style-name="T2998">'S 420'</text:span><text:span text:style-name="T2999"><text:s/>,<text:s/></text:span><text:span text:style-name="T3000">'Rogue SPORT'</text:span><text:span text:style-name="T3001"><text:s/>,<text:s/></text:span><text:span text:style-name="T3002">'ML 350 SPECIAL EDITION'</text:span><text:span text:style-name="T3003"><text:s/>,<text:s/></text:span><text:span text:style-name="T3004">'Prius C hybrid'</text:span><text:span text:style-name="T3005"><text:s/>,<text:s/></text:span><text:span text:style-name="T3006">'Juke juke'</text:span><text:span text:style-name="T3007"><text:s/>,<text:s/></text:span><text:span text:style-name="T3008">'Crossfire'</text:span><text:span text:style-name="T3009"><text:s/>,<text:s/></text:span><text:span text:style-name="T3010">'Cooper F-56'</text:span><text:span text:style-name="T3011"><text:s/>,<text:s/></text:span><text:span text:style-name="T3012">'X6 Limited'</text:span><text:span text:style-name="T3013"><text:s/>,<text:s/></text:span><text:span text:style-name="T3014">'Juke Juke'</text:span><text:span text:style-name="T3015"><text:s/>,<text:s/></text:span><text:span text:style-name="T3016">'Galant'</text:span><text:span text:style-name="T3017"><text:s/>,<text:s/></text:span><text:span text:style-name="T3018">'V50'</text:span><text:span text:style-name="T3019"><text:s/>,<text:s/></text:span><text:span text:style-name="T3020">'Caliber journey'</text:span><text:span text:style-name="T3021"><text:s/>,<text:s/></text:span><text:span text:style-name="T3022">'CLK 200 208'</text:span><text:span text:style-name="T3023"><text:s/>,<text:s/></text:span><text:span text:style-name="T3024">'Terrano'</text:span><text:span text:style-name="T3025"><text:s/>,<text:s/></text:span><text:span text:style-name="T3026">'V 230'</text:span><text:span text:style-name="T3027"><text:s/>,<text:s/></text:span><text:span text:style-name="T3028">'Cayenne s'</text:span><text:span text:style-name="T3029"><text:s/>,<text:s/></text:span><text:span text:style-name="T3030">'407'</text:span><text:span text:style-name="T3031"><text:s/>,<text:s/></text:span><text:span text:style-name="T3032">'S6'</text:span><text:span text:style-name="T3033"><text:s/>,<text:s/></text:span><text:span text:style-name="T3034">'Prius prius'</text:span><text:span text:style-name="T3035"><text:s/>,<text:s/></text:span><text:span text:style-name="T3036">'CLK 350'</text:span><text:span text:style-name="T3037"><text:s/>,<text:s/></text:span><text:span text:style-name="T3038">'Camry XSE'</text:span><text:span text:style-name="T3039"><text:s/>,<text:s/></text:span><text:span text:style-name="T3040">'500 sport panorama'</text:span><text:span text:style-name="T3041"><text:s/>,<text:s/></text:span><text:span text:style-name="T3042">'B 170 Edition One'</text:span><text:span text:style-name="T3043"><text:s/>,<text:s/></text:span><text:span text:style-name="T3044">'Fusion HYBRID'</text:span><text:span text:style-name="T3045"><text:s/>,<text:s/></text:span><text:span text:style-name="T3046">'Crafter 2,5TDI'</text:span><text:span text:style-name="T3047"><text:s/>,<text:s/></text:span><text:span text:style-name="T3048">'Volt Premier'</text:span><text:span text:style-name="T3049"><text:s/>,<text:s/></text:span><text:span text:style-name="T3050">'740 i'</text:span><text:span text:style-name="T3051"><text:s/>,<text:s/></text:span><text:span text:style-name="T3052">'Galant GTS'</text:span><text:span text:style-name="T3053"><text:s/>,<text:s/></text:span><text:span text:style-name="T3054">'FIT PREMIUMI'</text:span><text:span text:style-name="T3055"><text:s/>,<text:s/></text:span><text:span text:style-name="T3056">'Elantra GS'</text:span><text:span text:style-name="T3057"><text:s/>,<text:s/></text:span><text:span text:style-name="T3058">'DTS'</text:span><text:span text:style-name="T3059"><text:s/>,<text:s/></text:span><text:span text:style-name="T3060">'Optima hybid'</text:span><text:span text:style-name="T3061"><text:s/>,<text:s/></text:span><text:span text:style-name="T3062">'Passat SEL'</text:span><text:span text:style-name="T3063"><text:s/>,<text:s/></text:span><text:span text:style-name="T3064">'RX 400 hybrid'</text:span><text:span text:style-name="T3065"><text:s/>,<text:s/></text:span><text:span text:style-name="T3066">'Sierra DIZEL'</text:span><text:span text:style-name="T3067"><text:s/>,<text:s/></text:span><text:span text:style-name="T3068">'Fusion Hybrid'</text:span><text:span text:style-name="T3069"><text:s/>,<text:s/></text:span><text:span text:style-name="T3070">'Passat tsi-se'</text:span><text:span text:style-name="T3071"><text:s/>,<text:s/></text:span><text:span text:style-name="T3072">'Caddy cadi'</text:span><text:span text:style-name="T3073"><text:s/>,<text:s/></text:span><text:span text:style-name="T3074">'Land Cruiser 80'</text:span><text:span text:style-name="T3075"><text:s/>,<text:s/></text:span><text:span text:style-name="T3076">'Paceman'</text:span><text:span text:style-name="T3077"><text:s/>,<text:s/></text:span><text:span text:style-name="T3078">'Taurus X'</text:span><text:span text:style-name="T3079"><text:s/>,<text:s/></text:span><text:span text:style-name="T3080">'Camaro RS'</text:span><text:span text:style-name="T3081"><text:s/>,<text:s/></text:span><text:span text:style-name="T3082">'E 290'</text:span><text:span text:style-name="T3083"><text:s/>,<text:s/></text:span><text:span text:style-name="T3084">'C 230 2.0 kompresor'</text:span><text:span text:style-name="T3085"><text:s/>,<text:s/></text:span><text:span text:style-name="T3086">'Micra &lt;DIESEL&gt;'</text:span><text:span text:style-name="T3087"><text:s/>,<text:s/></text:span><text:span text:style-name="T3088">'i20'</text:span><text:span text:style-name="T3089"><text:s/>,<text:s/></text:span><text:span text:style-name="T3090">'Prius plagin'</text:span><text:span text:style-name="T3091"><text:s/>,<text:s/></text:span><text:span text:style-name="T3092">'Punto'</text:span><text:span text:style-name="T3093"><text:s/>,<text:s/></text:span><text:span text:style-name="T3094">'Prius 3'</text:span><text:span text:style-name="T3095"><text:s/>,<text:s/></text:span><text:span text:style-name="T3096">'RAV 4 L'</text:span><text:span text:style-name="T3097"><text:s/>,<text:s/></text:span><text:span text:style-name="T3098">'335<text:s/></text:span><text:span text:style-name="T3099">ტურბო</text:span><text:span text:style-name="T3100">'</text:span><text:span text:style-name="T3101"><text:s/>,<text:s/></text:span><text:span text:style-name="T3102">'BB'</text:span><text:span text:style-name="T3103"><text:s/>,<text:s/></text:span><text:span text:style-name="T3104">'Vito Extra Long'</text:span><text:span text:style-name="T3105"><text:s/>,<text:s/></text:span><text:span text:style-name="T3106">'Camry<text:s/></text:span><text:span text:style-name="T3107">ჰიბრიდი</text:span><text:span text:style-name="T3108">'</text:span><text:span text:style-name="T3109"><text:s/>,<text:s/></text:span><text:span text:style-name="T3110">'Crosstour'</text:span><text:span text:style-name="T3111"><text:s/>,<text:s/></text:span><text:span text:style-name="T3112">'Camry SE HIBRYD'</text:span><text:span text:style-name="T3113"><text:s/>,<text:s/></text:span><text:span text:style-name="T3114">'428 i'</text:span><text:span text:style-name="T3115"><text:s/>,<text:s/></text:span><text:span text:style-name="T3116">'Juke Turbo'</text:span><text:span text:style-name="T3117"><text:s/>,<text:s/></text:span><text:span text:style-name="T3118">'400'</text:span><text:span text:style-name="T3119"><text:s/>,<text:s/></text:span><text:span text:style-name="T3120">'i40'</text:span><text:span text:style-name="T3121"><text:s/>,<text:s/></text:span><text:span text:style-name="T3122">'Versa s'</text:span><text:span text:style-name="T3123"><text:s/>,<text:s/></text:span><text:span text:style-name="T3124">'Legend FULL'</text:span><text:span text:style-name="T3125"><text:s/>,<text:s/></text:span><text:span text:style-name="T3126">'650 450 HP'</text:span><text:span text:style-name="T3127"><text:s/>,<text:s/></text:span><text:span text:style-name="T3128">'Prius Plug in'</text:span><text:span text:style-name="T3129"><text:s/>,<text:s/></text:span><text:span text:style-name="T3130">'FIT PREMIUM PAKETI'</text:span><text:span text:style-name="T3131"><text:s/>,<text:s/></text:span><text:span text:style-name="T3132">'C 300 6.3 AMG Package'</text:span><text:span text:style-name="T3133"><text:s/>,<text:s/></text:span><text:span text:style-name="T3134">'Lancer GTS'</text:span><text:span text:style-name="T3135"><text:s/>,<text:s/></text:span><text:span text:style-name="T3136">'Vito 110d'</text:span><text:span text:style-name="T3137"><text:s/>,<text:s/></text:span><text:span text:style-name="T3138">'Ranger Wildtrak'</text:span><text:span text:style-name="T3139"><text:s/>,<text:s/></text:span><text:span text:style-name="T3140">'530 I'</text:span><text:span text:style-name="T3141"><text:s/>,<text:s/></text:span><text:span text:style-name="T3142">'Juke NISMO'</text:span><text:span text:style-name="T3143"><text:s/>,<text:s/></text:span><text:span text:style-name="T3144">'Jetta s'</text:span><text:span text:style-name="T3145"><text:s/>,<text:s/></text:span><text:span text:style-name="T3146">'Cooper CLUBMAN'</text:span><text:span text:style-name="T3147"><text:s/>,<text:s/></text:span><text:span text:style-name="T3148">'Grand HIACE'</text:span><text:span text:style-name="T3149"><text:s/>,<text:s/></text:span><text:span text:style-name="T3150">'Colorado'</text:span><text:span text:style-name="T3151"><text:s/>,<text:s/></text:span><text:span text:style-name="T3152">'E 200 CGI'</text:span><text:span text:style-name="T3153"><text:s/>,<text:s/></text:span><text:span text:style-name="T3154">'Jetta 2'</text:span><text:span text:style-name="T3155"><text:s/>,<text:s/></text:span><text:span text:style-name="T3156">'Golf GOLF 5'</text:span><text:span text:style-name="T3157"><text:s/>,<text:s/></text:span><text:span text:style-name="T3158">'E 200 2000'</text:span><text:span text:style-name="T3159"><text:s/>,<text:s/></text:span><text:span text:style-name="T3160">'Integra'</text:span><text:span text:style-name="T3161"><text:s/>,<text:s/></text:span><text:span text:style-name="T3162">'Impreza WRX/STI LIMITED'</text:span><text:span text:style-name="T3163"><text:s/>,<text:s/></text:span><text:span text:style-name="T3164">'CL 55 AMG KOMPRESSOR'</text:span><text:span text:style-name="T3165"><text:s/>,<text:s/></text:span><text:span text:style-name="T3166">'Tacoma TRD Off Road'</text:span><text:span text:style-name="T3167"><text:s/>,<text:s/></text:span><text:span text:style-name="T3168">'Delica 5'</text:span><text:span text:style-name="T3169"><text:s/>,<text:s/></text:span><text:span text:style-name="T3170">'Land Cruiser PRADO'</text:span><text:span text:style-name="T3171"><text:s/>,<text:s/></text:span><text:span text:style-name="T3172">'Daimler'</text:span><text:span text:style-name="T3173"><text:s/>,<text:s/></text:span><text:span text:style-name="T3174">'Cooper S'</text:span><text:span text:style-name="T3175"><text:s/>,<text:s/></text:span><text:span text:style-name="T3176">'RAV 4 SUPER!!!'</text:span><text:span text:style-name="T3177"><text:s/>,<text:s/></text:span><text:span text:style-name="T3178">'Pajero Mini 2010<text:s/></text:span><text:span text:style-name="T3179">წლიანი</text:span><text:span text:style-name="T3180">'</text:span><text:span text:style-name="T3181"><text:s/>,<text:s/></text:span><text:span text:style-name="T3182">'Cruze LT RS'</text:span><text:span text:style-name="T3183"><text:s/>,<text:s/></text:span><text:span text:style-name="T3184">'316 1995'</text:span><text:span text:style-name="T3185"><text:s/>,<text:s/></text:span><text:span text:style-name="T3186">'A6 C7'</text:span><text:span text:style-name="T3187"><text:s/>,<text:s/></text:span><text:span text:style-name="T3188">'Astra A.H'</text:span><text:span text:style-name="T3189"><text:s/>,<text:s/></text:span><text:span text:style-name="T3190">'HUSTLER'</text:span><text:span text:style-name="T3191"><text:s/>,<text:s/></text:span><text:span text:style-name="T3192">'Step Wagon RG2 SPADA'</text:span><text:span text:style-name="T3193"><text:s/>,<text:s/></text:span><text:span text:style-name="T3194">'Legacy b4'</text:span><text:span text:style-name="T3195"><text:s/>,<text:s/></text:span><text:span text:style-name="T3196">'Jetta Hybrid'</text:span><text:span text:style-name="T3197"><text:s/>,<text:s/></text:span><text:span text:style-name="T3198">'FIT NAVI PREMIUM'</text:span><text:span text:style-name="T3199"><text:s/>,<text:s/></text:span><text:span text:style-name="T3200">'Civic Hybrid'</text:span><text:span text:style-name="T3201"><text:s/>,<text:s/></text:span><text:span text:style-name="T3202">'Escape<text:s/></text:span><text:span text:style-name="T3203">სასწრაფოდ</text:span><text:span text:style-name="T3204">'</text:span><text:span text:style-name="T3205"><text:s/>,<text:s/></text:span><text:span text:style-name="T3206">'Z4 3,0 SI'</text:span><text:span text:style-name="T3207"><text:s/>,<text:s/></text:span><text:span text:style-name="T3208">'Jetta 1.4 TURBO'</text:span><text:span text:style-name="T3209"><text:s/>,<text:s/></text:span><text:span text:style-name="T3210">'Forester L.L.BEAN'</text:span><text:span text:style-name="T3211"><text:s/>,<text:s/></text:span><text:span text:style-name="T3212">'Sonata SE'</text:span><text:span text:style-name="T3213"><text:s/>,<text:s/></text:span><text:span text:style-name="T3214">'CX-7'</text:span><text:span text:style-name="T3215"><text:s/>,<text:s/></text:span><text:span text:style-name="T3216">'INSIGNIA'</text:span><text:span text:style-name="T3217"><text:s/>,<text:s/></text:span><text:span text:style-name="T3218">'ML 320 AMG'</text:span><text:span text:style-name="T3219"><text:s/>,<text:s/></text:span><text:span text:style-name="T3220">'Escape escape'</text:span><text:span text:style-name="T3221"><text:s/>,<text:s/></text:span><text:span text:style-name="T3222">'Veracruz'</text:span><text:span text:style-name="T3223"><text:s/>,<text:s/></text:span><text:span text:style-name="T3224">'31105'</text:span><text:span text:style-name="T3225"><text:s/>,<text:s/></text:span><text:span text:style-name="T3226">'Galloper'</text:span><text:span text:style-name="T3227"><text:s/>,<text:s/></text:span><text:span text:style-name="T3228">'Prius C Hybrid'</text:span><text:span text:style-name="T3229"><text:s/>,<text:s/></text:span><text:span text:style-name="T3230">'325 XI'</text:span><text:span text:style-name="T3231"><text:s/>,<text:s/></text:span><text:span text:style-name="T3232">'Sonata<text:s/></text:span><text:span text:style-name="T3233">სასწრაფოდ</text:span><text:span text:style-name="T3234">'</text:span><text:span text:style-name="T3235"><text:s/>,<text:s/></text:span><text:span text:style-name="T3236">'Cami'</text:span><text:span text:style-name="T3237"><text:s/>,<text:s/></text:span><text:span text:style-name="T3238">'T5'</text:span><text:span text:style-name="T3239"><text:s/>,<text:s/></text:span><text:span text:style-name="T3240">'Tiguan SE'</text:span><text:span text:style-name="T3241"><text:s/>,<text:s/></text:span><text:span text:style-name="T3242">'A6 evropuli'</text:span><text:span text:style-name="T3243"><text:s/>,<text:s/></text:span><text:span text:style-name="T3244">'500 SPORT'</text:span><text:span text:style-name="T3245"><text:s/>,<text:s/></text:span><text:span text:style-name="T3246">'Prius C YARIS IA'</text:span><text:span text:style-name="T3247"><text:s/>,<text:s/></text:span><text:span text:style-name="T3248">'CL550 AMG'</text:span><text:span text:style-name="T3249"><text:s/>,<text:s/></text:span><text:span text:style-name="T3250">'Outback 3.0'</text:span><text:span text:style-name="T3251"><text:s/>,<text:s/></text:span><text:span text:style-name="T3252">'A 170 Avangard'</text:span><text:span text:style-name="T3253"><text:s/>,<text:s/></text:span><text:span text:style-name="T3254">'CT 200h F sport'</text:span><text:span text:style-name="T3255"><text:s/>,<text:s/></text:span><text:span text:style-name="T3256">'Panda'</text:span><text:span text:style-name="T3257"><text:s/>,<text:s/></text:span><text:span text:style-name="T3258">'Prius C 1.5I'</text:span><text:span text:style-name="T3259"><text:s/>,<text:s/></text:span><text:span text:style-name="T3260">'Optima ex'</text:span><text:span text:style-name="T3261"><text:s/>,<text:s/></text:span><text:span text:style-name="T3262">'Patriot Latitude'</text:span><text:span text:style-name="T3263"><text:s/>,<text:s/></text:span><text:span text:style-name="T3264">'Kalos'</text:span><text:span text:style-name="T3265"><text:s/>,<text:s/></text:span><text:span text:style-name="T3266">'A4 Sline'</text:span><text:span text:style-name="T3267"><text:s/>,<text:s/></text:span><text:span text:style-name="T3268">'ML 550'</text:span><text:span text:style-name="T3269"><text:s/>,<text:s/></text:span><text:span text:style-name="T3270">'Ridgeline'</text:span><text:span text:style-name="T3271"><text:s/>,<text:s/></text:span><text:span text:style-name="T3272">'Prius V HIBRID'</text:span><text:span text:style-name="T3273"><text:s/>,<text:s/></text:span><text:span text:style-name="T3274">'XC90 2.5turbo'</text:span><text:span text:style-name="T3275"><text:s/>,<text:s/></text:span><text:span text:style-name="T3276">'Focus SEL'</text:span><text:span text:style-name="T3277"><text:s/>,<text:s/></text:span><text:span text:style-name="T3278">'Cruze S'</text:span><text:span text:style-name="T3279"><text:s/>,<text:s/></text:span><text:span text:style-name="T3280">'SLK 350 300'</text:span><text:span text:style-name="T3281"><text:s/>,<text:s/></text:span><text:span text:style-name="T3282">'RX 400 H'</text:span><text:span text:style-name="T3283"><text:s/>,<text:s/></text:span><text:span text:style-name="T3284">'Optima k5'</text:span><text:span text:style-name="T3285"><text:s/>,<text:s/></text:span><text:span text:style-name="T3286">'X5 Sport'</text:span><text:span text:style-name="T3287"><text:s/>,<text:s/></text:span><text:span text:style-name="T3288">'X6 40D'</text:span><text:span text:style-name="T3289"><text:s/>,<text:s/></text:span><text:span text:style-name="T3290">'XE'</text:span><text:span text:style-name="T3291"><text:s/>,<text:s/></text:span><text:span text:style-name="T3292">'528 3.0'</text:span><text:span text:style-name="T3293"><text:s/>,<text:s/></text:span><text:span text:style-name="T3294">'C30'</text:span><text:span text:style-name="T3295"><text:s/>,<text:s/></text:span><text:span text:style-name="T3296">'Outback 2007'</text:span><text:span text:style-name="T3297"><text:s/>,<text:s/></text:span><text:span text:style-name="T3298">'Elantra se'</text:span><text:span text:style-name="T3299"><text:s/>,<text:s/></text:span><text:span text:style-name="T3300">'Fusion HYBRID SE'</text:span><text:span text:style-name="T3301"><text:s/>,<text:s/></text:span><text:span text:style-name="T3302">'Versa SE'</text:span><text:span text:style-name="T3303"><text:s/>,<text:s/></text:span><text:span text:style-name="T3304">'Mira'</text:span><text:span text:style-name="T3305"><text:s/>,<text:s/></text:span><text:span text:style-name="T3306">'Vito Exstralong'</text:span><text:span text:style-name="T3307"><text:s/>,<text:s/></text:span><text:span text:style-name="T3308">'C 240 W 203'</text:span><text:span text:style-name="T3309"><text:s/>,<text:s/></text:span><text:span text:style-name="T3310">'S70'</text:span><text:span text:style-name="T3311"><text:s/>,<text:s/></text:span><text:span text:style-name="T3312">'S-type'</text:span><text:span text:style-name="T3313"><text:s/>,<text:s/></text:span><text:span text:style-name="T3314">'Vito Extralong'</text:span><text:span text:style-name="T3315"><text:s/>,<text:s/></text:span><text:span text:style-name="T3316">'E 500 AVG'</text:span><text:span text:style-name="T3317"><text:s/>,<text:s/></text:span><text:span text:style-name="T3318">'530 i'</text:span><text:span text:style-name="T3319"><text:s/>,<text:s/></text:span><text:span text:style-name="T3320">'FIT LX'</text:span><text:span text:style-name="T3321"><text:s/>,<text:s/></text:span><text:span text:style-name="T3322">'Every Landy NISSAN SEREN'</text:span><text:span text:style-name="T3323"><text:s/>,<text:s/></text:span><text:span text:style-name="T3324">'CL 600'</text:span><text:span text:style-name="T3325"><text:s/>,<text:s/></text:span><text:span text:style-name="T3326">'RX 450 F SPORT'</text:span><text:span text:style-name="T3327"><text:s/>,<text:s/></text:span><text:span text:style-name="T3328">'Prius C aqua'</text:span><text:span text:style-name="T3329">]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lfaen" svg:font-family="Sylfaen" style:font-family-generic="roman" style:font-pitch="variable" svg:panose-1="1 10 5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ed Ibrahim Ahmed Ali Badawy</meta:initial-creator>
    <dc:creator>Ahmed Ibrahim Ahmed Ali Badawy</dc:creator>
    <meta:creation-date>2022-12-13T00:50:00Z</meta:creation-date>
    <dc:date>2022-12-14T00:40:00Z</dc:date>
    <meta:template xlink:href="Normal.dotm" xlink:type="simple"/>
    <meta:editing-cycles>2</meta:editing-cycles>
    <meta:editing-duration>PT16260S</meta:editing-duration>
    <meta:document-statistic meta:page-count="12" meta:paragraph-count="81" meta:word-count="6119" meta:character-count="40922" meta:row-count="290" meta:non-whitespace-character-count="34884"/>
  </office:meta>
</office:document-meta>
</file>